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Profiling" table:style-name="ta1">
        <table:shapes>
          <draw:frame draw:z-index="0" draw:style-name="gr1" svg:width="6.2142in" svg:height="3.3654in" svg:x="0.9in" svg:y="25.048in">
            <draw:object draw:notify-on-update-of-ranges="Profiling.B4:Profiling.B4 Profiling.C4:Profiling.C4 Profiling.D4:Profiling.D4 Profiling.E4:Profiling.E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6.1953in" svg:height="3.4091in" svg:x="8.0287in" svg:y="25.0362in">
            <draw:object draw:notify-on-update-of-ranges="Profiling.J4:Profiling.J4 Profiling.K4:Profiling.K4 Profiling.L4:Profiling.L4 Profiling.M4:Profiling.M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7.9713in" svg:height="3.7047in" svg:x="2.6736in" svg:y="40.4976in">
            <draw:object draw:notify-on-update-of-ranges="Profiling.E4:Profiling.E4 Profiling.M4:Profiling.M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svg:width="6.1709in" svg:height="3.3854in" svg:x="15.1492in" svg:y="25.0488in">
            <draw:object draw:notify-on-update-of-ranges="Profiling.R4:Profiling.R4 Profiling.S4:Profiling.S4 Profiling.T4:Profiling.T4 Profiling.U4:Profiling.U4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svg:width="6.2012in" svg:height="3.4366in" svg:x="22.2173in" svg:y="25.0197in">
            <draw:object draw:notify-on-update-of-ranges="Profiling.Z4:Profiling.Z4 Profiling.AA4:Profiling.AA4 Profiling.AB4:Profiling.AB4 Profiling.AC4:Profiling.AC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svg:width="7.9783in" svg:height="3.7295in" svg:x="16.9106in" svg:y="40.5496in">
            <draw:object draw:notify-on-update-of-ranges="Profiling.U4:Profiling.U4 Profiling.AC4:Profiling.AC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1" svg:width="6.2146in" svg:height="3.5602in" svg:x="0.8996in" svg:y="28.6528in">
            <draw:object draw:notify-on-update-of-ranges="Profiling.F4:Profiling.F4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1" svg:width="6.1528in" svg:height="3.5551in" svg:x="8.0587in" svg:y="28.6264in">
            <draw:object draw:notify-on-update-of-ranges="Profiling.N4:Profiling.N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1" svg:width="6.1748in" svg:height="3.5433in" svg:x="15.1327in" svg:y="28.6476in">
            <draw:object draw:notify-on-update-of-ranges="Profiling.V4:Profiling.V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1" svg:width="6.2134in" svg:height="3.5965in" svg:x="22.2177in" svg:y="28.6272in">
            <draw:object draw:notify-on-update-of-ranges="Profiling.AD4:Profiling.AD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1" svg:width="6.2394in" svg:height="3.3618in" svg:x="0.9004in" svg:y="32.4047in">
            <draw:object draw:notify-on-update-of-ranges="Profiling.G4:Profiling.G4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1" svg:width="6.1783in" svg:height="3.3724in" svg:x="8.0457in" svg:y="32.3835in">
            <draw:object draw:notify-on-update-of-ranges="Profiling.O4:Profiling.O4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1" svg:width="6.1366in" svg:height="3.3937in" svg:x="15.1461in" svg:y="32.4043in">
            <draw:object draw:notify-on-update-of-ranges="Profiling.W4:Profiling.W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1" svg:width="6.1626in" svg:height="3.3831in" svg:x="22.2181in" svg:y="32.3839in">
            <draw:object draw:notify-on-update-of-ranges="Profiling.AE4:Profiling.AE4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1" svg:width="6.239in" svg:height="3.3618in" svg:x="0.9126in" svg:y="35.9752in">
            <draw:object draw:notify-on-update-of-ranges="Profiling.H4:Profiling.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5" draw:style-name="gr1" svg:width="6.1783in" svg:height="3.3724in" svg:x="8.0575in" svg:y="35.9539in">
            <draw:object draw:notify-on-update-of-ranges="Profiling.P4:Profiling.P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6" draw:style-name="gr1" svg:width="6.1366in" svg:height="3.3937in" svg:x="15.1579in" svg:y="35.9748in">
            <draw:object draw:notify-on-update-of-ranges="Profiling.X4:Profiling.X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7" draw:style-name="gr1" svg:width="6.1626in" svg:height="3.3831in" svg:x="22.2303in" svg:y="35.9543in">
            <draw:object draw:notify-on-update-of-ranges="Profiling.AF4:Profiling.AF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table:number-columns-repeated="4"/>
          <table:table-cell table:style-name="ce3"/>
          <table:table-cell table:number-columns-repeated="27"/>
        </table:table-row>
        <table:table-row table:style-name="ro1">
          <table:table-cell office:value-type="string">
            <text:p>Times expresses in microseconds</text:p>
          </table:table-cell>
          <table:table-cell table:number-columns-repeated="3"/>
          <table:table-cell table:style-name="ce3"/>
          <table:table-cell table:number-columns-repeated="27"/>
        </table:table-row>
        <table:table-row table:style-name="ro1">
          <table:table-cell table:number-columns-repeated="4"/>
          <table:table-cell table:style-name="ce3"/>
          <table:table-cell table:number-columns-repeated="27"/>
        </table:table-row>
        <table:table-row table:style-name="ro2"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table:style-name="ce3" office:value-type="string">
            <text:p>Pent common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office:value-type="string">
            <text:p>Comp. Loop Speedup</text:p>
          </table:table-cell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office:value-type="string">
            <text:p>Pent dual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office:value-type="string">
            <text:p>Comp. Loop Speedup</text:p>
          </table:table-cell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office:value-type="string">
            <text:p>Cojack common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office:value-type="string">
            <text:p>Comp. Loop Speedup</text:p>
          </table:table-cell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office:value-type="string">
            <text:p>Cojack dual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office:value-type="string">
            <text:p>Comp. Loop Speedup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1</text:p>
          </table:table-cell>
          <table:table-cell table:number-columns-repeated="7"/>
          <table:table-cell office:value-type="string">
            <text:p>pent_dual_1</text:p>
          </table:table-cell>
          <table:table-cell table:number-columns-repeated="7"/>
          <table:table-cell office:value-type="string">
            <text:p>cojack_common_1</text:p>
          </table:table-cell>
          <table:table-cell table:number-columns-repeated="7"/>
          <table:table-cell office:value-type="string">
            <text:p>cojack_dual_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2675">
            <text:p>292675</text:p>
          </table:table-cell>
          <table:table-cell office:value-type="float" office:value="4707499">
            <text:p>4707499</text:p>
          </table:table-cell>
          <table:table-cell office:value-type="float" office:value="549071">
            <text:p>549071</text:p>
          </table:table-cell>
          <table:table-cell table:number-columns-repeated="5"/>
          <table:table-cell office:value-type="float" office:value="126686">
            <text:p>126686</text:p>
          </table:table-cell>
          <table:table-cell office:value-type="float" office:value="4567077">
            <text:p>4567077</text:p>
          </table:table-cell>
          <table:table-cell office:value-type="float" office:value="547119">
            <text:p>547119</text:p>
          </table:table-cell>
          <table:table-cell table:number-columns-repeated="5"/>
          <table:table-cell office:value-type="float" office:value="370787">
            <text:p>370787</text:p>
          </table:table-cell>
          <table:table-cell office:value-type="float" office:value="19062716">
            <text:p>19062716</text:p>
          </table:table-cell>
          <table:table-cell office:value-type="float" office:value="1640532">
            <text:p>1640532</text:p>
          </table:table-cell>
          <table:table-cell table:number-columns-repeated="5"/>
          <table:table-cell office:value-type="float" office:value="388753">
            <text:p>388753</text:p>
          </table:table-cell>
          <table:table-cell office:value-type="float" office:value="19957439">
            <text:p>19957439</text:p>
          </table:table-cell>
          <table:table-cell office:value-type="float" office:value="1720376">
            <text:p>1720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499">
            <text:p>127499</text:p>
          </table:table-cell>
          <table:table-cell office:value-type="float" office:value="4698422">
            <text:p>4698422</text:p>
          </table:table-cell>
          <table:table-cell office:value-type="float" office:value="547578">
            <text:p>547578</text:p>
          </table:table-cell>
          <table:table-cell table:number-columns-repeated="5"/>
          <table:table-cell office:value-type="float" office:value="126089">
            <text:p>126089</text:p>
          </table:table-cell>
          <table:table-cell office:value-type="float" office:value="4544586">
            <text:p>4544586</text:p>
          </table:table-cell>
          <table:table-cell office:value-type="float" office:value="550162">
            <text:p>550162</text:p>
          </table:table-cell>
          <table:table-cell table:number-columns-repeated="5"/>
          <table:table-cell office:value-type="float" office:value="369021">
            <text:p>369021</text:p>
          </table:table-cell>
          <table:table-cell office:value-type="float" office:value="19845505">
            <text:p>19845505</text:p>
          </table:table-cell>
          <table:table-cell office:value-type="float" office:value="1652289">
            <text:p>1652289</text:p>
          </table:table-cell>
          <table:table-cell table:number-columns-repeated="5"/>
          <table:table-cell office:value-type="float" office:value="376583">
            <text:p>376583</text:p>
          </table:table-cell>
          <table:table-cell office:value-type="float" office:value="18947423">
            <text:p>18947423</text:p>
          </table:table-cell>
          <table:table-cell office:value-type="float" office:value="1667083">
            <text:p>1667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531">
            <text:p>127531</text:p>
          </table:table-cell>
          <table:table-cell office:value-type="float" office:value="4666288">
            <text:p>4666288</text:p>
          </table:table-cell>
          <table:table-cell office:value-type="float" office:value="568528">
            <text:p>568528</text:p>
          </table:table-cell>
          <table:table-cell table:number-columns-repeated="5"/>
          <table:table-cell office:value-type="float" office:value="125247">
            <text:p>125247</text:p>
          </table:table-cell>
          <table:table-cell office:value-type="float" office:value="4544643">
            <text:p>4544643</text:p>
          </table:table-cell>
          <table:table-cell office:value-type="float" office:value="549618">
            <text:p>549618</text:p>
          </table:table-cell>
          <table:table-cell table:number-columns-repeated="5"/>
          <table:table-cell office:value-type="float" office:value="371749">
            <text:p>371749</text:p>
          </table:table-cell>
          <table:table-cell office:value-type="float" office:value="20040266">
            <text:p>20040266</text:p>
          </table:table-cell>
          <table:table-cell office:value-type="float" office:value="1659829">
            <text:p>1659829</text:p>
          </table:table-cell>
          <table:table-cell table:number-columns-repeated="5"/>
          <table:table-cell office:value-type="float" office:value="377975">
            <text:p>377975</text:p>
          </table:table-cell>
          <table:table-cell office:value-type="float" office:value="19581781">
            <text:p>19581781</text:p>
          </table:table-cell>
          <table:table-cell office:value-type="float" office:value="1795456">
            <text:p>179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473">
            <text:p>128473</text:p>
          </table:table-cell>
          <table:table-cell office:value-type="float" office:value="4671181">
            <text:p>4671181</text:p>
          </table:table-cell>
          <table:table-cell office:value-type="float" office:value="548528">
            <text:p>548528</text:p>
          </table:table-cell>
          <table:table-cell table:number-columns-repeated="5"/>
          <table:table-cell office:value-type="float" office:value="126459">
            <text:p>126459</text:p>
          </table:table-cell>
          <table:table-cell office:value-type="float" office:value="4525785">
            <text:p>4525785</text:p>
          </table:table-cell>
          <table:table-cell office:value-type="float" office:value="577506">
            <text:p>577506</text:p>
          </table:table-cell>
          <table:table-cell table:number-columns-repeated="5"/>
          <table:table-cell office:value-type="float" office:value="371449">
            <text:p>371449</text:p>
          </table:table-cell>
          <table:table-cell office:value-type="float" office:value="20065629">
            <text:p>20065629</text:p>
          </table:table-cell>
          <table:table-cell office:value-type="float" office:value="1711580">
            <text:p>1711580</text:p>
          </table:table-cell>
          <table:table-cell table:number-columns-repeated="5"/>
          <table:table-cell office:value-type="float" office:value="372360">
            <text:p>372360</text:p>
          </table:table-cell>
          <table:table-cell office:value-type="float" office:value="20095309">
            <text:p>20095309</text:p>
          </table:table-cell>
          <table:table-cell office:value-type="float" office:value="1666787">
            <text:p>1666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871">
            <text:p>127871</text:p>
          </table:table-cell>
          <table:table-cell office:value-type="float" office:value="4592408">
            <text:p>4592408</text:p>
          </table:table-cell>
          <table:table-cell office:value-type="float" office:value="539242">
            <text:p>539242</text:p>
          </table:table-cell>
          <table:table-cell table:number-columns-repeated="5"/>
          <table:table-cell office:value-type="float" office:value="127781">
            <text:p>127781</text:p>
          </table:table-cell>
          <table:table-cell office:value-type="float" office:value="4534894">
            <text:p>4534894</text:p>
          </table:table-cell>
          <table:table-cell office:value-type="float" office:value="553093">
            <text:p>553093</text:p>
          </table:table-cell>
          <table:table-cell table:number-columns-repeated="5"/>
          <table:table-cell office:value-type="float" office:value="377578">
            <text:p>377578</text:p>
          </table:table-cell>
          <table:table-cell office:value-type="float" office:value="20068832">
            <text:p>20068832</text:p>
          </table:table-cell>
          <table:table-cell office:value-type="float" office:value="1651095">
            <text:p>1651095</text:p>
          </table:table-cell>
          <table:table-cell table:number-columns-repeated="5"/>
          <table:table-cell office:value-type="float" office:value="379708">
            <text:p>379708</text:p>
          </table:table-cell>
          <table:table-cell office:value-type="float" office:value="20125437">
            <text:p>20125437</text:p>
          </table:table-cell>
          <table:table-cell office:value-type="float" office:value="1651921">
            <text:p>165192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AVERAGE([.B7:.B11])" office:value-type="float" office:value="160809.8">
            <text:p>160809.8</text:p>
          </table:table-cell>
          <table:table-cell table:style-name="ce1" table:formula="of:=AVERAGE([.C7:.C11])" office:value-type="float" office:value="4667159.6">
            <text:p>4667159.6</text:p>
          </table:table-cell>
          <table:table-cell table:style-name="ce1" table:formula="of:=AVERAGE([.D7:.D11])" office:value-type="float" office:value="550589.4">
            <text:p>550589.4</text:p>
          </table:table-cell>
          <table:table-cell table:style-name="ce1" table:formula="of:=SUM([.B12:.D12])" office:value-type="float" office:value="5378558.8">
            <text:p>5378558.8</text:p>
          </table:table-cell>
          <table:table-cell table:style-name="ce1" table:formula="of:=[.E12]/[.$E$12]" office:value-type="float" office:value="1">
            <text:p>1</text:p>
          </table:table-cell>
          <table:table-cell table:style-name="ce1" table:formula="of:=[.F12]/[.$A12]" office:value-type="float" office:value="1">
            <text:p>1</text:p>
          </table:table-cell>
          <table:table-cell table:style-name="ce1" table:formula="of:=[.$C$12]/[.C12]" office:value-type="float" office:value="1">
            <text:p>1</text:p>
          </table:table-cell>
          <table:table-cell table:style-name="ce1"/>
          <table:table-cell table:style-name="ce1" table:formula="of:=AVERAGE([.J7:.J11])" office:value-type="float" office:value="126452.4">
            <text:p>126452.4</text:p>
          </table:table-cell>
          <table:table-cell table:style-name="ce1" table:formula="of:=AVERAGE([.K7:.K11])" office:value-type="float" office:value="4543397">
            <text:p>4543397</text:p>
          </table:table-cell>
          <table:table-cell table:style-name="ce1" table:formula="of:=AVERAGE([.L7:.L11])" office:value-type="float" office:value="555499.6">
            <text:p>555499.6</text:p>
          </table:table-cell>
          <table:table-cell table:style-name="ce1" table:formula="of:=SUM([.J12:.L12])" office:value-type="float" office:value="5225349">
            <text:p>5225349</text:p>
          </table:table-cell>
          <table:table-cell table:style-name="ce1" table:formula="of:=[.M12]/[.$M$12]" office:value-type="float" office:value="1">
            <text:p>1</text:p>
          </table:table-cell>
          <table:table-cell table:style-name="ce1" table:formula="of:=[.N12]/[.$A12]" office:value-type="float" office:value="1">
            <text:p>1</text:p>
          </table:table-cell>
          <table:table-cell table:style-name="ce1" table:formula="of:=[.$K$12]/[.K12]" office:value-type="float" office:value="1">
            <text:p>1</text:p>
          </table:table-cell>
          <table:table-cell table:style-name="ce1"/>
          <table:table-cell table:style-name="ce1" table:formula="of:=AVERAGE([.R7:.R11])" office:value-type="float" office:value="372116.8">
            <text:p>372116.8</text:p>
          </table:table-cell>
          <table:table-cell table:style-name="ce1" table:formula="of:=AVERAGE([.S7:.S11])" office:value-type="float" office:value="19816589.6">
            <text:p>19816589.6</text:p>
          </table:table-cell>
          <table:table-cell table:style-name="ce1" table:formula="of:=AVERAGE([.T7:.T11])" office:value-type="float" office:value="1663065">
            <text:p>1663065</text:p>
          </table:table-cell>
          <table:table-cell table:style-name="ce1" table:formula="of:=SUM([.R12:.T12])" office:value-type="float" office:value="21851771.4">
            <text:p>21851771.4</text:p>
          </table:table-cell>
          <table:table-cell table:style-name="ce1" table:formula="of:=[.U12]/[.$U$12]" office:value-type="float" office:value="1">
            <text:p>1</text:p>
          </table:table-cell>
          <table:table-cell table:style-name="ce1" table:formula="of:=[.V12]/[.$A12]" office:value-type="float" office:value="1">
            <text:p>1</text:p>
          </table:table-cell>
          <table:table-cell table:style-name="ce1" table:formula="of:=[.$S$12]/[.S12]" office:value-type="float" office:value="1">
            <text:p>1</text:p>
          </table:table-cell>
          <table:table-cell table:style-name="ce1"/>
          <table:table-cell table:style-name="ce1" table:formula="of:=AVERAGE([.Z7:.Z11])" office:value-type="float" office:value="379075.8">
            <text:p>379075.8</text:p>
          </table:table-cell>
          <table:table-cell table:style-name="ce1" table:formula="of:=AVERAGE([.AA7:.AA11])" office:value-type="float" office:value="19741477.8">
            <text:p>19741477.8</text:p>
          </table:table-cell>
          <table:table-cell table:style-name="ce1" table:formula="of:=AVERAGE([.AB7:.AB11])" office:value-type="float" office:value="1700324.6">
            <text:p>1700324.6</text:p>
          </table:table-cell>
          <table:table-cell table:style-name="ce1" table:formula="of:=SUM([.Z12:.AB12])" office:value-type="float" office:value="21820878.2">
            <text:p>21820878.2</text:p>
          </table:table-cell>
          <table:table-cell table:style-name="ce1" table:formula="of:=[.AC12]/[.$AC$12]" office:value-type="float" office:value="1">
            <text:p>1</text:p>
          </table:table-cell>
          <table:table-cell table:style-name="ce1" table:formula="of:=[.AD12]/[.$A12]" office:value-type="float" office:value="1">
            <text:p>1</text:p>
          </table:table-cell>
          <table:table-cell table:style-name="ce1" table:formula="of:=[.$AA$12]/[.AA12]" office:value-type="float" office:value="1">
            <text:p>1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 common 4</text:p>
          </table:table-cell>
          <table:table-cell table:number-columns-repeated="7"/>
          <table:table-cell office:value-type="string">
            <text:p>pent_dual_4</text:p>
          </table:table-cell>
          <table:table-cell table:number-columns-repeated="7"/>
          <table:table-cell office:value-type="string">
            <text:p>cojack common 4</text:p>
          </table:table-cell>
          <table:table-cell table:number-columns-repeated="7"/>
          <table:table-cell office:value-type="string">
            <text:p>cojack dual 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37945">
            <text:p>14437945</text:p>
          </table:table-cell>
          <table:table-cell office:value-type="float" office:value="3406537">
            <text:p>3406537</text:p>
          </table:table-cell>
          <table:table-cell office:value-type="float" office:value="138788">
            <text:p>138788</text:p>
          </table:table-cell>
          <table:table-cell table:number-columns-repeated="5"/>
          <table:table-cell office:value-type="float" office:value="1490066">
            <text:p>1490066</text:p>
          </table:table-cell>
          <table:table-cell office:value-type="float" office:value="1598068">
            <text:p>1598068</text:p>
          </table:table-cell>
          <table:table-cell office:value-type="float" office:value="141232">
            <text:p>141232</text:p>
          </table:table-cell>
          <table:table-cell table:number-columns-repeated="5"/>
          <table:table-cell office:value-type="float" office:value="47071239">
            <text:p>47071239</text:p>
          </table:table-cell>
          <table:table-cell office:value-type="float" office:value="14355620">
            <text:p>14355620</text:p>
          </table:table-cell>
          <table:table-cell office:value-type="float" office:value="449004">
            <text:p>449004</text:p>
          </table:table-cell>
          <table:table-cell table:number-columns-repeated="5"/>
          <table:table-cell office:value-type="float" office:value="6006161">
            <text:p>6006161</text:p>
          </table:table-cell>
          <table:table-cell office:value-type="float" office:value="6640061">
            <text:p>6640061</text:p>
          </table:table-cell>
          <table:table-cell office:value-type="float" office:value="435635">
            <text:p>435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03588">
            <text:p>14303588</text:p>
          </table:table-cell>
          <table:table-cell office:value-type="float" office:value="3378109">
            <text:p>3378109</text:p>
          </table:table-cell>
          <table:table-cell office:value-type="float" office:value="139143">
            <text:p>139143</text:p>
          </table:table-cell>
          <table:table-cell table:number-columns-repeated="5"/>
          <table:table-cell office:value-type="float" office:value="1669550">
            <text:p>1669550</text:p>
          </table:table-cell>
          <table:table-cell office:value-type="float" office:value="1692461">
            <text:p>1692461</text:p>
          </table:table-cell>
          <table:table-cell office:value-type="float" office:value="139704">
            <text:p>139704</text:p>
          </table:table-cell>
          <table:table-cell table:number-columns-repeated="5"/>
          <table:table-cell office:value-type="float" office:value="47305138">
            <text:p>47305138</text:p>
          </table:table-cell>
          <table:table-cell office:value-type="float" office:value="14648470">
            <text:p>14648470</text:p>
          </table:table-cell>
          <table:table-cell office:value-type="float" office:value="431958">
            <text:p>431958</text:p>
          </table:table-cell>
          <table:table-cell table:number-columns-repeated="5"/>
          <table:table-cell office:value-type="float" office:value="6119068">
            <text:p>6119068</text:p>
          </table:table-cell>
          <table:table-cell office:value-type="float" office:value="6644574">
            <text:p>6644574</text:p>
          </table:table-cell>
          <table:table-cell office:value-type="float" office:value="439999">
            <text:p>439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79170">
            <text:p>14279170</text:p>
          </table:table-cell>
          <table:table-cell office:value-type="float" office:value="3585851">
            <text:p>3585851</text:p>
          </table:table-cell>
          <table:table-cell office:value-type="float" office:value="139708">
            <text:p>139708</text:p>
          </table:table-cell>
          <table:table-cell table:number-columns-repeated="5"/>
          <table:table-cell office:value-type="float" office:value="1657849">
            <text:p>1657849</text:p>
          </table:table-cell>
          <table:table-cell office:value-type="float" office:value="1677790">
            <text:p>1677790</text:p>
          </table:table-cell>
          <table:table-cell office:value-type="float" office:value="169069">
            <text:p>169069</text:p>
          </table:table-cell>
          <table:table-cell table:number-columns-repeated="5"/>
          <table:table-cell office:value-type="float" office:value="47719723">
            <text:p>47719723</text:p>
          </table:table-cell>
          <table:table-cell office:value-type="float" office:value="15211965">
            <text:p>15211965</text:p>
          </table:table-cell>
          <table:table-cell office:value-type="float" office:value="509337">
            <text:p>509337</text:p>
          </table:table-cell>
          <table:table-cell table:number-columns-repeated="5"/>
          <table:table-cell office:value-type="float" office:value="6099439">
            <text:p>6099439</text:p>
          </table:table-cell>
          <table:table-cell office:value-type="float" office:value="6555148">
            <text:p>6555148</text:p>
          </table:table-cell>
          <table:table-cell office:value-type="float" office:value="442601">
            <text:p>442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73194">
            <text:p>14273194</text:p>
          </table:table-cell>
          <table:table-cell office:value-type="float" office:value="3458534">
            <text:p>3458534</text:p>
          </table:table-cell>
          <table:table-cell office:value-type="float" office:value="143676">
            <text:p>143676</text:p>
          </table:table-cell>
          <table:table-cell table:number-columns-repeated="5"/>
          <table:table-cell office:value-type="float" office:value="1707324">
            <text:p>1707324</text:p>
          </table:table-cell>
          <table:table-cell office:value-type="float" office:value="1678744">
            <text:p>1678744</text:p>
          </table:table-cell>
          <table:table-cell office:value-type="float" office:value="140550">
            <text:p>140550</text:p>
          </table:table-cell>
          <table:table-cell table:number-columns-repeated="5"/>
          <table:table-cell office:value-type="float" office:value="46907725">
            <text:p>46907725</text:p>
          </table:table-cell>
          <table:table-cell office:value-type="float" office:value="14535255">
            <text:p>14535255</text:p>
          </table:table-cell>
          <table:table-cell office:value-type="float" office:value="425653">
            <text:p>425653</text:p>
          </table:table-cell>
          <table:table-cell table:number-columns-repeated="5"/>
          <table:table-cell office:value-type="float" office:value="6263264">
            <text:p>6263264</text:p>
          </table:table-cell>
          <table:table-cell office:value-type="float" office:value="6546501">
            <text:p>6546501</text:p>
          </table:table-cell>
          <table:table-cell office:value-type="float" office:value="434772">
            <text:p>43477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4301041">
            <text:p>14301041</text:p>
          </table:table-cell>
          <table:table-cell table:style-name="ce2" office:value-type="float" office:value="3434276">
            <text:p>3434276</text:p>
          </table:table-cell>
          <table:table-cell table:style-name="ce2" office:value-type="float" office:value="139415">
            <text:p>139415</text:p>
          </table:table-cell>
          <table:table-cell table:style-name="ce2" table:number-columns-repeated="4"/>
          <table:table-cell/>
          <table:table-cell table:style-name="ce2" office:value-type="float" office:value="1544113">
            <text:p>1544113</text:p>
          </table:table-cell>
          <table:table-cell table:style-name="ce2" office:value-type="float" office:value="1683441">
            <text:p>1683441</text:p>
          </table:table-cell>
          <table:table-cell table:style-name="ce2" office:value-type="float" office:value="143367">
            <text:p>143367</text:p>
          </table:table-cell>
          <table:table-cell table:style-name="ce2" table:number-columns-repeated="4"/>
          <table:table-cell/>
          <table:table-cell table:style-name="ce2" office:value-type="float" office:value="47983657">
            <text:p>47983657</text:p>
          </table:table-cell>
          <table:table-cell table:style-name="ce2" office:value-type="float" office:value="15628120">
            <text:p>15628120</text:p>
          </table:table-cell>
          <table:table-cell table:style-name="ce2" office:value-type="float" office:value="432560">
            <text:p>432560</text:p>
          </table:table-cell>
          <table:table-cell table:style-name="ce2" table:number-columns-repeated="4"/>
          <table:table-cell/>
          <table:table-cell table:style-name="ce2" office:value-type="float" office:value="6321237">
            <text:p>6321237</text:p>
          </table:table-cell>
          <table:table-cell table:style-name="ce2" office:value-type="float" office:value="6624894">
            <text:p>6624894</text:p>
          </table:table-cell>
          <table:table-cell table:style-name="ce2" office:value-type="float" office:value="436974">
            <text:p>436974</text:p>
          </table:table-cell>
          <table:table-cell table:style-name="ce2"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AVERAGE([.B15:.B19])" office:value-type="float" office:value="14318987.6">
            <text:p>14318987.6</text:p>
          </table:table-cell>
          <table:table-cell table:style-name="ce1" table:formula="of:=AVERAGE([.C15:.C19])" office:value-type="float" office:value="3452661.4">
            <text:p>3452661.4</text:p>
          </table:table-cell>
          <table:table-cell table:style-name="ce1" table:formula="of:=AVERAGE([.D15:.D19])" office:value-type="float" office:value="140146">
            <text:p>140146</text:p>
          </table:table-cell>
          <table:table-cell table:style-name="ce1" table:formula="of:=SUM([.B20:.D20])" office:value-type="float" office:value="17911795">
            <text:p>17911795</text:p>
          </table:table-cell>
          <table:table-cell table:style-name="ce1" table:formula="of:=[.$E$12]/[.E20]" office:value-type="float" office:value="0.300280279000513">
            <text:p>0.300280279</text:p>
          </table:table-cell>
          <table:table-cell table:style-name="ce1" table:formula="of:=[.F20]/[.$A20]" office:value-type="float" office:value="0.0750700697501283">
            <text:p>0.0750700698</text:p>
          </table:table-cell>
          <table:table-cell table:style-name="ce1" table:formula="of:=[.$C$12]/[.C20]" office:value-type="float" office:value="1.35175711119544">
            <text:p>1.3517571112</text:p>
          </table:table-cell>
          <table:table-cell table:style-name="ce1"/>
          <table:table-cell table:style-name="ce1" table:formula="of:=AVERAGE([.J15:.J19])" office:value-type="float" office:value="1613780.4">
            <text:p>1613780.4</text:p>
          </table:table-cell>
          <table:table-cell table:style-name="ce1" table:formula="of:=AVERAGE([.K15:.K19])" office:value-type="float" office:value="1666100.8">
            <text:p>1666100.8</text:p>
          </table:table-cell>
          <table:table-cell table:style-name="ce1" table:formula="of:=AVERAGE([.L15:.L19])" office:value-type="float" office:value="146784.4">
            <text:p>146784.4</text:p>
          </table:table-cell>
          <table:table-cell table:style-name="ce1" table:formula="of:=SUM([.J20:.L20])" office:value-type="float" office:value="3426665.6">
            <text:p>3426665.6</text:p>
          </table:table-cell>
          <table:table-cell table:style-name="ce1" table:formula="of:=[.$M$12]/[.M20]" office:value-type="float" office:value="1.52490777039931">
            <text:p>1.5249077704</text:p>
          </table:table-cell>
          <table:table-cell table:style-name="ce1" table:formula="of:=[.N20]/[.$A20]" office:value-type="float" office:value="0.381226942599827">
            <text:p>0.3812269426</text:p>
          </table:table-cell>
          <table:table-cell table:style-name="ce1" table:formula="of:=[.$K$12]/[.K20]" office:value-type="float" office:value="2.72696405883726">
            <text:p>2.7269640588</text:p>
          </table:table-cell>
          <table:table-cell table:style-name="ce1"/>
          <table:table-cell table:style-name="ce1" table:formula="of:=AVERAGE([.R15:.R19])" office:value-type="float" office:value="47397496.4">
            <text:p>47397496.4</text:p>
          </table:table-cell>
          <table:table-cell table:style-name="ce1" table:formula="of:=AVERAGE([.S15:.S19])" office:value-type="float" office:value="14875886">
            <text:p>14875886</text:p>
          </table:table-cell>
          <table:table-cell table:style-name="ce1" table:formula="of:=AVERAGE([.T15:.T19])" office:value-type="float" office:value="449702.4">
            <text:p>449702.4</text:p>
          </table:table-cell>
          <table:table-cell table:style-name="ce1" table:formula="of:=SUM([.R20:.T20])" office:value-type="float" office:value="62723084.8">
            <text:p>62723084.8</text:p>
          </table:table-cell>
          <table:table-cell table:style-name="ce1" table:formula="of:=[.$U$12]/[.U20]" office:value-type="float" office:value="0.34838483262864">
            <text:p>0.3483848326</text:p>
          </table:table-cell>
          <table:table-cell table:style-name="ce1" table:formula="of:=[.V20]/[.$A20]" office:value-type="float" office:value="0.08709620815716">
            <text:p>0.0870962082</text:p>
          </table:table-cell>
          <table:table-cell table:style-name="ce1" table:formula="of:=[.$S$12]/[.S20]" office:value-type="float" office:value="1.33212835860667">
            <text:p>1.3321283586</text:p>
          </table:table-cell>
          <table:table-cell table:style-name="ce1"/>
          <table:table-cell table:style-name="ce1" table:formula="of:=AVERAGE([.Z15:.Z19])" office:value-type="float" office:value="6161833.8">
            <text:p>6161833.8</text:p>
          </table:table-cell>
          <table:table-cell table:style-name="ce1" table:formula="of:=AVERAGE([.AA15:.AA19])" office:value-type="float" office:value="6602235.6">
            <text:p>6602235.6</text:p>
          </table:table-cell>
          <table:table-cell table:style-name="ce1" table:formula="of:=AVERAGE([.AB15:.AB19])" office:value-type="float" office:value="437996.2">
            <text:p>437996.2</text:p>
          </table:table-cell>
          <table:table-cell table:style-name="ce1" table:formula="of:=SUM([.Z20:.AB20])" office:value-type="float" office:value="13202065.6">
            <text:p>13202065.6</text:p>
          </table:table-cell>
          <table:table-cell table:style-name="ce1" table:formula="of:=[.$AC$12]/[.AC20]" office:value-type="float" office:value="1.65283818919973">
            <text:p>1.6528381892</text:p>
          </table:table-cell>
          <table:table-cell table:style-name="ce1" table:formula="of:=[.AD20]/[.$A20]" office:value-type="float" office:value="0.413209547299932">
            <text:p>0.4132095473</text:p>
          </table:table-cell>
          <table:table-cell table:style-name="ce1" table:formula="of:=[.$AA$12]/[.AA20]" office:value-type="float" office:value="2.99012016475147">
            <text:p>2.9901201648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8</text:p>
          </table:table-cell>
          <table:table-cell table:number-columns-repeated="7"/>
          <table:table-cell office:value-type="string">
            <text:p>pent_dual_8</text:p>
          </table:table-cell>
          <table:table-cell table:number-columns-repeated="7"/>
          <table:table-cell office:value-type="string">
            <text:p>cojack_common_8</text:p>
          </table:table-cell>
          <table:table-cell table:number-columns-repeated="7"/>
          <table:table-cell office:value-type="string">
            <text:p>cojack_dual_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50255">
            <text:p>7250255</text:p>
          </table:table-cell>
          <table:table-cell office:value-type="float" office:value="2231712">
            <text:p>2231712</text:p>
          </table:table-cell>
          <table:table-cell office:value-type="float" office:value="73021">
            <text:p>73021</text:p>
          </table:table-cell>
          <table:table-cell table:number-columns-repeated="5"/>
          <table:table-cell office:value-type="float" office:value="1722723">
            <text:p>1722723</text:p>
          </table:table-cell>
          <table:table-cell office:value-type="float" office:value="773833">
            <text:p>773833</text:p>
          </table:table-cell>
          <table:table-cell office:value-type="float" office:value="75229">
            <text:p>75229</text:p>
          </table:table-cell>
          <table:table-cell table:number-columns-repeated="5"/>
          <table:table-cell office:value-type="float" office:value="24447768">
            <text:p>24447768</text:p>
          </table:table-cell>
          <table:table-cell office:value-type="float" office:value="8534309">
            <text:p>8534309</text:p>
          </table:table-cell>
          <table:table-cell office:value-type="float" office:value="221458">
            <text:p>221458</text:p>
          </table:table-cell>
          <table:table-cell table:number-columns-repeated="5"/>
          <table:table-cell office:value-type="float" office:value="6253048">
            <text:p>6253048</text:p>
          </table:table-cell>
          <table:table-cell office:value-type="float" office:value="3234829">
            <text:p>3234829</text:p>
          </table:table-cell>
          <table:table-cell office:value-type="float" office:value="228558">
            <text:p>228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70366">
            <text:p>7270366</text:p>
          </table:table-cell>
          <table:table-cell office:value-type="float" office:value="2198079">
            <text:p>2198079</text:p>
          </table:table-cell>
          <table:table-cell office:value-type="float" office:value="72503">
            <text:p>72503</text:p>
          </table:table-cell>
          <table:table-cell table:number-columns-repeated="5"/>
          <table:table-cell office:value-type="float" office:value="1718026">
            <text:p>1718026</text:p>
          </table:table-cell>
          <table:table-cell office:value-type="float" office:value="767628">
            <text:p>767628</text:p>
          </table:table-cell>
          <table:table-cell office:value-type="float" office:value="76009">
            <text:p>76009</text:p>
          </table:table-cell>
          <table:table-cell table:number-columns-repeated="5"/>
          <table:table-cell office:value-type="float" office:value="24361137">
            <text:p>24361137</text:p>
          </table:table-cell>
          <table:table-cell office:value-type="float" office:value="8665192">
            <text:p>8665192</text:p>
          </table:table-cell>
          <table:table-cell office:value-type="float" office:value="219869">
            <text:p>219869</text:p>
          </table:table-cell>
          <table:table-cell table:number-columns-repeated="5"/>
          <table:table-cell office:value-type="float" office:value="6249786">
            <text:p>6249786</text:p>
          </table:table-cell>
          <table:table-cell office:value-type="float" office:value="3101040">
            <text:p>3101040</text:p>
          </table:table-cell>
          <table:table-cell office:value-type="float" office:value="229008">
            <text:p>229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91701">
            <text:p>7291701</text:p>
          </table:table-cell>
          <table:table-cell office:value-type="float" office:value="2282488">
            <text:p>2282488</text:p>
          </table:table-cell>
          <table:table-cell office:value-type="float" office:value="73033">
            <text:p>73033</text:p>
          </table:table-cell>
          <table:table-cell table:number-columns-repeated="5"/>
          <table:table-cell office:value-type="float" office:value="1719088">
            <text:p>1719088</text:p>
          </table:table-cell>
          <table:table-cell office:value-type="float" office:value="770430">
            <text:p>770430</text:p>
          </table:table-cell>
          <table:table-cell office:value-type="float" office:value="75109">
            <text:p>75109</text:p>
          </table:table-cell>
          <table:table-cell table:number-columns-repeated="5"/>
          <table:table-cell office:value-type="float" office:value="24210571">
            <text:p>24210571</text:p>
          </table:table-cell>
          <table:table-cell office:value-type="float" office:value="8471234">
            <text:p>8471234</text:p>
          </table:table-cell>
          <table:table-cell office:value-type="float" office:value="225230">
            <text:p>225230</text:p>
          </table:table-cell>
          <table:table-cell table:number-columns-repeated="5"/>
          <table:table-cell office:value-type="float" office:value="6208413">
            <text:p>6208413</text:p>
          </table:table-cell>
          <table:table-cell office:value-type="float" office:value="3211563">
            <text:p>3211563</text:p>
          </table:table-cell>
          <table:table-cell office:value-type="float" office:value="228799">
            <text:p>228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60663">
            <text:p>7260663</text:p>
          </table:table-cell>
          <table:table-cell office:value-type="float" office:value="2221058">
            <text:p>2221058</text:p>
          </table:table-cell>
          <table:table-cell office:value-type="float" office:value="77542">
            <text:p>77542</text:p>
          </table:table-cell>
          <table:table-cell table:number-columns-repeated="5"/>
          <table:table-cell office:value-type="float" office:value="1712683">
            <text:p>1712683</text:p>
          </table:table-cell>
          <table:table-cell office:value-type="float" office:value="765150">
            <text:p>765150</text:p>
          </table:table-cell>
          <table:table-cell office:value-type="float" office:value="76054">
            <text:p>76054</text:p>
          </table:table-cell>
          <table:table-cell table:number-columns-repeated="5"/>
          <table:table-cell office:value-type="float" office:value="24222562">
            <text:p>24222562</text:p>
          </table:table-cell>
          <table:table-cell office:value-type="float" office:value="8454822">
            <text:p>8454822</text:p>
          </table:table-cell>
          <table:table-cell office:value-type="float" office:value="220262">
            <text:p>220262</text:p>
          </table:table-cell>
          <table:table-cell table:number-columns-repeated="5"/>
          <table:table-cell office:value-type="float" office:value="6261290">
            <text:p>6261290</text:p>
          </table:table-cell>
          <table:table-cell office:value-type="float" office:value="3221651">
            <text:p>3221651</text:p>
          </table:table-cell>
          <table:table-cell office:value-type="float" office:value="229583">
            <text:p>229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04015">
            <text:p>7304015</text:p>
          </table:table-cell>
          <table:table-cell office:value-type="float" office:value="2232123">
            <text:p>2232123</text:p>
          </table:table-cell>
          <table:table-cell office:value-type="float" office:value="73779">
            <text:p>73779</text:p>
          </table:table-cell>
          <table:table-cell table:number-columns-repeated="5"/>
          <table:table-cell office:value-type="float" office:value="1713546">
            <text:p>1713546</text:p>
          </table:table-cell>
          <table:table-cell office:value-type="float" office:value="781935">
            <text:p>781935</text:p>
          </table:table-cell>
          <table:table-cell office:value-type="float" office:value="74603">
            <text:p>74603</text:p>
          </table:table-cell>
          <table:table-cell table:number-columns-repeated="5"/>
          <table:table-cell office:value-type="float" office:value="24197676">
            <text:p>24197676</text:p>
          </table:table-cell>
          <table:table-cell office:value-type="float" office:value="8463155">
            <text:p>8463155</text:p>
          </table:table-cell>
          <table:table-cell office:value-type="float" office:value="237212">
            <text:p>237212</text:p>
          </table:table-cell>
          <table:table-cell table:number-columns-repeated="5"/>
          <table:table-cell office:value-type="float" office:value="6237799">
            <text:p>6237799</text:p>
          </table:table-cell>
          <table:table-cell office:value-type="float" office:value="3206483">
            <text:p>3206483</text:p>
          </table:table-cell>
          <table:table-cell office:value-type="float" office:value="228040">
            <text:p>228040</text:p>
          </table:table-cell>
          <table:table-cell table:number-columns-repeated="4"/>
        </table:table-row>
        <table:table-row table:style-name="ro1">
          <table:table-cell table:formula="of:=[.A20]+4" office:value-type="float" office:value="8">
            <text:p>8</text:p>
          </table:table-cell>
          <table:table-cell table:style-name="ce1" table:formula="of:=AVERAGE([.B23:.B27])" office:value-type="float" office:value="7275400">
            <text:p>7275400</text:p>
          </table:table-cell>
          <table:table-cell table:style-name="ce1" table:formula="of:=AVERAGE([.C23:.C27])" office:value-type="float" office:value="2233092">
            <text:p>2233092</text:p>
          </table:table-cell>
          <table:table-cell table:style-name="ce1" table:formula="of:=AVERAGE([.D23:.D27])" office:value-type="float" office:value="73975.6">
            <text:p>73975.6</text:p>
          </table:table-cell>
          <table:table-cell table:style-name="ce1" table:formula="of:=SUM([.B28:.D28])" office:value-type="float" office:value="9582467.6">
            <text:p>9582467.6</text:p>
          </table:table-cell>
          <table:table-cell table:style-name="ce1" table:formula="of:=[.$E$12]/[.E28]" office:value-type="float" office:value="0.561291623881932">
            <text:p>0.5612916239</text:p>
          </table:table-cell>
          <table:table-cell table:style-name="ce1" table:formula="of:=[.F28]/[.$A28]" office:value-type="float" office:value="0.0701614529852415">
            <text:p>0.070161453</text:p>
          </table:table-cell>
          <table:table-cell table:style-name="ce1" table:formula="of:=[.$C$12]/[.C28]" office:value-type="float" office:value="2.08999879987031">
            <text:p>2.0899987999</text:p>
          </table:table-cell>
          <table:table-cell table:style-name="ce1"/>
          <table:table-cell table:style-name="ce1" table:formula="of:=AVERAGE([.J23:.J27])" office:value-type="float" office:value="1717213.2">
            <text:p>1717213.2</text:p>
          </table:table-cell>
          <table:table-cell table:style-name="ce1" table:formula="of:=AVERAGE([.K23:.K27])" office:value-type="float" office:value="771795.2">
            <text:p>771795.2</text:p>
          </table:table-cell>
          <table:table-cell table:style-name="ce1" table:formula="of:=AVERAGE([.L23:.L27])" office:value-type="float" office:value="75400.8">
            <text:p>75400.8</text:p>
          </table:table-cell>
          <table:table-cell table:style-name="ce1" table:formula="of:=SUM([.J28:.L28])" office:value-type="float" office:value="2564409.2">
            <text:p>2564409.2</text:p>
          </table:table-cell>
          <table:table-cell table:style-name="ce1" table:formula="of:=[.$M$12]/[.M28]" office:value-type="float" office:value="2.03764243241679">
            <text:p>2.0376424324</text:p>
          </table:table-cell>
          <table:table-cell table:style-name="ce1" table:formula="of:=[.N28]/[.$A28]" office:value-type="float" office:value="0.254705304052099">
            <text:p>0.2547053041</text:p>
          </table:table-cell>
          <table:table-cell table:style-name="ce1" table:formula="of:=[.$K$12]/[.K28]" office:value-type="float" office:value="5.88679095179654">
            <text:p>5.8867909518</text:p>
          </table:table-cell>
          <table:table-cell table:style-name="ce1"/>
          <table:table-cell table:style-name="ce1" table:formula="of:=AVERAGE([.R23:.R27])" office:value-type="float" office:value="24287942.8">
            <text:p>24287942.8</text:p>
          </table:table-cell>
          <table:table-cell table:style-name="ce1" table:formula="of:=AVERAGE([.S23:.S27])" office:value-type="float" office:value="8517742.4">
            <text:p>8517742.4</text:p>
          </table:table-cell>
          <table:table-cell table:style-name="ce1" table:formula="of:=AVERAGE([.T23:.T27])" office:value-type="float" office:value="224806.2">
            <text:p>224806.2</text:p>
          </table:table-cell>
          <table:table-cell table:style-name="ce1" table:formula="of:=SUM([.R28:.T28])" office:value-type="float" office:value="33030491.4">
            <text:p>33030491.4</text:p>
          </table:table-cell>
          <table:table-cell table:style-name="ce1" table:formula="of:=[.$U$12]/[.U28]" office:value-type="float" office:value="0.661563618154346">
            <text:p>0.6615636182</text:p>
          </table:table-cell>
          <table:table-cell table:style-name="ce1" table:formula="of:=[.V28]/[.$A28]" office:value-type="float" office:value="0.0826954522692932">
            <text:p>0.0826954523</text:p>
          </table:table-cell>
          <table:table-cell table:style-name="ce1" table:formula="of:=[.$S$12]/[.S28]" office:value-type="float" office:value="2.32650726793522">
            <text:p>2.3265072679</text:p>
          </table:table-cell>
          <table:table-cell table:style-name="ce1"/>
          <table:table-cell table:style-name="ce1" table:formula="of:=AVERAGE([.Z23:.Z27])" office:value-type="float" office:value="6242067.2">
            <text:p>6242067.2</text:p>
          </table:table-cell>
          <table:table-cell table:style-name="ce1" table:formula="of:=AVERAGE([.AA23:.AA27])" office:value-type="float" office:value="3195113.2">
            <text:p>3195113.2</text:p>
          </table:table-cell>
          <table:table-cell table:style-name="ce1" table:formula="of:=AVERAGE([.AB23:.AB27])" office:value-type="float" office:value="228797.6">
            <text:p>228797.6</text:p>
          </table:table-cell>
          <table:table-cell table:style-name="ce1" table:formula="of:=SUM([.Z28:.AB28])" office:value-type="float" office:value="9665978">
            <text:p>9665978</text:p>
          </table:table-cell>
          <table:table-cell table:style-name="ce1" table:formula="of:=[.$AC$12]/[.AC28]" office:value-type="float" office:value="2.25749305450519">
            <text:p>2.2574930545</text:p>
          </table:table-cell>
          <table:table-cell table:style-name="ce1" table:formula="of:=[.AD28]/[.$A28]" office:value-type="float" office:value="0.282186631813149">
            <text:p>0.2821866318</text:p>
          </table:table-cell>
          <table:table-cell table:style-name="ce1" table:formula="of:=[.$AA$12]/[.AA28]" office:value-type="float" office:value="6.17864737937923">
            <text:p>6.1786473794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12</text:p>
          </table:table-cell>
          <table:table-cell table:number-columns-repeated="7"/>
          <table:table-cell office:value-type="string">
            <text:p>pent_dual_12</text:p>
          </table:table-cell>
          <table:table-cell table:number-columns-repeated="7"/>
          <table:table-cell office:value-type="string">
            <text:p>cojack_common_12</text:p>
          </table:table-cell>
          <table:table-cell table:number-columns-repeated="7"/>
          <table:table-cell office:value-type="string">
            <text:p>cojack_dual_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2594">
            <text:p>4722594</text:p>
          </table:table-cell>
          <table:table-cell office:value-type="float" office:value="1817541">
            <text:p>1817541</text:p>
          </table:table-cell>
          <table:table-cell office:value-type="float" office:value="50083">
            <text:p>50083</text:p>
          </table:table-cell>
          <table:table-cell table:number-columns-repeated="5"/>
          <table:table-cell office:value-type="float" office:value="1832439">
            <text:p>1832439</text:p>
          </table:table-cell>
          <table:table-cell office:value-type="float" office:value="460543">
            <text:p>460543</text:p>
          </table:table-cell>
          <table:table-cell office:value-type="float" office:value="51793">
            <text:p>51793</text:p>
          </table:table-cell>
          <table:table-cell table:number-columns-repeated="5"/>
          <table:table-cell office:value-type="float" office:value="15674462">
            <text:p>15674462</text:p>
          </table:table-cell>
          <table:table-cell office:value-type="float" office:value="6072601">
            <text:p>6072601</text:p>
          </table:table-cell>
          <table:table-cell office:value-type="float" office:value="155365">
            <text:p>155365</text:p>
          </table:table-cell>
          <table:table-cell table:number-columns-repeated="5"/>
          <table:table-cell office:value-type="float" office:value="6643541">
            <text:p>6643541</text:p>
          </table:table-cell>
          <table:table-cell office:value-type="float" office:value="2165098">
            <text:p>2165098</text:p>
          </table:table-cell>
          <table:table-cell office:value-type="float" office:value="162001">
            <text:p>162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4271">
            <text:p>4714271</text:p>
          </table:table-cell>
          <table:table-cell office:value-type="float" office:value="1860985">
            <text:p>1860985</text:p>
          </table:table-cell>
          <table:table-cell office:value-type="float" office:value="50871">
            <text:p>50871</text:p>
          </table:table-cell>
          <table:table-cell table:number-columns-repeated="5"/>
          <table:table-cell office:value-type="float" office:value="1835750">
            <text:p>1835750</text:p>
          </table:table-cell>
          <table:table-cell office:value-type="float" office:value="467358">
            <text:p>467358</text:p>
          </table:table-cell>
          <table:table-cell office:value-type="float" office:value="57529">
            <text:p>57529</text:p>
          </table:table-cell>
          <table:table-cell table:number-columns-repeated="5"/>
          <table:table-cell office:value-type="float" office:value="15686505">
            <text:p>15686505</text:p>
          </table:table-cell>
          <table:table-cell office:value-type="float" office:value="6293398">
            <text:p>6293398</text:p>
          </table:table-cell>
          <table:table-cell office:value-type="float" office:value="153862">
            <text:p>153862</text:p>
          </table:table-cell>
          <table:table-cell table:number-columns-repeated="5"/>
          <table:table-cell office:value-type="float" office:value="6680650">
            <text:p>6680650</text:p>
          </table:table-cell>
          <table:table-cell office:value-type="float" office:value="2227921">
            <text:p>2227921</text:p>
          </table:table-cell>
          <table:table-cell office:value-type="float" office:value="160024">
            <text:p>160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1898">
            <text:p>4721898</text:p>
          </table:table-cell>
          <table:table-cell office:value-type="float" office:value="1893855">
            <text:p>1893855</text:p>
          </table:table-cell>
          <table:table-cell office:value-type="float" office:value="51201">
            <text:p>51201</text:p>
          </table:table-cell>
          <table:table-cell table:number-columns-repeated="5"/>
          <table:table-cell office:value-type="float" office:value="1839202">
            <text:p>1839202</text:p>
          </table:table-cell>
          <table:table-cell office:value-type="float" office:value="457519">
            <text:p>457519</text:p>
          </table:table-cell>
          <table:table-cell office:value-type="float" office:value="57135">
            <text:p>57135</text:p>
          </table:table-cell>
          <table:table-cell table:number-columns-repeated="5"/>
          <table:table-cell office:value-type="float" office:value="15654092">
            <text:p>15654092</text:p>
          </table:table-cell>
          <table:table-cell office:value-type="float" office:value="6134368">
            <text:p>6134368</text:p>
          </table:table-cell>
          <table:table-cell office:value-type="float" office:value="152244">
            <text:p>152244</text:p>
          </table:table-cell>
          <table:table-cell table:number-columns-repeated="5"/>
          <table:table-cell office:value-type="float" office:value="6658986">
            <text:p>6658986</text:p>
          </table:table-cell>
          <table:table-cell office:value-type="float" office:value="2153468">
            <text:p>2153468</text:p>
          </table:table-cell>
          <table:table-cell office:value-type="float" office:value="160781">
            <text:p>160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0449">
            <text:p>4720449</text:p>
          </table:table-cell>
          <table:table-cell office:value-type="float" office:value="1792352">
            <text:p>1792352</text:p>
          </table:table-cell>
          <table:table-cell office:value-type="float" office:value="51044">
            <text:p>51044</text:p>
          </table:table-cell>
          <table:table-cell table:number-columns-repeated="5"/>
          <table:table-cell office:value-type="float" office:value="1840885">
            <text:p>1840885</text:p>
          </table:table-cell>
          <table:table-cell office:value-type="float" office:value="454289">
            <text:p>454289</text:p>
          </table:table-cell>
          <table:table-cell office:value-type="float" office:value="52567">
            <text:p>52567</text:p>
          </table:table-cell>
          <table:table-cell table:number-columns-repeated="5"/>
          <table:table-cell office:value-type="float" office:value="15699988">
            <text:p>15699988</text:p>
          </table:table-cell>
          <table:table-cell office:value-type="float" office:value="6294261">
            <text:p>6294261</text:p>
          </table:table-cell>
          <table:table-cell office:value-type="float" office:value="160809">
            <text:p>160809</text:p>
          </table:table-cell>
          <table:table-cell table:number-columns-repeated="5"/>
          <table:table-cell office:value-type="float" office:value="6642404">
            <text:p>6642404</text:p>
          </table:table-cell>
          <table:table-cell office:value-type="float" office:value="2271086">
            <text:p>2271086</text:p>
          </table:table-cell>
          <table:table-cell office:value-type="float" office:value="159051">
            <text:p>159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5691">
            <text:p>4715691</text:p>
          </table:table-cell>
          <table:table-cell office:value-type="float" office:value="1837225">
            <text:p>1837225</text:p>
          </table:table-cell>
          <table:table-cell office:value-type="float" office:value="49929">
            <text:p>49929</text:p>
          </table:table-cell>
          <table:table-cell table:number-columns-repeated="5"/>
          <table:table-cell office:value-type="float" office:value="1841637">
            <text:p>1841637</text:p>
          </table:table-cell>
          <table:table-cell office:value-type="float" office:value="466496">
            <text:p>466496</text:p>
          </table:table-cell>
          <table:table-cell office:value-type="float" office:value="62927">
            <text:p>62927</text:p>
          </table:table-cell>
          <table:table-cell table:number-columns-repeated="5"/>
          <table:table-cell office:value-type="float" office:value="15586006">
            <text:p>15586006</text:p>
          </table:table-cell>
          <table:table-cell office:value-type="float" office:value="6043499">
            <text:p>6043499</text:p>
          </table:table-cell>
          <table:table-cell office:value-type="float" office:value="153776">
            <text:p>153776</text:p>
          </table:table-cell>
          <table:table-cell table:number-columns-repeated="5"/>
          <table:table-cell office:value-type="float" office:value="6687112">
            <text:p>6687112</text:p>
          </table:table-cell>
          <table:table-cell office:value-type="float" office:value="2258157">
            <text:p>2258157</text:p>
          </table:table-cell>
          <table:table-cell office:value-type="float" office:value="159309">
            <text:p>159309</text:p>
          </table:table-cell>
          <table:table-cell table:number-columns-repeated="4"/>
        </table:table-row>
        <table:table-row table:style-name="ro1">
          <table:table-cell table:formula="of:=[.A28]+4" office:value-type="float" office:value="12">
            <text:p>12</text:p>
          </table:table-cell>
          <table:table-cell table:style-name="ce1" table:formula="of:=AVERAGE([.B31:.B35])" office:value-type="float" office:value="4718980.6">
            <text:p>4718980.6</text:p>
          </table:table-cell>
          <table:table-cell table:style-name="ce1" table:formula="of:=AVERAGE([.C31:.C35])" office:value-type="float" office:value="1840391.6">
            <text:p>1840391.6</text:p>
          </table:table-cell>
          <table:table-cell table:style-name="ce1" table:formula="of:=AVERAGE([.D31:.D35])" office:value-type="float" office:value="50625.6">
            <text:p>50625.6</text:p>
          </table:table-cell>
          <table:table-cell table:style-name="ce1" table:formula="of:=SUM([.B36:.D36])" office:value-type="float" office:value="6609997.8">
            <text:p>6609997.8</text:p>
          </table:table-cell>
          <table:table-cell table:style-name="ce1" table:formula="of:=[.$E$12]/[.E36]" office:value-type="float" office:value="0.813700543137851">
            <text:p>0.8137005431</text:p>
          </table:table-cell>
          <table:table-cell table:style-name="ce1" table:formula="of:=[.F36]/[.$A36]" office:value-type="float" office:value="0.0678083785948209">
            <text:p>0.0678083786</text:p>
          </table:table-cell>
          <table:table-cell table:style-name="ce1" table:formula="of:=[.$C$12]/[.C36]" office:value-type="float" office:value="2.53596006415156">
            <text:p>2.5359600642</text:p>
          </table:table-cell>
          <table:table-cell table:style-name="ce1"/>
          <table:table-cell table:style-name="ce1" table:formula="of:=AVERAGE([.J31:.J35])" office:value-type="float" office:value="1837982.6">
            <text:p>1837982.6</text:p>
          </table:table-cell>
          <table:table-cell table:style-name="ce1" table:formula="of:=AVERAGE([.K31:.K35])" office:value-type="float" office:value="461241">
            <text:p>461241</text:p>
          </table:table-cell>
          <table:table-cell table:style-name="ce1" table:formula="of:=AVERAGE([.L31:.L35])" office:value-type="float" office:value="56390.2">
            <text:p>56390.2</text:p>
          </table:table-cell>
          <table:table-cell table:style-name="ce1" table:formula="of:=SUM([.J36:.L36])" office:value-type="float" office:value="2355613.8">
            <text:p>2355613.8</text:p>
          </table:table-cell>
          <table:table-cell table:style-name="ce1" table:formula="of:=[.$M$12]/[.M36]" office:value-type="float" office:value="2.21825368827437">
            <text:p>2.2182536883</text:p>
          </table:table-cell>
          <table:table-cell table:style-name="ce1" table:formula="of:=[.N36]/[.$A36]" office:value-type="float" office:value="0.184854474022864">
            <text:p>0.184854474</text:p>
          </table:table-cell>
          <table:table-cell table:style-name="ce1" table:formula="of:=[.$K$12]/[.K36]" office:value-type="float" office:value="9.85037540027881">
            <text:p>9.8503754003</text:p>
          </table:table-cell>
          <table:table-cell table:style-name="ce1"/>
          <table:table-cell table:style-name="ce1" table:formula="of:=AVERAGE([.R31:.R35])" office:value-type="float" office:value="15660210.6">
            <text:p>15660210.6</text:p>
          </table:table-cell>
          <table:table-cell table:style-name="ce1" table:formula="of:=AVERAGE([.S31:.S35])" office:value-type="float" office:value="6167625.4">
            <text:p>6167625.4</text:p>
          </table:table-cell>
          <table:table-cell table:style-name="ce1" table:formula="of:=AVERAGE([.T31:.T35])" office:value-type="float" office:value="155211.2">
            <text:p>155211.2</text:p>
          </table:table-cell>
          <table:table-cell table:style-name="ce1" table:formula="of:=SUM([.R36:.T36])" office:value-type="float" office:value="21983047.2">
            <text:p>21983047.2</text:p>
          </table:table-cell>
          <table:table-cell table:style-name="ce1" table:formula="of:=[.$U$12]/[.U36]" office:value-type="float" office:value="0.994028316511098">
            <text:p>0.9940283165</text:p>
          </table:table-cell>
          <table:table-cell table:style-name="ce1" table:formula="of:=[.V36]/[.$A36]" office:value-type="float" office:value="0.0828356930425915">
            <text:p>0.082835693</text:p>
          </table:table-cell>
          <table:table-cell table:style-name="ce1" table:formula="of:=[.$S$12]/[.S36]" office:value-type="float" office:value="3.21300149000619">
            <text:p>3.21300149</text:p>
          </table:table-cell>
          <table:table-cell table:style-name="ce1"/>
          <table:table-cell table:style-name="ce1" table:formula="of:=AVERAGE([.Z31:.Z35])" office:value-type="float" office:value="6662538.6">
            <text:p>6662538.6</text:p>
          </table:table-cell>
          <table:table-cell table:style-name="ce1" table:formula="of:=AVERAGE([.AA31:.AA35])" office:value-type="float" office:value="2215146">
            <text:p>2215146</text:p>
          </table:table-cell>
          <table:table-cell table:style-name="ce1" table:formula="of:=AVERAGE([.AB31:.AB35])" office:value-type="float" office:value="160233.2">
            <text:p>160233.2</text:p>
          </table:table-cell>
          <table:table-cell table:style-name="ce1" table:formula="of:=SUM([.Z36:.AB36])" office:value-type="float" office:value="9037917.8">
            <text:p>9037917.8</text:p>
          </table:table-cell>
          <table:table-cell table:style-name="ce1" table:formula="of:=[.$AC$12]/[.AC36]" office:value-type="float" office:value="2.4143700665213">
            <text:p>2.4143700665</text:p>
          </table:table-cell>
          <table:table-cell table:style-name="ce1" table:formula="of:=[.AD36]/[.$A36]" office:value-type="float" office:value="0.201197505543441">
            <text:p>0.2011975055</text:p>
          </table:table-cell>
          <table:table-cell table:style-name="ce1" table:formula="of:=[.$AA$12]/[.AA36]" office:value-type="float" office:value="8.91204363053271">
            <text:p>8.9120436305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16</text:p>
          </table:table-cell>
          <table:table-cell table:number-columns-repeated="7"/>
          <table:table-cell office:value-type="string">
            <text:p>pent_dual_16</text:p>
          </table:table-cell>
          <table:table-cell table:number-columns-repeated="7"/>
          <table:table-cell office:value-type="string">
            <text:p>cojack_common_16</text:p>
          </table:table-cell>
          <table:table-cell table:number-columns-repeated="7"/>
          <table:table-cell office:value-type="string">
            <text:p>cojack_dual_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88005">
            <text:p>3488005</text:p>
          </table:table-cell>
          <table:table-cell office:value-type="float" office:value="1591986">
            <text:p>1591986</text:p>
          </table:table-cell>
          <table:table-cell office:value-type="float" office:value="39526">
            <text:p>39526</text:p>
          </table:table-cell>
          <table:table-cell table:number-columns-repeated="5"/>
          <table:table-cell office:value-type="float" office:value="1849715">
            <text:p>1849715</text:p>
          </table:table-cell>
          <table:table-cell office:value-type="float" office:value="368384">
            <text:p>368384</text:p>
          </table:table-cell>
          <table:table-cell office:value-type="float" office:value="41556">
            <text:p>41556</text:p>
          </table:table-cell>
          <table:table-cell table:number-columns-repeated="5"/>
          <table:table-cell office:value-type="float" office:value="11743175">
            <text:p>11743175</text:p>
          </table:table-cell>
          <table:table-cell office:value-type="float" office:value="5233468">
            <text:p>5233468</text:p>
          </table:table-cell>
          <table:table-cell office:value-type="float" office:value="122007">
            <text:p>122007</text:p>
          </table:table-cell>
          <table:table-cell table:number-columns-repeated="5"/>
          <table:table-cell office:value-type="float" office:value="6813721">
            <text:p>6813721</text:p>
          </table:table-cell>
          <table:table-cell office:value-type="float" office:value="1900304">
            <text:p>1900304</text:p>
          </table:table-cell>
          <table:table-cell office:value-type="float" office:value="125588">
            <text:p>125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8088">
            <text:p>3358088</text:p>
          </table:table-cell>
          <table:table-cell office:value-type="float" office:value="1583270">
            <text:p>1583270</text:p>
          </table:table-cell>
          <table:table-cell office:value-type="float" office:value="40789">
            <text:p>40789</text:p>
          </table:table-cell>
          <table:table-cell table:number-columns-repeated="5"/>
          <table:table-cell office:value-type="float" office:value="1846230">
            <text:p>1846230</text:p>
          </table:table-cell>
          <table:table-cell office:value-type="float" office:value="375008">
            <text:p>375008</text:p>
          </table:table-cell>
          <table:table-cell office:value-type="float" office:value="44791">
            <text:p>44791</text:p>
          </table:table-cell>
          <table:table-cell table:number-columns-repeated="5"/>
          <table:table-cell office:value-type="float" office:value="11629636">
            <text:p>11629636</text:p>
          </table:table-cell>
          <table:table-cell office:value-type="float" office:value="5405599">
            <text:p>5405599</text:p>
          </table:table-cell>
          <table:table-cell office:value-type="float" office:value="123573">
            <text:p>123573</text:p>
          </table:table-cell>
          <table:table-cell table:number-columns-repeated="5"/>
          <table:table-cell office:value-type="float" office:value="6808938">
            <text:p>6808938</text:p>
          </table:table-cell>
          <table:table-cell office:value-type="float" office:value="1880945">
            <text:p>1880945</text:p>
          </table:table-cell>
          <table:table-cell office:value-type="float" office:value="123913">
            <text:p>123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1785">
            <text:p>3361785</text:p>
          </table:table-cell>
          <table:table-cell office:value-type="float" office:value="1619184">
            <text:p>1619184</text:p>
          </table:table-cell>
          <table:table-cell office:value-type="float" office:value="39792">
            <text:p>39792</text:p>
          </table:table-cell>
          <table:table-cell table:number-columns-repeated="5"/>
          <table:table-cell office:value-type="float" office:value="1858394">
            <text:p>1858394</text:p>
          </table:table-cell>
          <table:table-cell office:value-type="float" office:value="523808">
            <text:p>523808</text:p>
          </table:table-cell>
          <table:table-cell office:value-type="float" office:value="42593">
            <text:p>42593</text:p>
          </table:table-cell>
          <table:table-cell table:number-columns-repeated="5"/>
          <table:table-cell office:value-type="float" office:value="11981635">
            <text:p>11981635</text:p>
          </table:table-cell>
          <table:table-cell office:value-type="float" office:value="5223375">
            <text:p>5223375</text:p>
          </table:table-cell>
          <table:table-cell office:value-type="float" office:value="119976">
            <text:p>119976</text:p>
          </table:table-cell>
          <table:table-cell table:number-columns-repeated="5"/>
          <table:table-cell office:value-type="float" office:value="6807815">
            <text:p>6807815</text:p>
          </table:table-cell>
          <table:table-cell office:value-type="float" office:value="2036376">
            <text:p>2036376</text:p>
          </table:table-cell>
          <table:table-cell office:value-type="float" office:value="141548">
            <text:p>141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8455">
            <text:p>3368455</text:p>
          </table:table-cell>
          <table:table-cell office:value-type="float" office:value="1625336">
            <text:p>1625336</text:p>
          </table:table-cell>
          <table:table-cell office:value-type="float" office:value="39887">
            <text:p>39887</text:p>
          </table:table-cell>
          <table:table-cell table:number-columns-repeated="5"/>
          <table:table-cell office:value-type="float" office:value="1846766">
            <text:p>1846766</text:p>
          </table:table-cell>
          <table:table-cell office:value-type="float" office:value="654180">
            <text:p>654180</text:p>
          </table:table-cell>
          <table:table-cell office:value-type="float" office:value="43735">
            <text:p>43735</text:p>
          </table:table-cell>
          <table:table-cell table:number-columns-repeated="5"/>
          <table:table-cell office:value-type="float" office:value="11746868">
            <text:p>11746868</text:p>
          </table:table-cell>
          <table:table-cell office:value-type="float" office:value="5043781">
            <text:p>5043781</text:p>
          </table:table-cell>
          <table:table-cell office:value-type="float" office:value="302109">
            <text:p>302109</text:p>
          </table:table-cell>
          <table:table-cell table:number-columns-repeated="5"/>
          <table:table-cell office:value-type="float" office:value="6816312">
            <text:p>6816312</text:p>
          </table:table-cell>
          <table:table-cell office:value-type="float" office:value="2031130">
            <text:p>2031130</text:p>
          </table:table-cell>
          <table:table-cell office:value-type="float" office:value="124745">
            <text:p>124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4725">
            <text:p>3374725</text:p>
          </table:table-cell>
          <table:table-cell office:value-type="float" office:value="1782041">
            <text:p>1782041</text:p>
          </table:table-cell>
          <table:table-cell office:value-type="float" office:value="42836">
            <text:p>42836</text:p>
          </table:table-cell>
          <table:table-cell table:number-columns-repeated="5"/>
          <table:table-cell office:value-type="float" office:value="1837781">
            <text:p>1837781</text:p>
          </table:table-cell>
          <table:table-cell office:value-type="float" office:value="369234">
            <text:p>369234</text:p>
          </table:table-cell>
          <table:table-cell office:value-type="float" office:value="55310">
            <text:p>55310</text:p>
          </table:table-cell>
          <table:table-cell table:number-columns-repeated="5"/>
          <table:table-cell office:value-type="float" office:value="11516001">
            <text:p>11516001</text:p>
          </table:table-cell>
          <table:table-cell office:value-type="float" office:value="5130416">
            <text:p>5130416</text:p>
          </table:table-cell>
          <table:table-cell office:value-type="float" office:value="126434">
            <text:p>126434</text:p>
          </table:table-cell>
          <table:table-cell table:number-columns-repeated="5"/>
          <table:table-cell office:value-type="float" office:value="6809356">
            <text:p>6809356</text:p>
          </table:table-cell>
          <table:table-cell office:value-type="float" office:value="2023962">
            <text:p>2023962</text:p>
          </table:table-cell>
          <table:table-cell office:value-type="float" office:value="124098">
            <text:p>124098</text:p>
          </table:table-cell>
          <table:table-cell table:number-columns-repeated="4"/>
        </table:table-row>
        <table:table-row table:style-name="ro1">
          <table:table-cell table:formula="of:=[.A36]+4" office:value-type="float" office:value="16">
            <text:p>16</text:p>
          </table:table-cell>
          <table:table-cell table:style-name="ce1" table:formula="of:=AVERAGE([.B39:.B43])" office:value-type="float" office:value="3390211.6">
            <text:p>3390211.6</text:p>
          </table:table-cell>
          <table:table-cell table:style-name="ce1" table:formula="of:=AVERAGE([.C39:.C43])" office:value-type="float" office:value="1640363.4">
            <text:p>1640363.4</text:p>
          </table:table-cell>
          <table:table-cell table:style-name="ce1" table:formula="of:=AVERAGE([.D39:.D43])" office:value-type="float" office:value="40566">
            <text:p>40566</text:p>
          </table:table-cell>
          <table:table-cell table:style-name="ce1" table:formula="of:=SUM([.B44:.D44])" office:value-type="float" office:value="5071141">
            <text:p>5071141</text:p>
          </table:table-cell>
          <table:table-cell table:style-name="ce1" table:formula="of:=[.$E$12]/[.E44]" office:value-type="float" office:value="1.06062103183485">
            <text:p>1.0606210318</text:p>
          </table:table-cell>
          <table:table-cell table:style-name="ce1" table:formula="of:=[.F44]/[.$A44]" office:value-type="float" office:value="0.066288814489678">
            <text:p>0.0662888145</text:p>
          </table:table-cell>
          <table:table-cell table:style-name="ce1" table:formula="of:=[.$C$12]/[.C44]" office:value-type="float" office:value="2.84519857002418">
            <text:p>2.84519857</text:p>
          </table:table-cell>
          <table:table-cell table:style-name="ce1"/>
          <table:table-cell table:style-name="ce1" table:formula="of:=AVERAGE([.J39:.J43])" office:value-type="float" office:value="1847777.2">
            <text:p>1847777.2</text:p>
          </table:table-cell>
          <table:table-cell table:style-name="ce1" table:formula="of:=AVERAGE([.K39:.K43])" office:value-type="float" office:value="458122.8">
            <text:p>458122.8</text:p>
          </table:table-cell>
          <table:table-cell table:style-name="ce1" table:formula="of:=AVERAGE([.L39:.L43])" office:value-type="float" office:value="45597">
            <text:p>45597</text:p>
          </table:table-cell>
          <table:table-cell table:style-name="ce1" table:formula="of:=SUM([.J44:.L44])" office:value-type="float" office:value="2351497">
            <text:p>2351497</text:p>
          </table:table-cell>
          <table:table-cell table:style-name="ce1" table:formula="of:=[.$M$12]/[.M44]" office:value-type="float" office:value="2.22213721727053">
            <text:p>2.2221372173</text:p>
          </table:table-cell>
          <table:table-cell table:style-name="ce1" table:formula="of:=[.N44]/[.$A44]" office:value-type="float" office:value="0.138883576079408">
            <text:p>0.1388835761</text:p>
          </table:table-cell>
          <table:table-cell table:style-name="ce1" table:formula="of:=[.$K$12]/[.K44]" office:value-type="float" office:value="9.91742170439891">
            <text:p>9.9174217044</text:p>
          </table:table-cell>
          <table:table-cell table:style-name="ce1"/>
          <table:table-cell table:style-name="ce1" table:formula="of:=AVERAGE([.R39:.R43])" office:value-type="float" office:value="11723463">
            <text:p>11723463</text:p>
          </table:table-cell>
          <table:table-cell table:style-name="ce1" table:formula="of:=AVERAGE([.S39:.S43])" office:value-type="float" office:value="5207327.8">
            <text:p>5207327.8</text:p>
          </table:table-cell>
          <table:table-cell table:style-name="ce1" table:formula="of:=AVERAGE([.T39:.T43])" office:value-type="float" office:value="158819.8">
            <text:p>158819.8</text:p>
          </table:table-cell>
          <table:table-cell table:style-name="ce1" table:formula="of:=SUM([.R44:.T44])" office:value-type="float" office:value="17089610.6">
            <text:p>17089610.6</text:p>
          </table:table-cell>
          <table:table-cell table:style-name="ce1" table:formula="of:=[.$U$12]/[.U44]" office:value-type="float" office:value="1.27865823929306">
            <text:p>1.2786582393</text:p>
          </table:table-cell>
          <table:table-cell table:style-name="ce1" table:formula="of:=[.V44]/[.$A44]" office:value-type="float" office:value="0.0799161399558162">
            <text:p>0.07991614</text:p>
          </table:table-cell>
          <table:table-cell table:style-name="ce1" table:formula="of:=[.$S$12]/[.S44]" office:value-type="float" office:value="3.8055199060063">
            <text:p>3.805519906</text:p>
          </table:table-cell>
          <table:table-cell table:style-name="ce1"/>
          <table:table-cell table:style-name="ce1" table:formula="of:=AVERAGE([.Z39:.Z43])" office:value-type="float" office:value="6811228.4">
            <text:p>6811228.4</text:p>
          </table:table-cell>
          <table:table-cell table:style-name="ce1" table:formula="of:=AVERAGE([.AA39:.AA43])" office:value-type="float" office:value="1974543.4">
            <text:p>1974543.4</text:p>
          </table:table-cell>
          <table:table-cell table:style-name="ce1" table:formula="of:=AVERAGE([.AB39:.AB43])" office:value-type="float" office:value="127978.4">
            <text:p>127978.4</text:p>
          </table:table-cell>
          <table:table-cell table:style-name="ce1" table:formula="of:=SUM([.Z44:.AB44])" office:value-type="float" office:value="8913750.2">
            <text:p>8913750.2</text:p>
          </table:table-cell>
          <table:table-cell table:style-name="ce1" table:formula="of:=[.$AC$12]/[.AC44]" office:value-type="float" office:value="2.44800198686295">
            <text:p>2.4480019869</text:p>
          </table:table-cell>
          <table:table-cell table:style-name="ce1" table:formula="of:=[.AD44]/[.$A44]" office:value-type="float" office:value="0.153000124178934">
            <text:p>0.1530001242</text:p>
          </table:table-cell>
          <table:table-cell table:style-name="ce1" table:formula="of:=[.$AA$12]/[.AA44]" office:value-type="float" office:value="9.9979963975469">
            <text:p>9.9979963975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20</text:p>
          </table:table-cell>
          <table:table-cell table:number-columns-repeated="7"/>
          <table:table-cell office:value-type="string">
            <text:p>pent_dual_20</text:p>
          </table:table-cell>
          <table:table-cell table:number-columns-repeated="7"/>
          <table:table-cell office:value-type="string">
            <text:p>cojack_common_20</text:p>
          </table:table-cell>
          <table:table-cell table:number-columns-repeated="7"/>
          <table:table-cell office:value-type="string">
            <text:p>cojack_dual_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3242">
            <text:p>2613242</text:p>
          </table:table-cell>
          <table:table-cell office:value-type="float" office:value="1454815">
            <text:p>1454815</text:p>
          </table:table-cell>
          <table:table-cell office:value-type="float" office:value="31977">
            <text:p>31977</text:p>
          </table:table-cell>
          <table:table-cell table:number-columns-repeated="5"/>
          <table:table-cell office:value-type="float" office:value="1903241">
            <text:p>1903241</text:p>
          </table:table-cell>
          <table:table-cell office:value-type="float" office:value="358042">
            <text:p>358042</text:p>
          </table:table-cell>
          <table:table-cell office:value-type="float" office:value="33946">
            <text:p>33946</text:p>
          </table:table-cell>
          <table:table-cell table:number-columns-repeated="5"/>
          <table:table-cell office:value-type="float" office:value="8911176">
            <text:p>8911176</text:p>
          </table:table-cell>
          <table:table-cell office:value-type="float" office:value="5186636">
            <text:p>5186636</text:p>
          </table:table-cell>
          <table:table-cell office:value-type="float" office:value="97569">
            <text:p>97569</text:p>
          </table:table-cell>
          <table:table-cell table:number-columns-repeated="5"/>
          <table:table-cell office:value-type="float" office:value="7018591">
            <text:p>7018591</text:p>
          </table:table-cell>
          <table:table-cell office:value-type="float" office:value="1446162">
            <text:p>1446162</text:p>
          </table:table-cell>
          <table:table-cell office:value-type="float" office:value="104355">
            <text:p>104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2248">
            <text:p>2622248</text:p>
          </table:table-cell>
          <table:table-cell office:value-type="float" office:value="1450097">
            <text:p>1450097</text:p>
          </table:table-cell>
          <table:table-cell office:value-type="float" office:value="32566">
            <text:p>32566</text:p>
          </table:table-cell>
          <table:table-cell table:number-columns-repeated="5"/>
          <table:table-cell office:value-type="float" office:value="1906026">
            <text:p>1906026</text:p>
          </table:table-cell>
          <table:table-cell office:value-type="float" office:value="357675">
            <text:p>357675</text:p>
          </table:table-cell>
          <table:table-cell office:value-type="float" office:value="34081">
            <text:p>34081</text:p>
          </table:table-cell>
          <table:table-cell table:number-columns-repeated="5"/>
          <table:table-cell office:value-type="float" office:value="8894512">
            <text:p>8894512</text:p>
          </table:table-cell>
          <table:table-cell office:value-type="float" office:value="4945353">
            <text:p>4945353</text:p>
          </table:table-cell>
          <table:table-cell office:value-type="float" office:value="97671">
            <text:p>97671</text:p>
          </table:table-cell>
          <table:table-cell table:number-columns-repeated="5"/>
          <table:table-cell office:value-type="float" office:value="7014905">
            <text:p>7014905</text:p>
          </table:table-cell>
          <table:table-cell office:value-type="float" office:value="1548869">
            <text:p>1548869</text:p>
          </table:table-cell>
          <table:table-cell office:value-type="float" office:value="104102">
            <text:p>10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2336">
            <text:p>2622336</text:p>
          </table:table-cell>
          <table:table-cell office:value-type="float" office:value="1443980">
            <text:p>1443980</text:p>
          </table:table-cell>
          <table:table-cell office:value-type="float" office:value="32480">
            <text:p>32480</text:p>
          </table:table-cell>
          <table:table-cell table:number-columns-repeated="5"/>
          <table:table-cell office:value-type="float" office:value="1922096">
            <text:p>1922096</text:p>
          </table:table-cell>
          <table:table-cell office:value-type="float" office:value="612301">
            <text:p>612301</text:p>
          </table:table-cell>
          <table:table-cell office:value-type="float" office:value="33995">
            <text:p>33995</text:p>
          </table:table-cell>
          <table:table-cell table:number-columns-repeated="5"/>
          <table:table-cell office:value-type="float" office:value="8859136">
            <text:p>8859136</text:p>
          </table:table-cell>
          <table:table-cell office:value-type="float" office:value="4486834">
            <text:p>4486834</text:p>
          </table:table-cell>
          <table:table-cell office:value-type="float" office:value="101826">
            <text:p>101826</text:p>
          </table:table-cell>
          <table:table-cell table:number-columns-repeated="5"/>
          <table:table-cell office:value-type="float" office:value="7011833">
            <text:p>7011833</text:p>
          </table:table-cell>
          <table:table-cell office:value-type="float" office:value="1471911">
            <text:p>1471911</text:p>
          </table:table-cell>
          <table:table-cell office:value-type="float" office:value="107201">
            <text:p>107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5138">
            <text:p>2615138</text:p>
          </table:table-cell>
          <table:table-cell office:value-type="float" office:value="1412416">
            <text:p>1412416</text:p>
          </table:table-cell>
          <table:table-cell office:value-type="float" office:value="39491">
            <text:p>39491</text:p>
          </table:table-cell>
          <table:table-cell table:number-columns-repeated="5"/>
          <table:table-cell office:value-type="float" office:value="1898494">
            <text:p>1898494</text:p>
          </table:table-cell>
          <table:table-cell office:value-type="float" office:value="353503">
            <text:p>353503</text:p>
          </table:table-cell>
          <table:table-cell office:value-type="float" office:value="34330">
            <text:p>34330</text:p>
          </table:table-cell>
          <table:table-cell table:number-columns-repeated="5"/>
          <table:table-cell office:value-type="float" office:value="8895872">
            <text:p>8895872</text:p>
          </table:table-cell>
          <table:table-cell office:value-type="float" office:value="4818016">
            <text:p>4818016</text:p>
          </table:table-cell>
          <table:table-cell office:value-type="float" office:value="100629">
            <text:p>100629</text:p>
          </table:table-cell>
          <table:table-cell table:number-columns-repeated="5"/>
          <table:table-cell office:value-type="float" office:value="7036816">
            <text:p>7036816</text:p>
          </table:table-cell>
          <table:table-cell office:value-type="float" office:value="1456998">
            <text:p>1456998</text:p>
          </table:table-cell>
          <table:table-cell office:value-type="float" office:value="115594">
            <text:p>115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9307">
            <text:p>2619307</text:p>
          </table:table-cell>
          <table:table-cell office:value-type="float" office:value="1713365">
            <text:p>1713365</text:p>
          </table:table-cell>
          <table:table-cell office:value-type="float" office:value="33373">
            <text:p>33373</text:p>
          </table:table-cell>
          <table:table-cell table:number-columns-repeated="5"/>
          <table:table-cell office:value-type="float" office:value="1893546">
            <text:p>1893546</text:p>
          </table:table-cell>
          <table:table-cell office:value-type="float" office:value="356132">
            <text:p>356132</text:p>
          </table:table-cell>
          <table:table-cell office:value-type="float" office:value="33912">
            <text:p>33912</text:p>
          </table:table-cell>
          <table:table-cell table:number-columns-repeated="5"/>
          <table:table-cell office:value-type="float" office:value="8877796">
            <text:p>8877796</text:p>
          </table:table-cell>
          <table:table-cell office:value-type="float" office:value="4752827">
            <text:p>4752827</text:p>
          </table:table-cell>
          <table:table-cell office:value-type="float" office:value="97843">
            <text:p>97843</text:p>
          </table:table-cell>
          <table:table-cell table:number-columns-repeated="5"/>
          <table:table-cell office:value-type="float" office:value="7041184">
            <text:p>7041184</text:p>
          </table:table-cell>
          <table:table-cell office:value-type="float" office:value="1463097">
            <text:p>1463097</text:p>
          </table:table-cell>
          <table:table-cell office:value-type="float" office:value="104309">
            <text:p>104309</text:p>
          </table:table-cell>
          <table:table-cell table:number-columns-repeated="4"/>
        </table:table-row>
        <table:table-row table:style-name="ro1">
          <table:table-cell table:formula="of:=[.A44]+4" office:value-type="float" office:value="20">
            <text:p>20</text:p>
          </table:table-cell>
          <table:table-cell table:style-name="ce1" table:formula="of:=AVERAGE([.B47:.B51])" office:value-type="float" office:value="2618454.2">
            <text:p>2618454.2</text:p>
          </table:table-cell>
          <table:table-cell table:style-name="ce1" table:formula="of:=AVERAGE([.C47:.C51])" office:value-type="float" office:value="1494934.6">
            <text:p>1494934.6</text:p>
          </table:table-cell>
          <table:table-cell table:style-name="ce1" table:formula="of:=AVERAGE([.D47:.D51])" office:value-type="float" office:value="33977.4">
            <text:p>33977.4</text:p>
          </table:table-cell>
          <table:table-cell table:style-name="ce1" table:formula="of:=SUM([.B52:.D52])" office:value-type="float" office:value="4147366.2">
            <text:p>4147366.2</text:p>
          </table:table-cell>
          <table:table-cell table:style-name="ce1" table:formula="of:=[.$E$12]/[.E52]" office:value-type="float" office:value="1.29686131887751">
            <text:p>1.2968613189</text:p>
          </table:table-cell>
          <table:table-cell table:style-name="ce1" table:formula="of:=[.F52]/[.$A52]" office:value-type="float" office:value="0.0648430659438754">
            <text:p>0.0648430659</text:p>
          </table:table-cell>
          <table:table-cell table:style-name="ce1" table:formula="of:=[.$C$12]/[.C52]" office:value-type="float" office:value="3.12198245996848">
            <text:p>3.12198246</text:p>
          </table:table-cell>
          <table:table-cell table:style-name="ce1"/>
          <table:table-cell table:style-name="ce1" table:formula="of:=AVERAGE([.J47:.J51])" office:value-type="float" office:value="1904680.6">
            <text:p>1904680.6</text:p>
          </table:table-cell>
          <table:table-cell table:style-name="ce1" table:formula="of:=AVERAGE([.K47:.K51])" office:value-type="float" office:value="407530.6">
            <text:p>407530.6</text:p>
          </table:table-cell>
          <table:table-cell table:style-name="ce1" table:formula="of:=AVERAGE([.L47:.L51])" office:value-type="float" office:value="34052.8">
            <text:p>34052.8</text:p>
          </table:table-cell>
          <table:table-cell table:style-name="ce1" table:formula="of:=SUM([.J52:.L52])" office:value-type="float" office:value="2346264">
            <text:p>2346264</text:p>
          </table:table-cell>
          <table:table-cell table:style-name="ce1" table:formula="of:=[.$M$12]/[.M52]" office:value-type="float" office:value="2.22709337056699">
            <text:p>2.2270933706</text:p>
          </table:table-cell>
          <table:table-cell table:style-name="ce1" table:formula="of:=[.N52]/[.$A52]" office:value-type="float" office:value="0.11135466852835">
            <text:p>0.1113546685</text:p>
          </table:table-cell>
          <table:table-cell table:style-name="ce1" table:formula="of:=[.$K$12]/[.K52]" office:value-type="float" office:value="11.1486033196035">
            <text:p>11.1486033196</text:p>
          </table:table-cell>
          <table:table-cell table:style-name="ce1"/>
          <table:table-cell table:style-name="ce1" table:formula="of:=AVERAGE([.R47:.R51])" office:value-type="float" office:value="8887698.4">
            <text:p>8887698.4</text:p>
          </table:table-cell>
          <table:table-cell table:style-name="ce1" table:formula="of:=AVERAGE([.S47:.S51])" office:value-type="float" office:value="4837933.2">
            <text:p>4837933.2</text:p>
          </table:table-cell>
          <table:table-cell table:style-name="ce1" table:formula="of:=AVERAGE([.T47:.T51])" office:value-type="float" office:value="99107.6">
            <text:p>99107.6</text:p>
          </table:table-cell>
          <table:table-cell table:style-name="ce1" table:formula="of:=SUM([.R52:.T52])" office:value-type="float" office:value="13824739.2">
            <text:p>13824739.2</text:p>
          </table:table-cell>
          <table:table-cell table:style-name="ce1" table:formula="of:=[.$U$12]/[.U52]" office:value-type="float" office:value="1.58062811051076">
            <text:p>1.5806281105</text:p>
          </table:table-cell>
          <table:table-cell table:style-name="ce1" table:formula="of:=[.V52]/[.$A52]" office:value-type="float" office:value="0.0790314055255379">
            <text:p>0.0790314055</text:p>
          </table:table-cell>
          <table:table-cell table:style-name="ce1" table:formula="of:=[.$S$12]/[.S52]" office:value-type="float" office:value="4.09608582441775">
            <text:p>4.0960858244</text:p>
          </table:table-cell>
          <table:table-cell table:style-name="ce1"/>
          <table:table-cell table:style-name="ce1" table:formula="of:=AVERAGE([.Z47:.Z51])" office:value-type="float" office:value="7024665.8">
            <text:p>7024665.8</text:p>
          </table:table-cell>
          <table:table-cell table:style-name="ce1" table:formula="of:=AVERAGE([.AA47:.AA51])" office:value-type="float" office:value="1477407.4">
            <text:p>1477407.4</text:p>
          </table:table-cell>
          <table:table-cell table:style-name="ce1" table:formula="of:=AVERAGE([.AB47:.AB51])" office:value-type="float" office:value="107112.2">
            <text:p>107112.2</text:p>
          </table:table-cell>
          <table:table-cell table:style-name="ce1" table:formula="of:=SUM([.Z52:.AB52])" office:value-type="float" office:value="8609185.4">
            <text:p>8609185.4</text:p>
          </table:table-cell>
          <table:table-cell table:style-name="ce1" table:formula="of:=[.$AC$12]/[.AC52]" office:value-type="float" office:value="2.53460428439606">
            <text:p>2.5346042844</text:p>
          </table:table-cell>
          <table:table-cell table:style-name="ce1" table:formula="of:=[.AD52]/[.$A52]" office:value-type="float" office:value="0.126730214219803">
            <text:p>0.1267302142</text:p>
          </table:table-cell>
          <table:table-cell table:style-name="ce1" table:formula="of:=[.$AA$12]/[.AA52]" office:value-type="float" office:value="13.3622437521296">
            <text:p>13.3622437521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24</text:p>
          </table:table-cell>
          <table:table-cell table:number-columns-repeated="7"/>
          <table:table-cell office:value-type="string">
            <text:p>pent_dual_24</text:p>
          </table:table-cell>
          <table:table-cell table:number-columns-repeated="7"/>
          <table:table-cell office:value-type="string">
            <text:p>cojack_common_24</text:p>
          </table:table-cell>
          <table:table-cell table:number-columns-repeated="7"/>
          <table:table-cell office:value-type="string">
            <text:p>cojack_dual_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6428">
            <text:p>2246428</text:p>
          </table:table-cell>
          <table:table-cell office:value-type="float" office:value="1366852">
            <text:p>1366852</text:p>
          </table:table-cell>
          <table:table-cell office:value-type="float" office:value="28402">
            <text:p>28402</text:p>
          </table:table-cell>
          <table:table-cell table:number-columns-repeated="5"/>
          <table:table-cell office:value-type="float" office:value="1935968">
            <text:p>1935968</text:p>
          </table:table-cell>
          <table:table-cell office:value-type="float" office:value="361574">
            <text:p>361574</text:p>
          </table:table-cell>
          <table:table-cell office:value-type="float" office:value="41302">
            <text:p>41302</text:p>
          </table:table-cell>
          <table:table-cell table:number-columns-repeated="5"/>
          <table:table-cell office:value-type="float" office:value="7454848">
            <text:p>7454848</text:p>
          </table:table-cell>
          <table:table-cell office:value-type="float" office:value="4623970">
            <text:p>4623970</text:p>
          </table:table-cell>
          <table:table-cell office:value-type="float" office:value="84286">
            <text:p>84286</text:p>
          </table:table-cell>
          <table:table-cell table:number-columns-repeated="5"/>
          <table:table-cell office:value-type="float" office:value="7176373">
            <text:p>7176373</text:p>
          </table:table-cell>
          <table:table-cell office:value-type="float" office:value="1730333">
            <text:p>1730333</text:p>
          </table:table-cell>
          <table:table-cell office:value-type="float" office:value="88790">
            <text:p>88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8290">
            <text:p>2128290</text:p>
          </table:table-cell>
          <table:table-cell office:value-type="float" office:value="1419909">
            <text:p>1419909</text:p>
          </table:table-cell>
          <table:table-cell office:value-type="float" office:value="28407">
            <text:p>28407</text:p>
          </table:table-cell>
          <table:table-cell table:number-columns-repeated="5"/>
          <table:table-cell office:value-type="float" office:value="1928694">
            <text:p>1928694</text:p>
          </table:table-cell>
          <table:table-cell office:value-type="float" office:value="354302">
            <text:p>354302</text:p>
          </table:table-cell>
          <table:table-cell office:value-type="float" office:value="29492">
            <text:p>29492</text:p>
          </table:table-cell>
          <table:table-cell table:number-columns-repeated="5"/>
          <table:table-cell office:value-type="float" office:value="7300639">
            <text:p>7300639</text:p>
          </table:table-cell>
          <table:table-cell office:value-type="float" office:value="4348180">
            <text:p>4348180</text:p>
          </table:table-cell>
          <table:table-cell office:value-type="float" office:value="101130">
            <text:p>101130</text:p>
          </table:table-cell>
          <table:table-cell table:number-columns-repeated="5"/>
          <table:table-cell office:value-type="float" office:value="7150075">
            <text:p>7150075</text:p>
          </table:table-cell>
          <table:table-cell office:value-type="float" office:value="1741957">
            <text:p>1741957</text:p>
          </table:table-cell>
          <table:table-cell office:value-type="float" office:value="89412">
            <text:p>89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1173">
            <text:p>2131173</text:p>
          </table:table-cell>
          <table:table-cell office:value-type="float" office:value="1507705">
            <text:p>1507705</text:p>
          </table:table-cell>
          <table:table-cell office:value-type="float" office:value="28612">
            <text:p>28612</text:p>
          </table:table-cell>
          <table:table-cell table:number-columns-repeated="5"/>
          <table:table-cell office:value-type="float" office:value="1929297">
            <text:p>1929297</text:p>
          </table:table-cell>
          <table:table-cell office:value-type="float" office:value="363761">
            <text:p>363761</text:p>
          </table:table-cell>
          <table:table-cell office:value-type="float" office:value="29075">
            <text:p>29075</text:p>
          </table:table-cell>
          <table:table-cell table:number-columns-repeated="5"/>
          <table:table-cell office:value-type="float" office:value="7177271">
            <text:p>7177271</text:p>
          </table:table-cell>
          <table:table-cell office:value-type="float" office:value="4355090">
            <text:p>4355090</text:p>
          </table:table-cell>
          <table:table-cell office:value-type="float" office:value="85528">
            <text:p>85528</text:p>
          </table:table-cell>
          <table:table-cell table:number-columns-repeated="5"/>
          <table:table-cell office:value-type="float" office:value="7170465">
            <text:p>7170465</text:p>
          </table:table-cell>
          <table:table-cell office:value-type="float" office:value="1673862">
            <text:p>1673862</text:p>
          </table:table-cell>
          <table:table-cell office:value-type="float" office:value="90009">
            <text:p>90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6425">
            <text:p>2126425</text:p>
          </table:table-cell>
          <table:table-cell office:value-type="float" office:value="1519329">
            <text:p>1519329</text:p>
          </table:table-cell>
          <table:table-cell office:value-type="float" office:value="28221">
            <text:p>28221</text:p>
          </table:table-cell>
          <table:table-cell table:number-columns-repeated="5"/>
          <table:table-cell office:value-type="float" office:value="1949959">
            <text:p>1949959</text:p>
          </table:table-cell>
          <table:table-cell office:value-type="float" office:value="857534">
            <text:p>857534</text:p>
          </table:table-cell>
          <table:table-cell office:value-type="float" office:value="29058">
            <text:p>29058</text:p>
          </table:table-cell>
          <table:table-cell table:number-columns-repeated="5"/>
          <table:table-cell office:value-type="float" office:value="7191518">
            <text:p>7191518</text:p>
          </table:table-cell>
          <table:table-cell office:value-type="float" office:value="4311295">
            <text:p>4311295</text:p>
          </table:table-cell>
          <table:table-cell office:value-type="float" office:value="88313">
            <text:p>88313</text:p>
          </table:table-cell>
          <table:table-cell table:number-columns-repeated="5"/>
          <table:table-cell office:value-type="float" office:value="7161280">
            <text:p>7161280</text:p>
          </table:table-cell>
          <table:table-cell office:value-type="float" office:value="1680339">
            <text:p>1680339</text:p>
          </table:table-cell>
          <table:table-cell office:value-type="float" office:value="98308">
            <text:p>98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1437">
            <text:p>2131437</text:p>
          </table:table-cell>
          <table:table-cell office:value-type="float" office:value="1562727">
            <text:p>1562727</text:p>
          </table:table-cell>
          <table:table-cell office:value-type="float" office:value="28502">
            <text:p>28502</text:p>
          </table:table-cell>
          <table:table-cell table:number-columns-repeated="5"/>
          <table:table-cell office:value-type="float" office:value="1930695">
            <text:p>1930695</text:p>
          </table:table-cell>
          <table:table-cell office:value-type="float" office:value="356689">
            <text:p>356689</text:p>
          </table:table-cell>
          <table:table-cell office:value-type="float" office:value="29483">
            <text:p>29483</text:p>
          </table:table-cell>
          <table:table-cell table:number-columns-repeated="5"/>
          <table:table-cell office:value-type="float" office:value="7163836">
            <text:p>7163836</text:p>
          </table:table-cell>
          <table:table-cell office:value-type="float" office:value="4221689">
            <text:p>4221689</text:p>
          </table:table-cell>
          <table:table-cell office:value-type="float" office:value="85692">
            <text:p>85692</text:p>
          </table:table-cell>
          <table:table-cell table:number-columns-repeated="5"/>
          <table:table-cell office:value-type="float" office:value="7170287">
            <text:p>7170287</text:p>
          </table:table-cell>
          <table:table-cell office:value-type="float" office:value="1487813">
            <text:p>1487813</text:p>
          </table:table-cell>
          <table:table-cell office:value-type="float" office:value="118057">
            <text:p>118057</text:p>
          </table:table-cell>
          <table:table-cell table:number-columns-repeated="4"/>
        </table:table-row>
        <table:table-row table:style-name="ro1">
          <table:table-cell table:formula="of:=[.A52]+4" office:value-type="float" office:value="24">
            <text:p>24</text:p>
          </table:table-cell>
          <table:table-cell table:style-name="ce1" table:formula="of:=AVERAGE([.B55:.B59])" office:value-type="float" office:value="2152750.6">
            <text:p>2152750.6</text:p>
          </table:table-cell>
          <table:table-cell table:style-name="ce1" table:formula="of:=AVERAGE([.C55:.C59])" office:value-type="float" office:value="1475304.4">
            <text:p>1475304.4</text:p>
          </table:table-cell>
          <table:table-cell table:style-name="ce1" table:formula="of:=AVERAGE([.D55:.D59])" office:value-type="float" office:value="28428.8">
            <text:p>28428.8</text:p>
          </table:table-cell>
          <table:table-cell table:style-name="ce1" table:formula="of:=SUM([.B60:.D60])" office:value-type="float" office:value="3656483.8">
            <text:p>3656483.8</text:p>
          </table:table-cell>
          <table:table-cell table:style-name="ce1" table:formula="of:=[.$E$12]/[.E60]" office:value-type="float" office:value="1.47096475581267">
            <text:p>1.4709647558</text:p>
          </table:table-cell>
          <table:table-cell table:style-name="ce1" table:formula="of:=[.F60]/[.$A60]" office:value-type="float" office:value="0.0612901981588614">
            <text:p>0.0612901982</text:p>
          </table:table-cell>
          <table:table-cell table:style-name="ce1" table:formula="of:=[.$C$12]/[.C60]" office:value-type="float" office:value="3.16352313461547">
            <text:p>3.1635231346</text:p>
          </table:table-cell>
          <table:table-cell table:style-name="ce1"/>
          <table:table-cell table:style-name="ce1" table:formula="of:=AVERAGE([.J55:.J59])" office:value-type="float" office:value="1934922.6">
            <text:p>1934922.6</text:p>
          </table:table-cell>
          <table:table-cell table:style-name="ce1" table:formula="of:=AVERAGE([.K55:.K59])" office:value-type="float" office:value="458772">
            <text:p>458772</text:p>
          </table:table-cell>
          <table:table-cell table:style-name="ce1" table:formula="of:=AVERAGE([.L55:.L59])" office:value-type="float" office:value="31682">
            <text:p>31682</text:p>
          </table:table-cell>
          <table:table-cell table:style-name="ce1" table:formula="of:=SUM([.J60:.L60])" office:value-type="float" office:value="2425376.6">
            <text:p>2425376.6</text:p>
          </table:table-cell>
          <table:table-cell table:style-name="ce1" table:formula="of:=[.$M$12]/[.M60]" office:value-type="float" office:value="2.15444850915111">
            <text:p>2.1544485092</text:p>
          </table:table-cell>
          <table:table-cell table:style-name="ce1" table:formula="of:=[.N60]/[.$A60]" office:value-type="float" office:value="0.0897686878812965">
            <text:p>0.0897686879</text:p>
          </table:table-cell>
          <table:table-cell table:style-name="ce1" table:formula="of:=[.$K$12]/[.K60]" office:value-type="float" office:value="9.90338773944356">
            <text:p>9.9033877394</text:p>
          </table:table-cell>
          <table:table-cell table:style-name="ce1"/>
          <table:table-cell table:style-name="ce1" table:formula="of:=AVERAGE([.R55:.R59])" office:value-type="float" office:value="7257622.4">
            <text:p>7257622.4</text:p>
          </table:table-cell>
          <table:table-cell table:style-name="ce1" table:formula="of:=AVERAGE([.S55:.S59])" office:value-type="float" office:value="4372044.8">
            <text:p>4372044.8</text:p>
          </table:table-cell>
          <table:table-cell table:style-name="ce1" table:formula="of:=AVERAGE([.T55:.T59])" office:value-type="float" office:value="88989.8">
            <text:p>88989.8</text:p>
          </table:table-cell>
          <table:table-cell table:style-name="ce1" table:formula="of:=SUM([.R60:.T60])" office:value-type="float" office:value="11718657">
            <text:p>11718657</text:p>
          </table:table-cell>
          <table:table-cell table:style-name="ce1" table:formula="of:=[.$U$12]/[.U60]" office:value-type="float" office:value="1.86469929105357">
            <text:p>1.8646992911</text:p>
          </table:table-cell>
          <table:table-cell table:style-name="ce1" table:formula="of:=[.V60]/[.$A60]" office:value-type="float" office:value="0.0776958037938989">
            <text:p>0.0776958038</text:p>
          </table:table-cell>
          <table:table-cell table:style-name="ce1" table:formula="of:=[.$S$12]/[.S60]" office:value-type="float" office:value="4.53256782730131">
            <text:p>4.5325678273</text:p>
          </table:table-cell>
          <table:table-cell table:style-name="ce1"/>
          <table:table-cell table:style-name="ce1" table:formula="of:=AVERAGE([.Z55:.Z59])" office:value-type="float" office:value="7165696">
            <text:p>7165696</text:p>
          </table:table-cell>
          <table:table-cell table:style-name="ce1" table:formula="of:=AVERAGE([.AA55:.AA59])" office:value-type="float" office:value="1662860.8">
            <text:p>1662860.8</text:p>
          </table:table-cell>
          <table:table-cell table:style-name="ce1" table:formula="of:=AVERAGE([.AB55:.AB59])" office:value-type="float" office:value="96915.2">
            <text:p>96915.2</text:p>
          </table:table-cell>
          <table:table-cell table:style-name="ce1" table:formula="of:=SUM([.Z60:.AB60])" office:value-type="float" office:value="8925472">
            <text:p>8925472</text:p>
          </table:table-cell>
          <table:table-cell table:style-name="ce1" table:formula="of:=[.$AC$12]/[.AC60]" office:value-type="float" office:value="2.44478703199114">
            <text:p>2.444787032</text:p>
          </table:table-cell>
          <table:table-cell table:style-name="ce1" table:formula="of:=[.AD60]/[.$A60]" office:value-type="float" office:value="0.101866126332964">
            <text:p>0.1018661263</text:p>
          </table:table-cell>
          <table:table-cell table:style-name="ce1" table:formula="of:=[.$AA$12]/[.AA60]" office:value-type="float" office:value="11.8719966217256">
            <text:p>11.8719966217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28</text:p>
          </table:table-cell>
          <table:table-cell table:number-columns-repeated="7"/>
          <table:table-cell office:value-type="string">
            <text:p>pent_dual_28</text:p>
          </table:table-cell>
          <table:table-cell table:number-columns-repeated="7"/>
          <table:table-cell office:value-type="string">
            <text:p>cojack_common_28</text:p>
          </table:table-cell>
          <table:table-cell table:number-columns-repeated="7"/>
          <table:table-cell office:value-type="string">
            <text:p>cojack_dual_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82274">
            <text:p>1782274</text:p>
          </table:table-cell>
          <table:table-cell office:value-type="float" office:value="1548122">
            <text:p>1548122</text:p>
          </table:table-cell>
          <table:table-cell office:value-type="float" office:value="79899">
            <text:p>79899</text:p>
          </table:table-cell>
          <table:table-cell table:number-columns-repeated="5"/>
          <table:table-cell office:value-type="float" office:value="1971105">
            <text:p>1971105</text:p>
          </table:table-cell>
          <table:table-cell office:value-type="float" office:value="637616">
            <text:p>637616</text:p>
          </table:table-cell>
          <table:table-cell office:value-type="float" office:value="47036">
            <text:p>47036</text:p>
          </table:table-cell>
          <table:table-cell table:number-columns-repeated="5"/>
          <table:table-cell office:value-type="float" office:value="6039099">
            <text:p>6039099</text:p>
          </table:table-cell>
          <table:table-cell office:value-type="float" office:value="3997185">
            <text:p>3997185</text:p>
          </table:table-cell>
          <table:table-cell office:value-type="float" office:value="89626">
            <text:p>89626</text:p>
          </table:table-cell>
          <table:table-cell table:number-columns-repeated="5"/>
          <table:table-cell office:value-type="float" office:value="7243774">
            <text:p>7243774</text:p>
          </table:table-cell>
          <table:table-cell office:value-type="float" office:value="1644392">
            <text:p>1644392</text:p>
          </table:table-cell>
          <table:table-cell office:value-type="float" office:value="78317">
            <text:p>78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9439">
            <text:p>1759439</text:p>
          </table:table-cell>
          <table:table-cell office:value-type="float" office:value="2021433">
            <text:p>2021433</text:p>
          </table:table-cell>
          <table:table-cell office:value-type="float" office:value="97170">
            <text:p>97170</text:p>
          </table:table-cell>
          <table:table-cell table:number-columns-repeated="5"/>
          <table:table-cell office:value-type="float" office:value="1947549">
            <text:p>1947549</text:p>
          </table:table-cell>
          <table:table-cell office:value-type="float" office:value="558847">
            <text:p>558847</text:p>
          </table:table-cell>
          <table:table-cell office:value-type="float" office:value="34248">
            <text:p>34248</text:p>
          </table:table-cell>
          <table:table-cell table:number-columns-repeated="5"/>
          <table:table-cell office:value-type="float" office:value="6043767">
            <text:p>6043767</text:p>
          </table:table-cell>
          <table:table-cell office:value-type="float" office:value="4405742">
            <text:p>4405742</text:p>
          </table:table-cell>
          <table:table-cell office:value-type="float" office:value="129835">
            <text:p>129835</text:p>
          </table:table-cell>
          <table:table-cell table:number-columns-repeated="5"/>
          <table:table-cell office:value-type="float" office:value="7203798">
            <text:p>7203798</text:p>
          </table:table-cell>
          <table:table-cell office:value-type="float" office:value="1465175">
            <text:p>1465175</text:p>
          </table:table-cell>
          <table:table-cell office:value-type="float" office:value="86991">
            <text:p>86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3779">
            <text:p>1763779</text:p>
          </table:table-cell>
          <table:table-cell office:value-type="float" office:value="1637529">
            <text:p>1637529</text:p>
          </table:table-cell>
          <table:table-cell office:value-type="float" office:value="45194">
            <text:p>45194</text:p>
          </table:table-cell>
          <table:table-cell table:number-columns-repeated="5"/>
          <table:table-cell office:value-type="float" office:value="1945481">
            <text:p>1945481</text:p>
          </table:table-cell>
          <table:table-cell office:value-type="float" office:value="339420">
            <text:p>339420</text:p>
          </table:table-cell>
          <table:table-cell office:value-type="float" office:value="35123">
            <text:p>35123</text:p>
          </table:table-cell>
          <table:table-cell table:number-columns-repeated="5"/>
          <table:table-cell office:value-type="float" office:value="6030641">
            <text:p>6030641</text:p>
          </table:table-cell>
          <table:table-cell office:value-type="float" office:value="4785201">
            <text:p>4785201</text:p>
          </table:table-cell>
          <table:table-cell office:value-type="float" office:value="72056">
            <text:p>72056</text:p>
          </table:table-cell>
          <table:table-cell table:number-columns-repeated="5"/>
          <table:table-cell office:value-type="float" office:value="7234402">
            <text:p>7234402</text:p>
          </table:table-cell>
          <table:table-cell office:value-type="float" office:value="1509645">
            <text:p>1509645</text:p>
          </table:table-cell>
          <table:table-cell office:value-type="float" office:value="76187">
            <text:p>76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7780">
            <text:p>1757780</text:p>
          </table:table-cell>
          <table:table-cell office:value-type="float" office:value="1342778">
            <text:p>1342778</text:p>
          </table:table-cell>
          <table:table-cell office:value-type="float" office:value="22328">
            <text:p>22328</text:p>
          </table:table-cell>
          <table:table-cell table:number-columns-repeated="5"/>
          <table:table-cell office:value-type="float" office:value="1938926">
            <text:p>1938926</text:p>
          </table:table-cell>
          <table:table-cell office:value-type="float" office:value="393889">
            <text:p>393889</text:p>
          </table:table-cell>
          <table:table-cell office:value-type="float" office:value="23106">
            <text:p>23106</text:p>
          </table:table-cell>
          <table:table-cell table:number-columns-repeated="5"/>
          <table:table-cell office:value-type="float" office:value="6050901">
            <text:p>6050901</text:p>
          </table:table-cell>
          <table:table-cell office:value-type="float" office:value="4485013">
            <text:p>4485013</text:p>
          </table:table-cell>
          <table:table-cell office:value-type="float" office:value="72581">
            <text:p>72581</text:p>
          </table:table-cell>
          <table:table-cell table:number-columns-repeated="5"/>
          <table:table-cell office:value-type="float" office:value="7218219">
            <text:p>7218219</text:p>
          </table:table-cell>
          <table:table-cell office:value-type="float" office:value="1298725">
            <text:p>1298725</text:p>
          </table:table-cell>
          <table:table-cell office:value-type="float" office:value="76832">
            <text:p>76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2660">
            <text:p>1762660</text:p>
          </table:table-cell>
          <table:table-cell office:value-type="float" office:value="1319506">
            <text:p>1319506</text:p>
          </table:table-cell>
          <table:table-cell office:value-type="float" office:value="70943">
            <text:p>70943</text:p>
          </table:table-cell>
          <table:table-cell table:number-columns-repeated="5"/>
          <table:table-cell office:value-type="float" office:value="1963446">
            <text:p>1963446</text:p>
          </table:table-cell>
          <table:table-cell office:value-type="float" office:value="1257321">
            <text:p>1257321</text:p>
          </table:table-cell>
          <table:table-cell office:value-type="float" office:value="72546">
            <text:p>72546</text:p>
          </table:table-cell>
          <table:table-cell table:number-columns-repeated="5"/>
          <table:table-cell office:value-type="float" office:value="6021880">
            <text:p>6021880</text:p>
          </table:table-cell>
          <table:table-cell office:value-type="float" office:value="4697674">
            <text:p>4697674</text:p>
          </table:table-cell>
          <table:table-cell office:value-type="float" office:value="72689">
            <text:p>72689</text:p>
          </table:table-cell>
          <table:table-cell table:number-columns-repeated="5"/>
          <table:table-cell office:value-type="float" office:value="7226437">
            <text:p>7226437</text:p>
          </table:table-cell>
          <table:table-cell office:value-type="float" office:value="1144551">
            <text:p>1144551</text:p>
          </table:table-cell>
          <table:table-cell office:value-type="float" office:value="75584">
            <text:p>75584</text:p>
          </table:table-cell>
          <table:table-cell table:number-columns-repeated="4"/>
        </table:table-row>
        <table:table-row table:style-name="ro1">
          <table:table-cell table:formula="of:=[.A60]+4" office:value-type="float" office:value="28">
            <text:p>28</text:p>
          </table:table-cell>
          <table:table-cell table:style-name="ce1" table:formula="of:=AVERAGE([.B63:.B67])" office:value-type="float" office:value="1765186.4">
            <text:p>1765186.4</text:p>
          </table:table-cell>
          <table:table-cell table:style-name="ce1" table:formula="of:=AVERAGE([.C63:.C67])" office:value-type="float" office:value="1573873.6">
            <text:p>1573873.6</text:p>
          </table:table-cell>
          <table:table-cell table:style-name="ce1" table:formula="of:=AVERAGE([.D63:.D67])" office:value-type="float" office:value="63106.8">
            <text:p>63106.8</text:p>
          </table:table-cell>
          <table:table-cell table:style-name="ce1" table:formula="of:=SUM([.B68:.D68])" office:value-type="float" office:value="3402166.8">
            <text:p>3402166.8</text:p>
          </table:table-cell>
          <table:table-cell table:style-name="ce1" table:formula="of:=[.$E$12]/[.E68]" office:value-type="float" office:value="1.58092154682128">
            <text:p>1.5809215468</text:p>
          </table:table-cell>
          <table:table-cell table:style-name="ce1" table:formula="of:=[.F68]/[.$A68]" office:value-type="float" office:value="0.0564614838150457">
            <text:p>0.0564614838</text:p>
          </table:table-cell>
          <table:table-cell table:style-name="ce1" table:formula="of:=[.$C$12]/[.C68]" office:value-type="float" office:value="2.96539671292536">
            <text:p>2.9653967129</text:p>
          </table:table-cell>
          <table:table-cell table:style-name="ce1"/>
          <table:table-cell table:style-name="ce1" table:formula="of:=AVERAGE([.J63:.J67])" office:value-type="float" office:value="1953301.4">
            <text:p>1953301.4</text:p>
          </table:table-cell>
          <table:table-cell table:style-name="ce1" table:formula="of:=AVERAGE([.K63:.K67])" office:value-type="float" office:value="637418.6">
            <text:p>637418.6</text:p>
          </table:table-cell>
          <table:table-cell table:style-name="ce1" table:formula="of:=AVERAGE([.L63:.L67])" office:value-type="float" office:value="42411.8">
            <text:p>42411.8</text:p>
          </table:table-cell>
          <table:table-cell table:style-name="ce1" table:formula="of:=SUM([.J68:.L68])" office:value-type="float" office:value="2633131.8">
            <text:p>2633131.8</text:p>
          </table:table-cell>
          <table:table-cell table:style-name="ce1" table:formula="of:=[.$M$12]/[.M68]" office:value-type="float" office:value="1.98446162094886">
            <text:p>1.9844616209</text:p>
          </table:table-cell>
          <table:table-cell table:style-name="ce1" table:formula="of:=[.N68]/[.$A68]" office:value-type="float" office:value="0.0708736293196023">
            <text:p>0.0708736293</text:p>
          </table:table-cell>
          <table:table-cell table:style-name="ce1" table:formula="of:=[.$K$12]/[.K68]" office:value-type="float" office:value="7.12780737807149">
            <text:p>7.1278073781</text:p>
          </table:table-cell>
          <table:table-cell table:style-name="ce1"/>
          <table:table-cell table:style-name="ce1" table:formula="of:=AVERAGE([.R63:.R67])" office:value-type="float" office:value="6037257.6">
            <text:p>6037257.6</text:p>
          </table:table-cell>
          <table:table-cell table:style-name="ce1" table:formula="of:=AVERAGE([.S63:.S67])" office:value-type="float" office:value="4474163">
            <text:p>4474163</text:p>
          </table:table-cell>
          <table:table-cell table:style-name="ce1" table:formula="of:=AVERAGE([.T63:.T67])" office:value-type="float" office:value="87357.4">
            <text:p>87357.4</text:p>
          </table:table-cell>
          <table:table-cell table:style-name="ce1" table:formula="of:=SUM([.R68:.T68])" office:value-type="float" office:value="10598778">
            <text:p>10598778</text:p>
          </table:table-cell>
          <table:table-cell table:style-name="ce1" table:formula="of:=[.$U$12]/[.U68]" office:value-type="float" office:value="2.06172554986999">
            <text:p>2.0617255499</text:p>
          </table:table-cell>
          <table:table-cell table:style-name="ce1" table:formula="of:=[.V68]/[.$A68]" office:value-type="float" office:value="0.0736330553524998">
            <text:p>0.0736330554</text:p>
          </table:table-cell>
          <table:table-cell table:style-name="ce1" table:formula="of:=[.$S$12]/[.S68]" office:value-type="float" office:value="4.42911659678023">
            <text:p>4.4291165968</text:p>
          </table:table-cell>
          <table:table-cell table:style-name="ce1"/>
          <table:table-cell table:style-name="ce1" table:formula="of:=AVERAGE([.Z63:.Z67])" office:value-type="float" office:value="7225326">
            <text:p>7225326</text:p>
          </table:table-cell>
          <table:table-cell table:style-name="ce1" table:formula="of:=AVERAGE([.AA63:.AA67])" office:value-type="float" office:value="1412497.6">
            <text:p>1412497.6</text:p>
          </table:table-cell>
          <table:table-cell table:style-name="ce1" table:formula="of:=AVERAGE([.AB63:.AB67])" office:value-type="float" office:value="78782.2">
            <text:p>78782.2</text:p>
          </table:table-cell>
          <table:table-cell table:style-name="ce1" table:formula="of:=SUM([.Z68:.AB68])" office:value-type="float" office:value="8716605.8">
            <text:p>8716605.8</text:p>
          </table:table-cell>
          <table:table-cell table:style-name="ce1" table:formula="of:=[.$AC$12]/[.AC68]" office:value-type="float" office:value="2.50336870803541">
            <text:p>2.503368708</text:p>
          </table:table-cell>
          <table:table-cell table:style-name="ce1" table:formula="of:=[.AD68]/[.$A68]" office:value-type="float" office:value="0.0894060252869791">
            <text:p>0.0894060253</text:p>
          </table:table-cell>
          <table:table-cell table:style-name="ce1" table:formula="of:=[.$AA$12]/[.AA68]" office:value-type="float" office:value="13.9762912163532">
            <text:p>13.9762912164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32</text:p>
          </table:table-cell>
          <table:table-cell table:number-columns-repeated="7"/>
          <table:table-cell office:value-type="string">
            <text:p>pent_dual_32</text:p>
          </table:table-cell>
          <table:table-cell table:number-columns-repeated="7"/>
          <table:table-cell office:value-type="string">
            <text:p>cojack_common_32</text:p>
          </table:table-cell>
          <table:table-cell table:number-columns-repeated="7"/>
          <table:table-cell office:value-type="string">
            <text:p>cojack_dual_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7253">
            <text:p>1527253</text:p>
          </table:table-cell>
          <table:table-cell office:value-type="float" office:value="1842514">
            <text:p>1842514</text:p>
          </table:table-cell>
          <table:table-cell office:value-type="float" office:value="80088">
            <text:p>80088</text:p>
          </table:table-cell>
          <table:table-cell table:number-columns-repeated="5"/>
          <table:table-cell office:value-type="float" office:value="1971840">
            <text:p>1971840</text:p>
          </table:table-cell>
          <table:table-cell office:value-type="float" office:value="630305">
            <text:p>630305</text:p>
          </table:table-cell>
          <table:table-cell office:value-type="float" office:value="40504">
            <text:p>40504</text:p>
          </table:table-cell>
          <table:table-cell table:number-columns-repeated="5"/>
          <table:table-cell office:value-type="float" office:value="6204073">
            <text:p>6204073</text:p>
          </table:table-cell>
          <table:table-cell office:value-type="float" office:value="5027116">
            <text:p>5027116</text:p>
          </table:table-cell>
          <table:table-cell office:value-type="float" office:value="78464">
            <text:p>78464</text:p>
          </table:table-cell>
          <table:table-cell table:number-columns-repeated="5"/>
          <table:table-cell office:value-type="float" office:value="7275014">
            <text:p>7275014</text:p>
          </table:table-cell>
          <table:table-cell office:value-type="float" office:value="1199022">
            <text:p>1199022</text:p>
          </table:table-cell>
          <table:table-cell office:value-type="float" office:value="72212">
            <text:p>72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1766">
            <text:p>1501766</text:p>
          </table:table-cell>
          <table:table-cell office:value-type="float" office:value="1393669">
            <text:p>1393669</text:p>
          </table:table-cell>
          <table:table-cell office:value-type="float" office:value="121086">
            <text:p>121086</text:p>
          </table:table-cell>
          <table:table-cell table:number-columns-repeated="5"/>
          <table:table-cell office:value-type="float" office:value="1943945">
            <text:p>1943945</text:p>
          </table:table-cell>
          <table:table-cell office:value-type="float" office:value="351501">
            <text:p>351501</text:p>
          </table:table-cell>
          <table:table-cell office:value-type="float" office:value="32714">
            <text:p>32714</text:p>
          </table:table-cell>
          <table:table-cell table:number-columns-repeated="5"/>
          <table:table-cell office:value-type="float" office:value="5225048">
            <text:p>5225048</text:p>
          </table:table-cell>
          <table:table-cell office:value-type="float" office:value="3945662">
            <text:p>3945662</text:p>
          </table:table-cell>
          <table:table-cell office:value-type="float" office:value="68244">
            <text:p>68244</text:p>
          </table:table-cell>
          <table:table-cell table:number-columns-repeated="5"/>
          <table:table-cell office:value-type="float" office:value="7293449">
            <text:p>7293449</text:p>
          </table:table-cell>
          <table:table-cell office:value-type="float" office:value="1693912">
            <text:p>1693912</text:p>
          </table:table-cell>
          <table:table-cell office:value-type="float" office:value="85811">
            <text:p>85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7121">
            <text:p>1497121</text:p>
          </table:table-cell>
          <table:table-cell office:value-type="float" office:value="1438303">
            <text:p>1438303</text:p>
          </table:table-cell>
          <table:table-cell office:value-type="float" office:value="66263">
            <text:p>66263</text:p>
          </table:table-cell>
          <table:table-cell table:number-columns-repeated="5"/>
          <table:table-cell office:value-type="float" office:value="1949028">
            <text:p>1949028</text:p>
          </table:table-cell>
          <table:table-cell office:value-type="float" office:value="354863">
            <text:p>354863</text:p>
          </table:table-cell>
          <table:table-cell office:value-type="float" office:value="31470">
            <text:p>31470</text:p>
          </table:table-cell>
          <table:table-cell table:number-columns-repeated="5"/>
          <table:table-cell office:value-type="float" office:value="5250035">
            <text:p>5250035</text:p>
          </table:table-cell>
          <table:table-cell office:value-type="float" office:value="4319937">
            <text:p>4319937</text:p>
          </table:table-cell>
          <table:table-cell office:value-type="float" office:value="69038">
            <text:p>69038</text:p>
          </table:table-cell>
          <table:table-cell table:number-columns-repeated="5"/>
          <table:table-cell office:value-type="float" office:value="7261761">
            <text:p>7261761</text:p>
          </table:table-cell>
          <table:table-cell office:value-type="float" office:value="1161728">
            <text:p>1161728</text:p>
          </table:table-cell>
          <table:table-cell office:value-type="float" office:value="75837">
            <text:p>75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2073">
            <text:p>1502073</text:p>
          </table:table-cell>
          <table:table-cell office:value-type="float" office:value="1450227">
            <text:p>1450227</text:p>
          </table:table-cell>
          <table:table-cell office:value-type="float" office:value="65914">
            <text:p>65914</text:p>
          </table:table-cell>
          <table:table-cell table:number-columns-repeated="5"/>
          <table:table-cell office:value-type="float" office:value="1972585">
            <text:p>1972585</text:p>
          </table:table-cell>
          <table:table-cell office:value-type="float" office:value="894466">
            <text:p>894466</text:p>
          </table:table-cell>
          <table:table-cell office:value-type="float" office:value="20077">
            <text:p>20077</text:p>
          </table:table-cell>
          <table:table-cell table:number-columns-repeated="5"/>
          <table:table-cell office:value-type="float" office:value="5226345">
            <text:p>5226345</text:p>
          </table:table-cell>
          <table:table-cell office:value-type="float" office:value="4561241">
            <text:p>4561241</text:p>
          </table:table-cell>
          <table:table-cell office:value-type="float" office:value="73095">
            <text:p>73095</text:p>
          </table:table-cell>
          <table:table-cell table:number-columns-repeated="5"/>
          <table:table-cell office:value-type="float" office:value="7255320">
            <text:p>7255320</text:p>
          </table:table-cell>
          <table:table-cell office:value-type="float" office:value="1020592">
            <text:p>1020592</text:p>
          </table:table-cell>
          <table:table-cell office:value-type="float" office:value="72797">
            <text:p>72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6983">
            <text:p>1496983</text:p>
          </table:table-cell>
          <table:table-cell office:value-type="float" office:value="1419716">
            <text:p>1419716</text:p>
          </table:table-cell>
          <table:table-cell office:value-type="float" office:value="65216">
            <text:p>65216</text:p>
          </table:table-cell>
          <table:table-cell table:number-columns-repeated="5"/>
          <table:table-cell office:value-type="float" office:value="1948177">
            <text:p>1948177</text:p>
          </table:table-cell>
          <table:table-cell office:value-type="float" office:value="369045">
            <text:p>369045</text:p>
          </table:table-cell>
          <table:table-cell office:value-type="float" office:value="31662">
            <text:p>31662</text:p>
          </table:table-cell>
          <table:table-cell table:number-columns-repeated="5"/>
          <table:table-cell office:value-type="float" office:value="5221167">
            <text:p>5221167</text:p>
          </table:table-cell>
          <table:table-cell office:value-type="float" office:value="3954543">
            <text:p>3954543</text:p>
          </table:table-cell>
          <table:table-cell office:value-type="float" office:value="74175">
            <text:p>74175</text:p>
          </table:table-cell>
          <table:table-cell table:number-columns-repeated="5"/>
          <table:table-cell office:value-type="float" office:value="7264689">
            <text:p>7264689</text:p>
          </table:table-cell>
          <table:table-cell office:value-type="float" office:value="1041278">
            <text:p>1041278</text:p>
          </table:table-cell>
          <table:table-cell office:value-type="float" office:value="72448">
            <text:p>72448</text:p>
          </table:table-cell>
          <table:table-cell table:number-columns-repeated="4"/>
        </table:table-row>
        <table:table-row table:style-name="ro1">
          <table:table-cell table:formula="of:=[.A68]+4" office:value-type="float" office:value="32">
            <text:p>32</text:p>
          </table:table-cell>
          <table:table-cell table:style-name="ce1" table:formula="of:=AVERAGE([.B71:.B75])" office:value-type="float" office:value="1505039.2">
            <text:p>1505039.2</text:p>
          </table:table-cell>
          <table:table-cell table:style-name="ce1" table:formula="of:=AVERAGE([.C71:.C75])" office:value-type="float" office:value="1508885.8">
            <text:p>1508885.8</text:p>
          </table:table-cell>
          <table:table-cell table:style-name="ce1" table:formula="of:=AVERAGE([.D71:.D75])" office:value-type="float" office:value="79713.4">
            <text:p>79713.4</text:p>
          </table:table-cell>
          <table:table-cell table:style-name="ce1" table:formula="of:=SUM([.B76:.D76])" office:value-type="float" office:value="3093638.4">
            <text:p>3093638.4</text:p>
          </table:table-cell>
          <table:table-cell table:style-name="ce1" table:formula="of:=[.$E$12]/[.E76]" office:value-type="float" office:value="1.73858677213213">
            <text:p>1.7385867721</text:p>
          </table:table-cell>
          <table:table-cell table:style-name="ce1" table:formula="of:=[.F76]/[.$A76]" office:value-type="float" office:value="0.054330836629129">
            <text:p>0.0543308366</text:p>
          </table:table-cell>
          <table:table-cell table:style-name="ce1" table:formula="of:=[.$C$12]/[.C76]" office:value-type="float" office:value="3.09311652346387">
            <text:p>3.0931165235</text:p>
          </table:table-cell>
          <table:table-cell table:style-name="ce1"/>
          <table:table-cell table:style-name="ce1" table:formula="of:=AVERAGE([.J71:.J75])" office:value-type="float" office:value="1957115">
            <text:p>1957115</text:p>
          </table:table-cell>
          <table:table-cell table:style-name="ce1" table:formula="of:=AVERAGE([.K71:.K75])" office:value-type="float" office:value="520036">
            <text:p>520036</text:p>
          </table:table-cell>
          <table:table-cell table:style-name="ce1" table:formula="of:=AVERAGE([.L71:.L75])" office:value-type="float" office:value="31285.4">
            <text:p>31285.4</text:p>
          </table:table-cell>
          <table:table-cell table:style-name="ce1" table:formula="of:=SUM([.J76:.L76])" office:value-type="float" office:value="2508436.4">
            <text:p>2508436.4</text:p>
          </table:table-cell>
          <table:table-cell table:style-name="ce1" table:formula="of:=[.$M$12]/[.M76]" office:value-type="float" office:value="2.08311002025007">
            <text:p>2.0831100203</text:p>
          </table:table-cell>
          <table:table-cell table:style-name="ce1" table:formula="of:=[.N76]/[.$A76]" office:value-type="float" office:value="0.0650971881328145">
            <text:p>0.0650971881</text:p>
          </table:table-cell>
          <table:table-cell table:style-name="ce1" table:formula="of:=[.$K$12]/[.K76]" office:value-type="float" office:value="8.7366970748179">
            <text:p>8.7366970748</text:p>
          </table:table-cell>
          <table:table-cell table:style-name="ce1"/>
          <table:table-cell table:style-name="ce1" table:formula="of:=AVERAGE([.R71:.R75])" office:value-type="float" office:value="5425333.6">
            <text:p>5425333.6</text:p>
          </table:table-cell>
          <table:table-cell table:style-name="ce1" table:formula="of:=AVERAGE([.S71:.S75])" office:value-type="float" office:value="4361699.8">
            <text:p>4361699.8</text:p>
          </table:table-cell>
          <table:table-cell table:style-name="ce1" table:formula="of:=AVERAGE([.T71:.T75])" office:value-type="float" office:value="72603.2">
            <text:p>72603.2</text:p>
          </table:table-cell>
          <table:table-cell table:style-name="ce1" table:formula="of:=SUM([.R76:.T76])" office:value-type="float" office:value="9859636.6">
            <text:p>9859636.6</text:p>
          </table:table-cell>
          <table:table-cell table:style-name="ce1" table:formula="of:=[.$U$12]/[.U76]" office:value-type="float" office:value="2.21628567933224">
            <text:p>2.2162856793</text:p>
          </table:table-cell>
          <table:table-cell table:style-name="ce1" table:formula="of:=[.V76]/[.$A76]" office:value-type="float" office:value="0.0692589274791325">
            <text:p>0.0692589275</text:p>
          </table:table-cell>
          <table:table-cell table:style-name="ce1" table:formula="of:=[.$S$12]/[.S76]" office:value-type="float" office:value="4.54331808897073">
            <text:p>4.543318089</text:p>
          </table:table-cell>
          <table:table-cell table:style-name="ce1"/>
          <table:table-cell table:style-name="ce1" table:formula="of:=AVERAGE([.Z71:.Z75])" office:value-type="float" office:value="7270046.6">
            <text:p>7270046.6</text:p>
          </table:table-cell>
          <table:table-cell table:style-name="ce1" table:formula="of:=AVERAGE([.AA71:.AA75])" office:value-type="float" office:value="1223306.4">
            <text:p>1223306.4</text:p>
          </table:table-cell>
          <table:table-cell table:style-name="ce1" table:formula="of:=AVERAGE([.AB71:.AB75])" office:value-type="float" office:value="75821">
            <text:p>75821</text:p>
          </table:table-cell>
          <table:table-cell table:style-name="ce1" table:formula="of:=SUM([.Z76:.AB76])" office:value-type="float" office:value="8569174">
            <text:p>8569174</text:p>
          </table:table-cell>
          <table:table-cell table:style-name="ce1" table:formula="of:=[.$AC$12]/[.AC76]" office:value-type="float" office:value="2.54643892165103">
            <text:p>2.5464389217</text:p>
          </table:table-cell>
          <table:table-cell table:style-name="ce1" table:formula="of:=[.AD76]/[.$A76]" office:value-type="float" office:value="0.0795762163015946">
            <text:p>0.0795762163</text:p>
          </table:table-cell>
          <table:table-cell table:style-name="ce1" table:formula="of:=[.$AA$12]/[.AA76]" office:value-type="float" office:value="16.1378030884168">
            <text:p>16.1378030884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36</text:p>
          </table:table-cell>
          <table:table-cell table:number-columns-repeated="7"/>
          <table:table-cell office:value-type="string">
            <text:p>pent_dual_36</text:p>
          </table:table-cell>
          <table:table-cell table:number-columns-repeated="7"/>
          <table:table-cell office:value-type="string">
            <text:p>cojack_common_36</text:p>
          </table:table-cell>
          <table:table-cell table:number-columns-repeated="7"/>
          <table:table-cell office:value-type="string">
            <text:p>cojack_dual_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5951">
            <text:p>1335951</text:p>
          </table:table-cell>
          <table:table-cell office:value-type="float" office:value="1460332">
            <text:p>1460332</text:p>
          </table:table-cell>
          <table:table-cell office:value-type="float" office:value="103700">
            <text:p>103700</text:p>
          </table:table-cell>
          <table:table-cell table:number-columns-repeated="5"/>
          <table:table-cell office:value-type="float" office:value="2004055">
            <text:p>2004055</text:p>
          </table:table-cell>
          <table:table-cell office:value-type="float" office:value="749166">
            <text:p>749166</text:p>
          </table:table-cell>
          <table:table-cell office:value-type="float" office:value="18180">
            <text:p>18180</text:p>
          </table:table-cell>
          <table:table-cell table:number-columns-repeated="5"/>
          <table:table-cell office:value-type="float" office:value="4564259">
            <text:p>4564259</text:p>
          </table:table-cell>
          <table:table-cell office:value-type="float" office:value="3789575">
            <text:p>3789575</text:p>
          </table:table-cell>
          <table:table-cell office:value-type="float" office:value="72127">
            <text:p>72127</text:p>
          </table:table-cell>
          <table:table-cell table:number-columns-repeated="5"/>
          <table:table-cell office:value-type="float" office:value="7387814">
            <text:p>7387814</text:p>
          </table:table-cell>
          <table:table-cell office:value-type="float" office:value="1461509">
            <text:p>1461509</text:p>
          </table:table-cell>
          <table:table-cell office:value-type="float" office:value="64251">
            <text:p>64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3035">
            <text:p>1333035</text:p>
          </table:table-cell>
          <table:table-cell office:value-type="float" office:value="1466696">
            <text:p>1466696</text:p>
          </table:table-cell>
          <table:table-cell office:value-type="float" office:value="107798">
            <text:p>107798</text:p>
          </table:table-cell>
          <table:table-cell table:number-columns-repeated="5"/>
          <table:table-cell office:value-type="float" office:value="2007117">
            <text:p>2007117</text:p>
          </table:table-cell>
          <table:table-cell office:value-type="float" office:value="575014">
            <text:p>575014</text:p>
          </table:table-cell>
          <table:table-cell office:value-type="float" office:value="44707">
            <text:p>44707</text:p>
          </table:table-cell>
          <table:table-cell table:number-columns-repeated="5"/>
          <table:table-cell office:value-type="float" office:value="4508485">
            <text:p>4508485</text:p>
          </table:table-cell>
          <table:table-cell office:value-type="float" office:value="3826118">
            <text:p>3826118</text:p>
          </table:table-cell>
          <table:table-cell office:value-type="float" office:value="60964">
            <text:p>60964</text:p>
          </table:table-cell>
          <table:table-cell table:number-columns-repeated="5"/>
          <table:table-cell office:value-type="float" office:value="7375299">
            <text:p>7375299</text:p>
          </table:table-cell>
          <table:table-cell office:value-type="float" office:value="1174485">
            <text:p>1174485</text:p>
          </table:table-cell>
          <table:table-cell office:value-type="float" office:value="70901">
            <text:p>70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5966">
            <text:p>1335966</text:p>
          </table:table-cell>
          <table:table-cell office:value-type="float" office:value="1426679">
            <text:p>1426679</text:p>
          </table:table-cell>
          <table:table-cell office:value-type="float" office:value="147011">
            <text:p>147011</text:p>
          </table:table-cell>
          <table:table-cell table:number-columns-repeated="5"/>
          <table:table-cell office:value-type="float" office:value="1986621">
            <text:p>1986621</text:p>
          </table:table-cell>
          <table:table-cell office:value-type="float" office:value="421186">
            <text:p>421186</text:p>
          </table:table-cell>
          <table:table-cell office:value-type="float" office:value="29703">
            <text:p>29703</text:p>
          </table:table-cell>
          <table:table-cell table:number-columns-repeated="5"/>
          <table:table-cell office:value-type="float" office:value="4485582">
            <text:p>4485582</text:p>
          </table:table-cell>
          <table:table-cell office:value-type="float" office:value="4226486">
            <text:p>4226486</text:p>
          </table:table-cell>
          <table:table-cell office:value-type="float" office:value="61034">
            <text:p>61034</text:p>
          </table:table-cell>
          <table:table-cell table:number-columns-repeated="5"/>
          <table:table-cell office:value-type="float" office:value="7377339">
            <text:p>7377339</text:p>
          </table:table-cell>
          <table:table-cell office:value-type="float" office:value="1114691">
            <text:p>1114691</text:p>
          </table:table-cell>
          <table:table-cell office:value-type="float" office:value="66464">
            <text:p>66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2471">
            <text:p>1342471</text:p>
          </table:table-cell>
          <table:table-cell office:value-type="float" office:value="1594776">
            <text:p>1594776</text:p>
          </table:table-cell>
          <table:table-cell office:value-type="float" office:value="63668">
            <text:p>63668</text:p>
          </table:table-cell>
          <table:table-cell table:number-columns-repeated="5"/>
          <table:table-cell office:value-type="float" office:value="1992218">
            <text:p>1992218</text:p>
          </table:table-cell>
          <table:table-cell office:value-type="float" office:value="400988">
            <text:p>400988</text:p>
          </table:table-cell>
          <table:table-cell office:value-type="float" office:value="41205">
            <text:p>41205</text:p>
          </table:table-cell>
          <table:table-cell table:number-columns-repeated="5"/>
          <table:table-cell office:value-type="float" office:value="4493110">
            <text:p>4493110</text:p>
          </table:table-cell>
          <table:table-cell office:value-type="float" office:value="4271176">
            <text:p>4271176</text:p>
          </table:table-cell>
          <table:table-cell office:value-type="float" office:value="78994">
            <text:p>78994</text:p>
          </table:table-cell>
          <table:table-cell table:number-columns-repeated="5"/>
          <table:table-cell office:value-type="float" office:value="7379125">
            <text:p>7379125</text:p>
          </table:table-cell>
          <table:table-cell office:value-type="float" office:value="1345844">
            <text:p>1345844</text:p>
          </table:table-cell>
          <table:table-cell office:value-type="float" office:value="64349">
            <text:p>64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7198">
            <text:p>1347198</text:p>
          </table:table-cell>
          <table:table-cell office:value-type="float" office:value="1578849">
            <text:p>1578849</text:p>
          </table:table-cell>
          <table:table-cell office:value-type="float" office:value="110244">
            <text:p>110244</text:p>
          </table:table-cell>
          <table:table-cell table:number-columns-repeated="5"/>
          <table:table-cell office:value-type="float" office:value="2016713">
            <text:p>2016713</text:p>
          </table:table-cell>
          <table:table-cell office:value-type="float" office:value="1124449">
            <text:p>1124449</text:p>
          </table:table-cell>
          <table:table-cell office:value-type="float" office:value="50169">
            <text:p>50169</text:p>
          </table:table-cell>
          <table:table-cell table:number-columns-repeated="5"/>
          <table:table-cell office:value-type="float" office:value="4480147">
            <text:p>4480147</text:p>
          </table:table-cell>
          <table:table-cell office:value-type="float" office:value="4374645">
            <text:p>4374645</text:p>
          </table:table-cell>
          <table:table-cell office:value-type="float" office:value="60594">
            <text:p>60594</text:p>
          </table:table-cell>
          <table:table-cell table:number-columns-repeated="5"/>
          <table:table-cell office:value-type="float" office:value="7379603">
            <text:p>7379603</text:p>
          </table:table-cell>
          <table:table-cell office:value-type="float" office:value="1262081">
            <text:p>1262081</text:p>
          </table:table-cell>
          <table:table-cell office:value-type="float" office:value="64652">
            <text:p>64652</text:p>
          </table:table-cell>
          <table:table-cell table:number-columns-repeated="4"/>
        </table:table-row>
        <table:table-row table:style-name="ro1">
          <table:table-cell table:formula="of:=[.A76]+4" office:value-type="float" office:value="36">
            <text:p>36</text:p>
          </table:table-cell>
          <table:table-cell table:style-name="ce1" table:formula="of:=AVERAGE([.B79:.B83])" office:value-type="float" office:value="1338924.2">
            <text:p>1338924.2</text:p>
          </table:table-cell>
          <table:table-cell table:style-name="ce1" table:formula="of:=AVERAGE([.C79:.C83])" office:value-type="float" office:value="1505466.4">
            <text:p>1505466.4</text:p>
          </table:table-cell>
          <table:table-cell table:style-name="ce1" table:formula="of:=AVERAGE([.D79:.D83])" office:value-type="float" office:value="106484.2">
            <text:p>106484.2</text:p>
          </table:table-cell>
          <table:table-cell table:style-name="ce1" table:formula="of:=SUM([.B84:.D84])" office:value-type="float" office:value="2950874.8">
            <text:p>2950874.8</text:p>
          </table:table-cell>
          <table:table-cell table:style-name="ce1" table:formula="of:=[.$E$12]/[.E84]" office:value-type="float" office:value="1.82269976347353">
            <text:p>1.8226997635</text:p>
          </table:table-cell>
          <table:table-cell table:style-name="ce1" table:formula="of:=[.F84]/[.$A84]" office:value-type="float" office:value="0.0506305489853758">
            <text:p>0.050630549</text:p>
          </table:table-cell>
          <table:table-cell table:style-name="ce1" table:formula="of:=[.$C$12]/[.C84]" office:value-type="float" office:value="3.10014198922008">
            <text:p>3.1001419892</text:p>
          </table:table-cell>
          <table:table-cell table:style-name="ce1"/>
          <table:table-cell table:style-name="ce1" table:formula="of:=AVERAGE([.J79:.J83])" office:value-type="float" office:value="2001344.8">
            <text:p>2001344.8</text:p>
          </table:table-cell>
          <table:table-cell table:style-name="ce1" table:formula="of:=AVERAGE([.K79:.K83])" office:value-type="float" office:value="654160.6">
            <text:p>654160.6</text:p>
          </table:table-cell>
          <table:table-cell table:style-name="ce1" table:formula="of:=AVERAGE([.L79:.L83])" office:value-type="float" office:value="36792.8">
            <text:p>36792.8</text:p>
          </table:table-cell>
          <table:table-cell table:style-name="ce1" table:formula="of:=SUM([.J84:.L84])" office:value-type="float" office:value="2692298.2">
            <text:p>2692298.2</text:p>
          </table:table-cell>
          <table:table-cell table:style-name="ce1" table:formula="of:=[.$M$12]/[.M84]" office:value-type="float" office:value="1.94085075717096">
            <text:p>1.9408507572</text:p>
          </table:table-cell>
          <table:table-cell table:style-name="ce1" table:formula="of:=[.N84]/[.$A84]" office:value-type="float" office:value="0.0539125210325265">
            <text:p>0.053912521</text:p>
          </table:table-cell>
          <table:table-cell table:style-name="ce1" table:formula="of:=[.$K$12]/[.K84]" office:value-type="float" office:value="6.94538466547817">
            <text:p>6.9453846655</text:p>
          </table:table-cell>
          <table:table-cell table:style-name="ce1"/>
          <table:table-cell table:style-name="ce1" table:formula="of:=AVERAGE([.R79:.R83])" office:value-type="float" office:value="4506316.6">
            <text:p>4506316.6</text:p>
          </table:table-cell>
          <table:table-cell table:style-name="ce1" table:formula="of:=AVERAGE([.S79:.S83])" office:value-type="float" office:value="4097600">
            <text:p>4097600</text:p>
          </table:table-cell>
          <table:table-cell table:style-name="ce1" table:formula="of:=AVERAGE([.T79:.T83])" office:value-type="float" office:value="66742.6">
            <text:p>66742.6</text:p>
          </table:table-cell>
          <table:table-cell table:style-name="ce1" table:formula="of:=SUM([.R84:.T84])" office:value-type="float" office:value="8670659.2">
            <text:p>8670659.2</text:p>
          </table:table-cell>
          <table:table-cell table:style-name="ce1" table:formula="of:=[.$U$12]/[.U84]" office:value-type="float" office:value="2.52019724175066">
            <text:p>2.5201972418</text:p>
          </table:table-cell>
          <table:table-cell table:style-name="ce1" table:formula="of:=[.V84]/[.$A84]" office:value-type="float" office:value="0.0700054789375184">
            <text:p>0.0700054789</text:p>
          </table:table-cell>
          <table:table-cell table:style-name="ce1" table:formula="of:=[.$S$12]/[.S84]" office:value-type="float" office:value="4.83614545099571">
            <text:p>4.836145451</text:p>
          </table:table-cell>
          <table:table-cell table:style-name="ce1"/>
          <table:table-cell table:style-name="ce1" table:formula="of:=AVERAGE([.Z79:.Z83])" office:value-type="float" office:value="7379836">
            <text:p>7379836</text:p>
          </table:table-cell>
          <table:table-cell table:style-name="ce1" table:formula="of:=AVERAGE([.AA79:.AA83])" office:value-type="float" office:value="1271722">
            <text:p>1271722</text:p>
          </table:table-cell>
          <table:table-cell table:style-name="ce1" table:formula="of:=AVERAGE([.AB79:.AB83])" office:value-type="float" office:value="66123.4">
            <text:p>66123.4</text:p>
          </table:table-cell>
          <table:table-cell table:style-name="ce1" table:formula="of:=SUM([.Z84:.AB84])" office:value-type="float" office:value="8717681.4">
            <text:p>8717681.4</text:p>
          </table:table-cell>
          <table:table-cell table:style-name="ce1" table:formula="of:=[.$AC$12]/[.AC84]" office:value-type="float" office:value="2.50305983882366">
            <text:p>2.5030598388</text:p>
          </table:table-cell>
          <table:table-cell table:style-name="ce1" table:formula="of:=[.AD84]/[.$A84]" office:value-type="float" office:value="0.0695294399673238">
            <text:p>0.06952944</text:p>
          </table:table-cell>
          <table:table-cell table:style-name="ce1" table:formula="of:=[.$AA$12]/[.AA84]" office:value-type="float" office:value="15.5234224146472">
            <text:p>15.5234224146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40</text:p>
          </table:table-cell>
          <table:table-cell table:number-columns-repeated="7"/>
          <table:table-cell office:value-type="string">
            <text:p>pent_dual_40</text:p>
          </table:table-cell>
          <table:table-cell table:number-columns-repeated="7"/>
          <table:table-cell office:value-type="string">
            <text:p>cojack_common_40</text:p>
          </table:table-cell>
          <table:table-cell table:number-columns-repeated="7"/>
          <table:table-cell office:value-type="string">
            <text:p>cojack_dual_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63268">
            <text:p>1163268</text:p>
          </table:table-cell>
          <table:table-cell office:value-type="float" office:value="2258922">
            <text:p>2258922</text:p>
          </table:table-cell>
          <table:table-cell office:value-type="float" office:value="74124">
            <text:p>74124</text:p>
          </table:table-cell>
          <table:table-cell table:number-columns-repeated="5"/>
          <table:table-cell office:value-type="float" office:value="2038615">
            <text:p>2038615</text:p>
          </table:table-cell>
          <table:table-cell office:value-type="float" office:value="1505970">
            <text:p>1505970</text:p>
          </table:table-cell>
          <table:table-cell office:value-type="float" office:value="55587">
            <text:p>55587</text:p>
          </table:table-cell>
          <table:table-cell table:number-columns-repeated="5"/>
          <table:table-cell office:value-type="float" office:value="4009623">
            <text:p>4009623</text:p>
          </table:table-cell>
          <table:table-cell office:value-type="float" office:value="5102346">
            <text:p>5102346</text:p>
          </table:table-cell>
          <table:table-cell office:value-type="float" office:value="53611">
            <text:p>53611</text:p>
          </table:table-cell>
          <table:table-cell table:number-columns-repeated="5"/>
          <table:table-cell office:value-type="float" office:value="7466083">
            <text:p>7466083</text:p>
          </table:table-cell>
          <table:table-cell office:value-type="float" office:value="1142163">
            <text:p>1142163</text:p>
          </table:table-cell>
          <table:table-cell office:value-type="float" office:value="55252">
            <text:p>55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0094">
            <text:p>1160094</text:p>
          </table:table-cell>
          <table:table-cell office:value-type="float" office:value="2178532">
            <text:p>2178532</text:p>
          </table:table-cell>
          <table:table-cell office:value-type="float" office:value="130170">
            <text:p>130170</text:p>
          </table:table-cell>
          <table:table-cell table:number-columns-repeated="5"/>
          <table:table-cell office:value-type="float" office:value="2007756">
            <text:p>2007756</text:p>
          </table:table-cell>
          <table:table-cell office:value-type="float" office:value="410855">
            <text:p>410855</text:p>
          </table:table-cell>
          <table:table-cell office:value-type="float" office:value="16070">
            <text:p>16070</text:p>
          </table:table-cell>
          <table:table-cell table:number-columns-repeated="5"/>
          <table:table-cell office:value-type="float" office:value="4031501">
            <text:p>4031501</text:p>
          </table:table-cell>
          <table:table-cell office:value-type="float" office:value="4288626">
            <text:p>4288626</text:p>
          </table:table-cell>
          <table:table-cell office:value-type="float" office:value="64803">
            <text:p>64803</text:p>
          </table:table-cell>
          <table:table-cell table:number-columns-repeated="5"/>
          <table:table-cell office:value-type="float" office:value="7463004">
            <text:p>7463004</text:p>
          </table:table-cell>
          <table:table-cell office:value-type="float" office:value="1635449">
            <text:p>1635449</text:p>
          </table:table-cell>
          <table:table-cell office:value-type="float" office:value="80664">
            <text:p>80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1357">
            <text:p>1161357</text:p>
          </table:table-cell>
          <table:table-cell office:value-type="float" office:value="1648755">
            <text:p>1648755</text:p>
          </table:table-cell>
          <table:table-cell office:value-type="float" office:value="57972">
            <text:p>57972</text:p>
          </table:table-cell>
          <table:table-cell table:number-columns-repeated="5"/>
          <table:table-cell office:value-type="float" office:value="2006548">
            <text:p>2006548</text:p>
          </table:table-cell>
          <table:table-cell office:value-type="float" office:value="393349">
            <text:p>393349</text:p>
          </table:table-cell>
          <table:table-cell office:value-type="float" office:value="36430">
            <text:p>36430</text:p>
          </table:table-cell>
          <table:table-cell table:number-columns-repeated="5"/>
          <table:table-cell office:value-type="float" office:value="4000747">
            <text:p>4000747</text:p>
          </table:table-cell>
          <table:table-cell office:value-type="float" office:value="4793831">
            <text:p>4793831</text:p>
          </table:table-cell>
          <table:table-cell office:value-type="float" office:value="53768">
            <text:p>53768</text:p>
          </table:table-cell>
          <table:table-cell table:number-columns-repeated="5"/>
          <table:table-cell office:value-type="float" office:value="7468955">
            <text:p>7468955</text:p>
          </table:table-cell>
          <table:table-cell office:value-type="float" office:value="1478875">
            <text:p>1478875</text:p>
          </table:table-cell>
          <table:table-cell office:value-type="float" office:value="55837">
            <text:p>55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1225">
            <text:p>1161225</text:p>
          </table:table-cell>
          <table:table-cell office:value-type="float" office:value="1627168">
            <text:p>1627168</text:p>
          </table:table-cell>
          <table:table-cell office:value-type="float" office:value="57509">
            <text:p>57509</text:p>
          </table:table-cell>
          <table:table-cell table:number-columns-repeated="5"/>
          <table:table-cell office:value-type="float" office:value="2024989">
            <text:p>2024989</text:p>
          </table:table-cell>
          <table:table-cell office:value-type="float" office:value="1179259">
            <text:p>1179259</text:p>
          </table:table-cell>
          <table:table-cell office:value-type="float" office:value="21074">
            <text:p>21074</text:p>
          </table:table-cell>
          <table:table-cell table:number-columns-repeated="5"/>
          <table:table-cell office:value-type="float" office:value="4011348">
            <text:p>4011348</text:p>
          </table:table-cell>
          <table:table-cell office:value-type="float" office:value="5172439">
            <text:p>5172439</text:p>
          </table:table-cell>
          <table:table-cell office:value-type="float" office:value="52812">
            <text:p>52812</text:p>
          </table:table-cell>
          <table:table-cell table:number-columns-repeated="5"/>
          <table:table-cell office:value-type="float" office:value="7465639">
            <text:p>7465639</text:p>
          </table:table-cell>
          <table:table-cell office:value-type="float" office:value="1186865">
            <text:p>1186865</text:p>
          </table:table-cell>
          <table:table-cell office:value-type="float" office:value="55074">
            <text:p>55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2497">
            <text:p>1172497</text:p>
          </table:table-cell>
          <table:table-cell office:value-type="float" office:value="1816679">
            <text:p>1816679</text:p>
          </table:table-cell>
          <table:table-cell office:value-type="float" office:value="62239">
            <text:p>62239</text:p>
          </table:table-cell>
          <table:table-cell table:number-columns-repeated="5"/>
          <table:table-cell office:value-type="float" office:value="2007739">
            <text:p>2007739</text:p>
          </table:table-cell>
          <table:table-cell office:value-type="float" office:value="408757">
            <text:p>408757</text:p>
          </table:table-cell>
          <table:table-cell office:value-type="float" office:value="26656">
            <text:p>26656</text:p>
          </table:table-cell>
          <table:table-cell table:number-columns-repeated="5"/>
          <table:table-cell office:value-type="float" office:value="4018533">
            <text:p>4018533</text:p>
          </table:table-cell>
          <table:table-cell office:value-type="float" office:value="4341033">
            <text:p>4341033</text:p>
          </table:table-cell>
          <table:table-cell office:value-type="float" office:value="58625">
            <text:p>58625</text:p>
          </table:table-cell>
          <table:table-cell table:number-columns-repeated="5"/>
          <table:table-cell office:value-type="float" office:value="7437846">
            <text:p>7437846</text:p>
          </table:table-cell>
          <table:table-cell office:value-type="float" office:value="1078930">
            <text:p>1078930</text:p>
          </table:table-cell>
          <table:table-cell office:value-type="float" office:value="67064">
            <text:p>67064</text:p>
          </table:table-cell>
          <table:table-cell table:number-columns-repeated="4"/>
        </table:table-row>
        <table:table-row table:style-name="ro1">
          <table:table-cell table:formula="of:=[.A84]+4" office:value-type="float" office:value="40">
            <text:p>40</text:p>
          </table:table-cell>
          <table:table-cell table:style-name="ce1" table:formula="of:=AVERAGE([.B87:.B91])" office:value-type="float" office:value="1163688.2">
            <text:p>1163688.2</text:p>
          </table:table-cell>
          <table:table-cell table:style-name="ce1" table:formula="of:=AVERAGE([.C87:.C91])" office:value-type="float" office:value="1906011.2">
            <text:p>1906011.2</text:p>
          </table:table-cell>
          <table:table-cell table:style-name="ce1" table:formula="of:=AVERAGE([.D87:.D91])" office:value-type="float" office:value="76402.8">
            <text:p>76402.8</text:p>
          </table:table-cell>
          <table:table-cell table:style-name="ce1" table:formula="of:=SUM([.B92:.D92])" office:value-type="float" office:value="3146102.2">
            <text:p>3146102.2</text:p>
          </table:table-cell>
          <table:table-cell table:style-name="ce1" table:formula="of:=[.$E$12]/[.E92]" office:value-type="float" office:value="1.70959443084843">
            <text:p>1.7095944308</text:p>
          </table:table-cell>
          <table:table-cell table:style-name="ce1" table:formula="of:=[.F92]/[.$A92]" office:value-type="float" office:value="0.0427398607712108">
            <text:p>0.0427398608</text:p>
          </table:table-cell>
          <table:table-cell table:style-name="ce1" table:formula="of:=[.$C$12]/[.C92]" office:value-type="float" office:value="2.44865276762277">
            <text:p>2.4486527676</text:p>
          </table:table-cell>
          <table:table-cell table:style-name="ce1"/>
          <table:table-cell table:style-name="ce1" table:formula="of:=AVERAGE([.J87:.J91])" office:value-type="float" office:value="2017129.4">
            <text:p>2017129.4</text:p>
          </table:table-cell>
          <table:table-cell table:style-name="ce1" table:formula="of:=AVERAGE([.K87:.K91])" office:value-type="float" office:value="779638">
            <text:p>779638</text:p>
          </table:table-cell>
          <table:table-cell table:style-name="ce1" table:formula="of:=AVERAGE([.L87:.L91])" office:value-type="float" office:value="31163.4">
            <text:p>31163.4</text:p>
          </table:table-cell>
          <table:table-cell table:style-name="ce1" table:formula="of:=SUM([.J92:.L92])" office:value-type="float" office:value="2827930.8">
            <text:p>2827930.8</text:p>
          </table:table-cell>
          <table:table-cell table:style-name="ce1" table:formula="of:=[.$M$12]/[.M92]" office:value-type="float" office:value="1.84776409663207">
            <text:p>1.8477640966</text:p>
          </table:table-cell>
          <table:table-cell table:style-name="ce1" table:formula="of:=[.N92]/[.$A92]" office:value-type="float" office:value="0.0461941024158017">
            <text:p>0.0461941024</text:p>
          </table:table-cell>
          <table:table-cell table:style-name="ce1" table:formula="of:=[.$K$12]/[.K92]" office:value-type="float" office:value="5.82757254007629">
            <text:p>5.8275725401</text:p>
          </table:table-cell>
          <table:table-cell table:style-name="ce1"/>
          <table:table-cell table:style-name="ce1" table:formula="of:=AVERAGE([.R87:.R91])" office:value-type="float" office:value="4014350.4">
            <text:p>4014350.4</text:p>
          </table:table-cell>
          <table:table-cell table:style-name="ce1" table:formula="of:=AVERAGE([.S87:.S91])" office:value-type="float" office:value="4739655">
            <text:p>4739655</text:p>
          </table:table-cell>
          <table:table-cell table:style-name="ce1" table:formula="of:=AVERAGE([.T87:.T91])" office:value-type="float" office:value="56723.8">
            <text:p>56723.8</text:p>
          </table:table-cell>
          <table:table-cell table:style-name="ce1" table:formula="of:=SUM([.R92:.T92])" office:value-type="float" office:value="8810729.2">
            <text:p>8810729.2</text:p>
          </table:table-cell>
          <table:table-cell table:style-name="ce1" table:formula="of:=[.$U$12]/[.U92]" office:value-type="float" office:value="2.48013199633919">
            <text:p>2.4801319963</text:p>
          </table:table-cell>
          <table:table-cell table:style-name="ce1" table:formula="of:=[.V92]/[.$A92]" office:value-type="float" office:value="0.0620032999084798">
            <text:p>0.0620032999</text:p>
          </table:table-cell>
          <table:table-cell table:style-name="ce1" table:formula="of:=[.$S$12]/[.S92]" office:value-type="float" office:value="4.18101942018987">
            <text:p>4.1810194202</text:p>
          </table:table-cell>
          <table:table-cell table:style-name="ce1"/>
          <table:table-cell table:style-name="ce1" table:formula="of:=AVERAGE([.Z87:.Z91])" office:value-type="float" office:value="7460305.4">
            <text:p>7460305.4</text:p>
          </table:table-cell>
          <table:table-cell table:style-name="ce1" table:formula="of:=AVERAGE([.AA87:.AA91])" office:value-type="float" office:value="1304456.4">
            <text:p>1304456.4</text:p>
          </table:table-cell>
          <table:table-cell table:style-name="ce1" table:formula="of:=AVERAGE([.AB87:.AB91])" office:value-type="float" office:value="62778.2">
            <text:p>62778.2</text:p>
          </table:table-cell>
          <table:table-cell table:style-name="ce1" table:formula="of:=SUM([.Z92:.AB92])" office:value-type="float" office:value="8827540">
            <text:p>8827540</text:p>
          </table:table-cell>
          <table:table-cell table:style-name="ce1" table:formula="of:=[.$AC$12]/[.AC92]" office:value-type="float" office:value="2.47190929749398">
            <text:p>2.4719092975</text:p>
          </table:table-cell>
          <table:table-cell table:style-name="ce1" table:formula="of:=[.AD92]/[.$A92]" office:value-type="float" office:value="0.0617977324373495">
            <text:p>0.0617977324</text:p>
          </table:table-cell>
          <table:table-cell table:style-name="ce1" table:formula="of:=[.$AA$12]/[.AA92]" office:value-type="float" office:value="15.1338732363918">
            <text:p>15.1338732364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44</text:p>
          </table:table-cell>
          <table:table-cell table:number-columns-repeated="7"/>
          <table:table-cell office:value-type="string">
            <text:p>pent_dual_44</text:p>
          </table:table-cell>
          <table:table-cell table:number-columns-repeated="7"/>
          <table:table-cell office:value-type="string">
            <text:p>cojack_common_44</text:p>
          </table:table-cell>
          <table:table-cell table:number-columns-repeated="7"/>
          <table:table-cell office:value-type="string">
            <text:p>cojack_dual_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4938">
            <text:p>1044938</text:p>
          </table:table-cell>
          <table:table-cell office:value-type="float" office:value="1739898">
            <text:p>1739898</text:p>
          </table:table-cell>
          <table:table-cell office:value-type="float" office:value="99328">
            <text:p>99328</text:p>
          </table:table-cell>
          <table:table-cell table:number-columns-repeated="5"/>
          <table:table-cell office:value-type="float" office:value="2032627">
            <text:p>2032627</text:p>
          </table:table-cell>
          <table:table-cell office:value-type="float" office:value="410979">
            <text:p>410979</text:p>
          </table:table-cell>
          <table:table-cell office:value-type="float" office:value="24668">
            <text:p>24668</text:p>
          </table:table-cell>
          <table:table-cell table:number-columns-repeated="5"/>
          <table:table-cell office:value-type="float" office:value="3646730">
            <text:p>3646730</text:p>
          </table:table-cell>
          <table:table-cell office:value-type="float" office:value="4871264">
            <text:p>4871264</text:p>
          </table:table-cell>
          <table:table-cell office:value-type="float" office:value="48830">
            <text:p>48830</text:p>
          </table:table-cell>
          <table:table-cell table:number-columns-repeated="5"/>
          <table:table-cell office:value-type="float" office:value="7537833">
            <text:p>7537833</text:p>
          </table:table-cell>
          <table:table-cell office:value-type="float" office:value="1560406">
            <text:p>1560406</text:p>
          </table:table-cell>
          <table:table-cell office:value-type="float" office:value="52650">
            <text:p>52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2911">
            <text:p>1032911</text:p>
          </table:table-cell>
          <table:table-cell office:value-type="float" office:value="1774492">
            <text:p>1774492</text:p>
          </table:table-cell>
          <table:table-cell office:value-type="float" office:value="56001">
            <text:p>56001</text:p>
          </table:table-cell>
          <table:table-cell table:number-columns-repeated="5"/>
          <table:table-cell office:value-type="float" office:value="2046508">
            <text:p>2046508</text:p>
          </table:table-cell>
          <table:table-cell office:value-type="float" office:value="633140">
            <text:p>633140</text:p>
          </table:table-cell>
          <table:table-cell office:value-type="float" office:value="97214">
            <text:p>97214</text:p>
          </table:table-cell>
          <table:table-cell table:number-columns-repeated="5"/>
          <table:table-cell office:value-type="float" office:value="3661686">
            <text:p>3661686</text:p>
          </table:table-cell>
          <table:table-cell office:value-type="float" office:value="5215791">
            <text:p>5215791</text:p>
          </table:table-cell>
          <table:table-cell office:value-type="float" office:value="65645">
            <text:p>65645</text:p>
          </table:table-cell>
          <table:table-cell table:number-columns-repeated="5"/>
          <table:table-cell office:value-type="float" office:value="7540700">
            <text:p>7540700</text:p>
          </table:table-cell>
          <table:table-cell office:value-type="float" office:value="1216811">
            <text:p>1216811</text:p>
          </table:table-cell>
          <table:table-cell office:value-type="float" office:value="56494">
            <text:p>56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9950">
            <text:p>1049950</text:p>
          </table:table-cell>
          <table:table-cell office:value-type="float" office:value="2201560">
            <text:p>2201560</text:p>
          </table:table-cell>
          <table:table-cell office:value-type="float" office:value="120489">
            <text:p>120489</text:p>
          </table:table-cell>
          <table:table-cell table:number-columns-repeated="5"/>
          <table:table-cell office:value-type="float" office:value="2031916">
            <text:p>2031916</text:p>
          </table:table-cell>
          <table:table-cell office:value-type="float" office:value="850509">
            <text:p>850509</text:p>
          </table:table-cell>
          <table:table-cell office:value-type="float" office:value="34378">
            <text:p>34378</text:p>
          </table:table-cell>
          <table:table-cell table:number-columns-repeated="5"/>
          <table:table-cell office:value-type="float" office:value="3660259">
            <text:p>3660259</text:p>
          </table:table-cell>
          <table:table-cell office:value-type="float" office:value="4600242">
            <text:p>4600242</text:p>
          </table:table-cell>
          <table:table-cell office:value-type="float" office:value="49597">
            <text:p>49597</text:p>
          </table:table-cell>
          <table:table-cell table:number-columns-repeated="5"/>
          <table:table-cell office:value-type="float" office:value="7538987">
            <text:p>7538987</text:p>
          </table:table-cell>
          <table:table-cell office:value-type="float" office:value="968096">
            <text:p>968096</text:p>
          </table:table-cell>
          <table:table-cell office:value-type="float" office:value="52515">
            <text:p>52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8349">
            <text:p>1038349</text:p>
          </table:table-cell>
          <table:table-cell office:value-type="float" office:value="2806229">
            <text:p>2806229</text:p>
          </table:table-cell>
          <table:table-cell office:value-type="float" office:value="147869">
            <text:p>147869</text:p>
          </table:table-cell>
          <table:table-cell table:number-columns-repeated="5"/>
          <table:table-cell office:value-type="float" office:value="2030362">
            <text:p>2030362</text:p>
          </table:table-cell>
          <table:table-cell office:value-type="float" office:value="398079">
            <text:p>398079</text:p>
          </table:table-cell>
          <table:table-cell office:value-type="float" office:value="43301">
            <text:p>43301</text:p>
          </table:table-cell>
          <table:table-cell table:number-columns-repeated="5"/>
          <table:table-cell office:value-type="float" office:value="3643342">
            <text:p>3643342</text:p>
          </table:table-cell>
          <table:table-cell office:value-type="float" office:value="5261061">
            <text:p>5261061</text:p>
          </table:table-cell>
          <table:table-cell office:value-type="float" office:value="49474">
            <text:p>49474</text:p>
          </table:table-cell>
          <table:table-cell table:number-columns-repeated="5"/>
          <table:table-cell office:value-type="float" office:value="7544557">
            <text:p>7544557</text:p>
          </table:table-cell>
          <table:table-cell office:value-type="float" office:value="854348">
            <text:p>854348</text:p>
          </table:table-cell>
          <table:table-cell office:value-type="float" office:value="52311">
            <text:p>52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5610">
            <text:p>1035610</text:p>
          </table:table-cell>
          <table:table-cell office:value-type="float" office:value="2474982">
            <text:p>2474982</text:p>
          </table:table-cell>
          <table:table-cell office:value-type="float" office:value="75286">
            <text:p>75286</text:p>
          </table:table-cell>
          <table:table-cell table:number-columns-repeated="5"/>
          <table:table-cell office:value-type="float" office:value="2056869">
            <text:p>2056869</text:p>
          </table:table-cell>
          <table:table-cell office:value-type="float" office:value="1023475">
            <text:p>1023475</text:p>
          </table:table-cell>
          <table:table-cell office:value-type="float" office:value="63580">
            <text:p>63580</text:p>
          </table:table-cell>
          <table:table-cell table:number-columns-repeated="5"/>
          <table:table-cell office:value-type="float" office:value="3678364">
            <text:p>3678364</text:p>
          </table:table-cell>
          <table:table-cell office:value-type="float" office:value="4563892">
            <text:p>4563892</text:p>
          </table:table-cell>
          <table:table-cell office:value-type="float" office:value="562847">
            <text:p>562847</text:p>
          </table:table-cell>
          <table:table-cell table:number-columns-repeated="5"/>
          <table:table-cell office:value-type="float" office:value="7540426">
            <text:p>7540426</text:p>
          </table:table-cell>
          <table:table-cell office:value-type="float" office:value="1302232">
            <text:p>1302232</text:p>
          </table:table-cell>
          <table:table-cell office:value-type="float" office:value="53904">
            <text:p>53904</text:p>
          </table:table-cell>
          <table:table-cell table:number-columns-repeated="4"/>
        </table:table-row>
        <table:table-row table:style-name="ro1">
          <table:table-cell table:formula="of:=[.A92]+4" office:value-type="float" office:value="44">
            <text:p>44</text:p>
          </table:table-cell>
          <table:table-cell table:style-name="ce1" table:formula="of:=AVERAGE([.B95:.B99])" office:value-type="float" office:value="1040351.6">
            <text:p>1040351.6</text:p>
          </table:table-cell>
          <table:table-cell table:style-name="ce1" table:formula="of:=AVERAGE([.C95:.C99])" office:value-type="float" office:value="2199432.2">
            <text:p>2199432.2</text:p>
          </table:table-cell>
          <table:table-cell table:style-name="ce1" table:formula="of:=AVERAGE([.D95:.D99])" office:value-type="float" office:value="99794.6">
            <text:p>99794.6</text:p>
          </table:table-cell>
          <table:table-cell table:style-name="ce1" table:formula="of:=SUM([.B100:.D100])" office:value-type="float" office:value="3339578.4">
            <text:p>3339578.4</text:p>
          </table:table-cell>
          <table:table-cell table:style-name="ce1" table:formula="of:=[.$E$12]/[.E100]" office:value-type="float" office:value="1.61055024191078">
            <text:p>1.6105502419</text:p>
          </table:table-cell>
          <table:table-cell table:style-name="ce1" table:formula="of:=[.F100]/[.$A100]" office:value-type="float" office:value="0.0366034145888813">
            <text:p>0.0366034146</text:p>
          </table:table-cell>
          <table:table-cell table:style-name="ce1" table:formula="of:=[.$C$12]/[.C100]" office:value-type="float" office:value="2.12198384655822">
            <text:p>2.1219838466</text:p>
          </table:table-cell>
          <table:table-cell table:style-name="ce1"/>
          <table:table-cell table:style-name="ce1" table:formula="of:=AVERAGE([.J95:.J99])" office:value-type="float" office:value="2039656.4">
            <text:p>2039656.4</text:p>
          </table:table-cell>
          <table:table-cell table:style-name="ce1" table:formula="of:=AVERAGE([.K95:.K99])" office:value-type="float" office:value="663236.4">
            <text:p>663236.4</text:p>
          </table:table-cell>
          <table:table-cell table:style-name="ce1" table:formula="of:=AVERAGE([.L95:.L99])" office:value-type="float" office:value="52628.2">
            <text:p>52628.2</text:p>
          </table:table-cell>
          <table:table-cell table:style-name="ce1" table:formula="of:=SUM([.J100:.L100])" office:value-type="float" office:value="2755521">
            <text:p>2755521</text:p>
          </table:table-cell>
          <table:table-cell table:style-name="ce1" table:formula="of:=[.$M$12]/[.M100]" office:value-type="float" office:value="1.89631978852638">
            <text:p>1.8963197885</text:p>
          </table:table-cell>
          <table:table-cell table:style-name="ce1" table:formula="of:=[.N100]/[.$A100]" office:value-type="float" office:value="0.0430981770119632">
            <text:p>0.043098177</text:p>
          </table:table-cell>
          <table:table-cell table:style-name="ce1" table:formula="of:=[.$K$12]/[.K100]" office:value-type="float" office:value="6.8503432561904">
            <text:p>6.8503432562</text:p>
          </table:table-cell>
          <table:table-cell table:style-name="ce1"/>
          <table:table-cell table:style-name="ce1" table:formula="of:=AVERAGE([.R95:.R99])" office:value-type="float" office:value="3658076.2">
            <text:p>3658076.2</text:p>
          </table:table-cell>
          <table:table-cell table:style-name="ce1" table:formula="of:=AVERAGE([.S95:.S99])" office:value-type="float" office:value="4902450">
            <text:p>4902450</text:p>
          </table:table-cell>
          <table:table-cell table:style-name="ce1" table:formula="of:=AVERAGE([.T95:.T99])" office:value-type="float" office:value="155278.6">
            <text:p>155278.6</text:p>
          </table:table-cell>
          <table:table-cell table:style-name="ce1" table:formula="of:=SUM([.R100:.T100])" office:value-type="float" office:value="8715804.8">
            <text:p>8715804.8</text:p>
          </table:table-cell>
          <table:table-cell table:style-name="ce1" table:formula="of:=[.$U$12]/[.U100]" office:value-type="float" office:value="2.50714327608622">
            <text:p>2.5071432761</text:p>
          </table:table-cell>
          <table:table-cell table:style-name="ce1" table:formula="of:=[.V100]/[.$A100]" office:value-type="float" office:value="0.0569805290019595">
            <text:p>0.056980529</text:p>
          </table:table-cell>
          <table:table-cell table:style-name="ce1" table:formula="of:=[.$S$12]/[.S100]" office:value-type="float" office:value="4.0421808687493">
            <text:p>4.0421808687</text:p>
          </table:table-cell>
          <table:table-cell table:style-name="ce1"/>
          <table:table-cell table:style-name="ce1" table:formula="of:=AVERAGE([.Z95:.Z99])" office:value-type="float" office:value="7540500.6">
            <text:p>7540500.6</text:p>
          </table:table-cell>
          <table:table-cell table:style-name="ce1" table:formula="of:=AVERAGE([.AA95:.AA99])" office:value-type="float" office:value="1180378.6">
            <text:p>1180378.6</text:p>
          </table:table-cell>
          <table:table-cell table:style-name="ce1" table:formula="of:=AVERAGE([.AB95:.AB99])" office:value-type="float" office:value="53574.8">
            <text:p>53574.8</text:p>
          </table:table-cell>
          <table:table-cell table:style-name="ce1" table:formula="of:=SUM([.Z100:.AB100])" office:value-type="float" office:value="8774454">
            <text:p>8774454</text:p>
          </table:table-cell>
          <table:table-cell table:style-name="ce1" table:formula="of:=[.$AC$12]/[.AC100]" office:value-type="float" office:value="2.48686450461761">
            <text:p>2.4868645046</text:p>
          </table:table-cell>
          <table:table-cell table:style-name="ce1" table:formula="of:=[.AD100]/[.$A100]" office:value-type="float" office:value="0.0565196478322184">
            <text:p>0.0565196478</text:p>
          </table:table-cell>
          <table:table-cell table:style-name="ce1" table:formula="of:=[.$AA$12]/[.AA100]" office:value-type="float" office:value="16.7246998547754">
            <text:p>16.7246998548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48</text:p>
          </table:table-cell>
          <table:table-cell table:number-columns-repeated="7"/>
          <table:table-cell office:value-type="string">
            <text:p>pent_dual_48</text:p>
          </table:table-cell>
          <table:table-cell table:number-columns-repeated="7"/>
          <table:table-cell office:value-type="string">
            <text:p>cojack_common_48</text:p>
          </table:table-cell>
          <table:table-cell table:number-columns-repeated="7"/>
          <table:table-cell office:value-type="string">
            <text:p>cojack_dual_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8036">
            <text:p>988036</text:p>
          </table:table-cell>
          <table:table-cell office:value-type="float" office:value="1980663">
            <text:p>1980663</text:p>
          </table:table-cell>
          <table:table-cell office:value-type="float" office:value="148999">
            <text:p>148999</text:p>
          </table:table-cell>
          <table:table-cell table:number-columns-repeated="5"/>
          <table:table-cell office:value-type="float" office:value="2056886">
            <text:p>2056886</text:p>
          </table:table-cell>
          <table:table-cell office:value-type="float" office:value="1231962">
            <text:p>1231962</text:p>
          </table:table-cell>
          <table:table-cell office:value-type="float" office:value="100630">
            <text:p>100630</text:p>
          </table:table-cell>
          <table:table-cell table:number-columns-repeated="5"/>
          <table:table-cell office:value-type="float" office:value="3335473">
            <text:p>3335473</text:p>
          </table:table-cell>
          <table:table-cell office:value-type="float" office:value="6450964">
            <text:p>6450964</text:p>
          </table:table-cell>
          <table:table-cell office:value-type="float" office:value="61762">
            <text:p>61762</text:p>
          </table:table-cell>
          <table:table-cell table:number-columns-repeated="5"/>
          <table:table-cell office:value-type="float" office:value="7611268">
            <text:p>7611268</text:p>
          </table:table-cell>
          <table:table-cell office:value-type="float" office:value="1534453">
            <text:p>1534453</text:p>
          </table:table-cell>
          <table:table-cell office:value-type="float" office:value="49433">
            <text:p>49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8954">
            <text:p>958954</text:p>
          </table:table-cell>
          <table:table-cell office:value-type="float" office:value="2195392">
            <text:p>2195392</text:p>
          </table:table-cell>
          <table:table-cell office:value-type="float" office:value="108433">
            <text:p>108433</text:p>
          </table:table-cell>
          <table:table-cell table:number-columns-repeated="5"/>
          <table:table-cell office:value-type="float" office:value="2055309">
            <text:p>2055309</text:p>
          </table:table-cell>
          <table:table-cell office:value-type="float" office:value="1145053">
            <text:p>1145053</text:p>
          </table:table-cell>
          <table:table-cell office:value-type="float" office:value="89414">
            <text:p>89414</text:p>
          </table:table-cell>
          <table:table-cell table:number-columns-repeated="5"/>
          <table:table-cell office:value-type="float" office:value="3301667">
            <text:p>3301667</text:p>
          </table:table-cell>
          <table:table-cell office:value-type="float" office:value="5691690">
            <text:p>5691690</text:p>
          </table:table-cell>
          <table:table-cell office:value-type="float" office:value="71237">
            <text:p>71237</text:p>
          </table:table-cell>
          <table:table-cell table:number-columns-repeated="5"/>
          <table:table-cell office:value-type="float" office:value="7624118">
            <text:p>7624118</text:p>
          </table:table-cell>
          <table:table-cell office:value-type="float" office:value="1205693">
            <text:p>1205693</text:p>
          </table:table-cell>
          <table:table-cell office:value-type="float" office:value="61681">
            <text:p>61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2916">
            <text:p>962916</text:p>
          </table:table-cell>
          <table:table-cell office:value-type="float" office:value="2330493">
            <text:p>2330493</text:p>
          </table:table-cell>
          <table:table-cell office:value-type="float" office:value="224816">
            <text:p>224816</text:p>
          </table:table-cell>
          <table:table-cell table:number-columns-repeated="5"/>
          <table:table-cell office:value-type="float" office:value="2044419">
            <text:p>2044419</text:p>
          </table:table-cell>
          <table:table-cell office:value-type="float" office:value="419186">
            <text:p>419186</text:p>
          </table:table-cell>
          <table:table-cell office:value-type="float" office:value="30771">
            <text:p>30771</text:p>
          </table:table-cell>
          <table:table-cell table:number-columns-repeated="5"/>
          <table:table-cell office:value-type="float" office:value="3280729">
            <text:p>3280729</text:p>
          </table:table-cell>
          <table:table-cell office:value-type="float" office:value="5351428">
            <text:p>5351428</text:p>
          </table:table-cell>
          <table:table-cell office:value-type="float" office:value="63207">
            <text:p>63207</text:p>
          </table:table-cell>
          <table:table-cell table:number-columns-repeated="5"/>
          <table:table-cell office:value-type="float" office:value="7746538">
            <text:p>7746538</text:p>
          </table:table-cell>
          <table:table-cell office:value-type="float" office:value="1228848">
            <text:p>1228848</text:p>
          </table:table-cell>
          <table:table-cell office:value-type="float" office:value="48642">
            <text:p>48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386">
            <text:p>961386</text:p>
          </table:table-cell>
          <table:table-cell office:value-type="float" office:value="2464416">
            <text:p>2464416</text:p>
          </table:table-cell>
          <table:table-cell office:value-type="float" office:value="238523">
            <text:p>238523</text:p>
          </table:table-cell>
          <table:table-cell table:number-columns-repeated="5"/>
          <table:table-cell office:value-type="float" office:value="2045094">
            <text:p>2045094</text:p>
          </table:table-cell>
          <table:table-cell office:value-type="float" office:value="405766">
            <text:p>405766</text:p>
          </table:table-cell>
          <table:table-cell office:value-type="float" office:value="40063">
            <text:p>40063</text:p>
          </table:table-cell>
          <table:table-cell table:number-columns-repeated="5"/>
          <table:table-cell office:value-type="float" office:value="3270432">
            <text:p>3270432</text:p>
          </table:table-cell>
          <table:table-cell office:value-type="float" office:value="5792437">
            <text:p>5792437</text:p>
          </table:table-cell>
          <table:table-cell office:value-type="float" office:value="46720">
            <text:p>46720</text:p>
          </table:table-cell>
          <table:table-cell table:number-columns-repeated="5"/>
          <table:table-cell office:value-type="float" office:value="7601331">
            <text:p>7601331</text:p>
          </table:table-cell>
          <table:table-cell office:value-type="float" office:value="1257942">
            <text:p>1257942</text:p>
          </table:table-cell>
          <table:table-cell office:value-type="float" office:value="48492">
            <text:p>48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9235">
            <text:p>969235</text:p>
          </table:table-cell>
          <table:table-cell office:value-type="float" office:value="2539244">
            <text:p>2539244</text:p>
          </table:table-cell>
          <table:table-cell office:value-type="float" office:value="322890">
            <text:p>322890</text:p>
          </table:table-cell>
          <table:table-cell table:number-columns-repeated="5"/>
          <table:table-cell office:value-type="float" office:value="2073794">
            <text:p>2073794</text:p>
          </table:table-cell>
          <table:table-cell office:value-type="float" office:value="1639085">
            <text:p>1639085</text:p>
          </table:table-cell>
          <table:table-cell office:value-type="float" office:value="124443">
            <text:p>124443</text:p>
          </table:table-cell>
          <table:table-cell table:number-columns-repeated="5"/>
          <table:table-cell office:value-type="float" office:value="3291916">
            <text:p>3291916</text:p>
          </table:table-cell>
          <table:table-cell office:value-type="float" office:value="6199556">
            <text:p>6199556</text:p>
          </table:table-cell>
          <table:table-cell office:value-type="float" office:value="46653">
            <text:p>46653</text:p>
          </table:table-cell>
          <table:table-cell table:number-columns-repeated="5"/>
          <table:table-cell office:value-type="float" office:value="7632405">
            <text:p>7632405</text:p>
          </table:table-cell>
          <table:table-cell office:value-type="float" office:value="1052340">
            <text:p>1052340</text:p>
          </table:table-cell>
          <table:table-cell office:value-type="float" office:value="57966">
            <text:p>57966</text:p>
          </table:table-cell>
          <table:table-cell table:number-columns-repeated="4"/>
        </table:table-row>
        <table:table-row table:style-name="ro1">
          <table:table-cell table:formula="of:=[.A100]+4" office:value-type="float" office:value="48">
            <text:p>48</text:p>
          </table:table-cell>
          <table:table-cell table:style-name="ce1" table:formula="of:=AVERAGE([.B103:.B107])" office:value-type="float" office:value="968105.4">
            <text:p>968105.4</text:p>
          </table:table-cell>
          <table:table-cell table:style-name="ce1" table:formula="of:=AVERAGE([.C103:.C107])" office:value-type="float" office:value="2302041.6">
            <text:p>2302041.6</text:p>
          </table:table-cell>
          <table:table-cell table:style-name="ce1" table:formula="of:=AVERAGE([.D103:.D107])" office:value-type="float" office:value="208732.2">
            <text:p>208732.2</text:p>
          </table:table-cell>
          <table:table-cell table:style-name="ce1" table:formula="of:=SUM([.B108:.D108])" office:value-type="float" office:value="3478879.2">
            <text:p>3478879.2</text:p>
          </table:table-cell>
          <table:table-cell table:style-name="ce1" table:formula="of:=[.$E$12]/[.E108]" office:value-type="float" office:value="1.54606081176949">
            <text:p>1.5460608118</text:p>
          </table:table-cell>
          <table:table-cell table:style-name="ce1" table:formula="of:=[.F108]/[.$A108]" office:value-type="float" office:value="0.0322096002451977">
            <text:p>0.0322096002</text:p>
          </table:table-cell>
          <table:table-cell table:style-name="ce1" table:formula="of:=[.$C$12]/[.C108]" office:value-type="float" office:value="2.02740019989213">
            <text:p>2.0274001999</text:p>
          </table:table-cell>
          <table:table-cell table:style-name="ce1"/>
          <table:table-cell table:style-name="ce1" table:formula="of:=AVERAGE([.J103:.J107])" office:value-type="float" office:value="2055100.4">
            <text:p>2055100.4</text:p>
          </table:table-cell>
          <table:table-cell table:style-name="ce1" table:formula="of:=AVERAGE([.K103:.K107])" office:value-type="float" office:value="968210.4">
            <text:p>968210.4</text:p>
          </table:table-cell>
          <table:table-cell table:style-name="ce1" table:formula="of:=AVERAGE([.L103:.L107])" office:value-type="float" office:value="77064.2">
            <text:p>77064.2</text:p>
          </table:table-cell>
          <table:table-cell table:style-name="ce1" table:formula="of:=SUM([.J108:.L108])" office:value-type="float" office:value="3100375">
            <text:p>3100375</text:p>
          </table:table-cell>
          <table:table-cell table:style-name="ce1" table:formula="of:=[.$M$12]/[.M108]" office:value-type="float" office:value="1.68539257347901">
            <text:p>1.6853925735</text:p>
          </table:table-cell>
          <table:table-cell table:style-name="ce1" table:formula="of:=[.N108]/[.$A108]" office:value-type="float" office:value="0.0351123452808128">
            <text:p>0.0351123453</text:p>
          </table:table-cell>
          <table:table-cell table:style-name="ce1" table:formula="of:=[.$K$12]/[.K108]" office:value-type="float" office:value="4.69257198641948">
            <text:p>4.6925719864</text:p>
          </table:table-cell>
          <table:table-cell table:style-name="ce1"/>
          <table:table-cell table:style-name="ce1" table:formula="of:=AVERAGE([.R103:.R107])" office:value-type="float" office:value="3296043.4">
            <text:p>3296043.4</text:p>
          </table:table-cell>
          <table:table-cell table:style-name="ce1" table:formula="of:=AVERAGE([.S103:.S107])" office:value-type="float" office:value="5897215">
            <text:p>5897215</text:p>
          </table:table-cell>
          <table:table-cell table:style-name="ce1" table:formula="of:=AVERAGE([.T103:.T107])" office:value-type="float" office:value="57915.8">
            <text:p>57915.8</text:p>
          </table:table-cell>
          <table:table-cell table:style-name="ce1" table:formula="of:=SUM([.R108:.T108])" office:value-type="float" office:value="9251174.2">
            <text:p>9251174.2</text:p>
          </table:table-cell>
          <table:table-cell table:style-name="ce1" table:formula="of:=[.$U$12]/[.U108]" office:value-type="float" office:value="2.3620538244756">
            <text:p>2.3620538245</text:p>
          </table:table-cell>
          <table:table-cell table:style-name="ce1" table:formula="of:=[.V108]/[.$A108]" office:value-type="float" office:value="0.049209454676575">
            <text:p>0.0492094547</text:p>
          </table:table-cell>
          <table:table-cell table:style-name="ce1" table:formula="of:=[.$S$12]/[.S108]" office:value-type="float" office:value="3.36033018975906">
            <text:p>3.3603301898</text:p>
          </table:table-cell>
          <table:table-cell table:style-name="ce1"/>
          <table:table-cell table:style-name="ce1" table:formula="of:=AVERAGE([.Z103:.Z107])" office:value-type="float" office:value="7643132">
            <text:p>7643132</text:p>
          </table:table-cell>
          <table:table-cell table:style-name="ce1" table:formula="of:=AVERAGE([.AA103:.AA107])" office:value-type="float" office:value="1255855.2">
            <text:p>1255855.2</text:p>
          </table:table-cell>
          <table:table-cell table:style-name="ce1" table:formula="of:=AVERAGE([.AB103:.AB107])" office:value-type="float" office:value="53242.8">
            <text:p>53242.8</text:p>
          </table:table-cell>
          <table:table-cell table:style-name="ce1" table:formula="of:=SUM([.Z108:.AB108])" office:value-type="float" office:value="8952230">
            <text:p>8952230</text:p>
          </table:table-cell>
          <table:table-cell table:style-name="ce1" table:formula="of:=[.$AC$12]/[.AC108]" office:value-type="float" office:value="2.43747962239576">
            <text:p>2.4374796224</text:p>
          </table:table-cell>
          <table:table-cell table:style-name="ce1" table:formula="of:=[.AD108]/[.$A108]" office:value-type="float" office:value="0.0507808254665784">
            <text:p>0.0507808255</text:p>
          </table:table-cell>
          <table:table-cell table:style-name="ce1" table:formula="of:=[.$AA$12]/[.AA108]" office:value-type="float" office:value="15.7195493556901">
            <text:p>15.7195493557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52</text:p>
          </table:table-cell>
          <table:table-cell table:number-columns-repeated="7"/>
          <table:table-cell office:value-type="string">
            <text:p>pent_dual_52</text:p>
          </table:table-cell>
          <table:table-cell table:number-columns-repeated="7"/>
          <table:table-cell office:value-type="string">
            <text:p>cojack_common_52</text:p>
          </table:table-cell>
          <table:table-cell table:number-columns-repeated="7"/>
          <table:table-cell office:value-type="string">
            <text:p>cojack_dual_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1685">
            <text:p>871685</text:p>
          </table:table-cell>
          <table:table-cell office:value-type="float" office:value="2962891">
            <text:p>2962891</text:p>
          </table:table-cell>
          <table:table-cell office:value-type="float" office:value="70626">
            <text:p>70626</text:p>
          </table:table-cell>
          <table:table-cell table:number-columns-repeated="5"/>
          <table:table-cell office:value-type="float" office:value="2054731">
            <text:p>2054731</text:p>
          </table:table-cell>
          <table:table-cell office:value-type="float" office:value="399920">
            <text:p>399920</text:p>
          </table:table-cell>
          <table:table-cell office:value-type="float" office:value="28648">
            <text:p>28648</text:p>
          </table:table-cell>
          <table:table-cell table:number-columns-repeated="5"/>
          <table:table-cell office:value-type="float" office:value="3020563">
            <text:p>3020563</text:p>
          </table:table-cell>
          <table:table-cell office:value-type="float" office:value="4669012">
            <text:p>4669012</text:p>
          </table:table-cell>
          <table:table-cell office:value-type="float" office:value="47870">
            <text:p>47870</text:p>
          </table:table-cell>
          <table:table-cell table:number-columns-repeated="5"/>
          <table:table-cell office:value-type="float" office:value="7706788">
            <text:p>7706788</text:p>
          </table:table-cell>
          <table:table-cell office:value-type="float" office:value="1519997">
            <text:p>1519997</text:p>
          </table:table-cell>
          <table:table-cell office:value-type="float" office:value="45904">
            <text:p>45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393">
            <text:p>871393</text:p>
          </table:table-cell>
          <table:table-cell office:value-type="float" office:value="3080328">
            <text:p>3080328</text:p>
          </table:table-cell>
          <table:table-cell office:value-type="float" office:value="269090">
            <text:p>269090</text:p>
          </table:table-cell>
          <table:table-cell table:number-columns-repeated="5"/>
          <table:table-cell office:value-type="float" office:value="2084710">
            <text:p>2084710</text:p>
          </table:table-cell>
          <table:table-cell office:value-type="float" office:value="1869449">
            <text:p>1869449</text:p>
          </table:table-cell>
          <table:table-cell office:value-type="float" office:value="89038">
            <text:p>89038</text:p>
          </table:table-cell>
          <table:table-cell table:number-columns-repeated="5"/>
          <table:table-cell office:value-type="float" office:value="2984443">
            <text:p>2984443</text:p>
          </table:table-cell>
          <table:table-cell office:value-type="float" office:value="6551777">
            <text:p>6551777</text:p>
          </table:table-cell>
          <table:table-cell office:value-type="float" office:value="43448">
            <text:p>43448</text:p>
          </table:table-cell>
          <table:table-cell table:number-columns-repeated="5"/>
          <table:table-cell office:value-type="float" office:value="7648000">
            <text:p>7648000</text:p>
          </table:table-cell>
          <table:table-cell office:value-type="float" office:value="1633617">
            <text:p>1633617</text:p>
          </table:table-cell>
          <table:table-cell office:value-type="float" office:value="47799">
            <text:p>47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032">
            <text:p>873032</text:p>
          </table:table-cell>
          <table:table-cell office:value-type="float" office:value="2541981">
            <text:p>2541981</text:p>
          </table:table-cell>
          <table:table-cell office:value-type="float" office:value="234399">
            <text:p>234399</text:p>
          </table:table-cell>
          <table:table-cell table:number-columns-repeated="5"/>
          <table:table-cell office:value-type="float" office:value="2049029">
            <text:p>2049029</text:p>
          </table:table-cell>
          <table:table-cell office:value-type="float" office:value="400448">
            <text:p>400448</text:p>
          </table:table-cell>
          <table:table-cell office:value-type="float" office:value="35319">
            <text:p>35319</text:p>
          </table:table-cell>
          <table:table-cell table:number-columns-repeated="5"/>
          <table:table-cell office:value-type="float" office:value="2993861">
            <text:p>2993861</text:p>
          </table:table-cell>
          <table:table-cell office:value-type="float" office:value="5999883">
            <text:p>5999883</text:p>
          </table:table-cell>
          <table:table-cell office:value-type="float" office:value="53814">
            <text:p>53814</text:p>
          </table:table-cell>
          <table:table-cell table:number-columns-repeated="5"/>
          <table:table-cell office:value-type="float" office:value="7684366">
            <text:p>7684366</text:p>
          </table:table-cell>
          <table:table-cell office:value-type="float" office:value="2495488">
            <text:p>2495488</text:p>
          </table:table-cell>
          <table:table-cell office:value-type="float" office:value="62111">
            <text:p>6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2880">
            <text:p>872880</text:p>
          </table:table-cell>
          <table:table-cell office:value-type="float" office:value="2007820">
            <text:p>2007820</text:p>
          </table:table-cell>
          <table:table-cell office:value-type="float" office:value="97059">
            <text:p>97059</text:p>
          </table:table-cell>
          <table:table-cell table:number-columns-repeated="5"/>
          <table:table-cell office:value-type="float" office:value="2050519">
            <text:p>2050519</text:p>
          </table:table-cell>
          <table:table-cell office:value-type="float" office:value="393226">
            <text:p>393226</text:p>
          </table:table-cell>
          <table:table-cell office:value-type="float" office:value="36391">
            <text:p>36391</text:p>
          </table:table-cell>
          <table:table-cell table:number-columns-repeated="5"/>
          <table:table-cell office:value-type="float" office:value="2978178">
            <text:p>2978178</text:p>
          </table:table-cell>
          <table:table-cell office:value-type="float" office:value="5747557">
            <text:p>5747557</text:p>
          </table:table-cell>
          <table:table-cell office:value-type="float" office:value="43226">
            <text:p>43226</text:p>
          </table:table-cell>
          <table:table-cell table:number-columns-repeated="5"/>
          <table:table-cell office:value-type="float" office:value="7662906">
            <text:p>7662906</text:p>
          </table:table-cell>
          <table:table-cell office:value-type="float" office:value="1279190">
            <text:p>1279190</text:p>
          </table:table-cell>
          <table:table-cell office:value-type="float" office:value="46493">
            <text:p>46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2336">
            <text:p>872336</text:p>
          </table:table-cell>
          <table:table-cell office:value-type="float" office:value="1922783">
            <text:p>1922783</text:p>
          </table:table-cell>
          <table:table-cell office:value-type="float" office:value="171663">
            <text:p>171663</text:p>
          </table:table-cell>
          <table:table-cell table:number-columns-repeated="5"/>
          <table:table-cell office:value-type="float" office:value="2057918">
            <text:p>2057918</text:p>
          </table:table-cell>
          <table:table-cell office:value-type="float" office:value="504374">
            <text:p>504374</text:p>
          </table:table-cell>
          <table:table-cell office:value-type="float" office:value="44000">
            <text:p>44000</text:p>
          </table:table-cell>
          <table:table-cell table:number-columns-repeated="5"/>
          <table:table-cell office:value-type="float" office:value="2983745">
            <text:p>2983745</text:p>
          </table:table-cell>
          <table:table-cell office:value-type="float" office:value="6278959">
            <text:p>6278959</text:p>
          </table:table-cell>
          <table:table-cell office:value-type="float" office:value="43215">
            <text:p>43215</text:p>
          </table:table-cell>
          <table:table-cell table:number-columns-repeated="5"/>
          <table:table-cell office:value-type="float" office:value="7609239">
            <text:p>7609239</text:p>
          </table:table-cell>
          <table:table-cell office:value-type="float" office:value="1584893">
            <text:p>1584893</text:p>
          </table:table-cell>
          <table:table-cell office:value-type="float" office:value="47478">
            <text:p>47478</text:p>
          </table:table-cell>
          <table:table-cell table:number-columns-repeated="4"/>
        </table:table-row>
        <table:table-row table:style-name="ro1">
          <table:table-cell table:formula="of:=[.A108]+4" office:value-type="float" office:value="52">
            <text:p>52</text:p>
          </table:table-cell>
          <table:table-cell table:style-name="ce1" table:formula="of:=AVERAGE([.B111:.B115])" office:value-type="float" office:value="872265.2">
            <text:p>872265.2</text:p>
          </table:table-cell>
          <table:table-cell table:style-name="ce1" table:formula="of:=AVERAGE([.C111:.C115])" office:value-type="float" office:value="2503160.6">
            <text:p>2503160.6</text:p>
          </table:table-cell>
          <table:table-cell table:style-name="ce1" table:formula="of:=AVERAGE([.D111:.D115])" office:value-type="float" office:value="168567.4">
            <text:p>168567.4</text:p>
          </table:table-cell>
          <table:table-cell table:style-name="ce1" table:formula="of:=SUM([.B116:.D116])" office:value-type="float" office:value="3543993.2">
            <text:p>3543993.2</text:p>
          </table:table-cell>
          <table:table-cell table:style-name="ce1" table:formula="of:=[.$E$12]/[.E116]" office:value-type="float" office:value="1.51765494358172">
            <text:p>1.5176549436</text:p>
          </table:table-cell>
          <table:table-cell table:style-name="ce1" table:formula="of:=[.F116]/[.$A116]" office:value-type="float" office:value="0.0291856719919562">
            <text:p>0.029185672</text:p>
          </table:table-cell>
          <table:table-cell table:style-name="ce1" table:formula="of:=[.$C$12]/[.C116]" office:value-type="float" office:value="1.86450665610509">
            <text:p>1.8645066561</text:p>
          </table:table-cell>
          <table:table-cell table:style-name="ce1"/>
          <table:table-cell table:style-name="ce1" table:formula="of:=AVERAGE([.J111:.J115])" office:value-type="float" office:value="2059381.4">
            <text:p>2059381.4</text:p>
          </table:table-cell>
          <table:table-cell table:style-name="ce1" table:formula="of:=AVERAGE([.K111:.K115])" office:value-type="float" office:value="713483.4">
            <text:p>713483.4</text:p>
          </table:table-cell>
          <table:table-cell table:style-name="ce1" table:formula="of:=AVERAGE([.L111:.L115])" office:value-type="float" office:value="46679.2">
            <text:p>46679.2</text:p>
          </table:table-cell>
          <table:table-cell table:style-name="ce1" table:formula="of:=SUM([.J116:.L116])" office:value-type="float" office:value="2819544">
            <text:p>2819544</text:p>
          </table:table-cell>
          <table:table-cell table:style-name="ce1" table:formula="of:=[.$M$12]/[.M116]" office:value-type="float" office:value="1.85326031443382">
            <text:p>1.8532603144</text:p>
          </table:table-cell>
          <table:table-cell table:style-name="ce1" table:formula="of:=[.N116]/[.$A116]" office:value-type="float" office:value="0.0356396214314197">
            <text:p>0.0356396214</text:p>
          </table:table-cell>
          <table:table-cell table:style-name="ce1" table:formula="of:=[.$K$12]/[.K116]" office:value-type="float" office:value="6.36790848953178">
            <text:p>6.3679084895</text:p>
          </table:table-cell>
          <table:table-cell table:style-name="ce1"/>
          <table:table-cell table:style-name="ce1" table:formula="of:=AVERAGE([.R111:.R115])" office:value-type="float" office:value="2992158">
            <text:p>2992158</text:p>
          </table:table-cell>
          <table:table-cell table:style-name="ce1" table:formula="of:=AVERAGE([.S111:.S115])" office:value-type="float" office:value="5849437.6">
            <text:p>5849437.6</text:p>
          </table:table-cell>
          <table:table-cell table:style-name="ce1" table:formula="of:=AVERAGE([.T111:.T115])" office:value-type="float" office:value="46314.6">
            <text:p>46314.6</text:p>
          </table:table-cell>
          <table:table-cell table:style-name="ce1" table:formula="of:=SUM([.R116:.T116])" office:value-type="float" office:value="8887910.2">
            <text:p>8887910.2</text:p>
          </table:table-cell>
          <table:table-cell table:style-name="ce1" table:formula="of:=[.$U$12]/[.U116]" office:value-type="float" office:value="2.45859497995378">
            <text:p>2.45859498</text:p>
          </table:table-cell>
          <table:table-cell table:style-name="ce1" table:formula="of:=[.V116]/[.$A116]" office:value-type="float" office:value="0.0472806726914189">
            <text:p>0.0472806727</text:p>
          </table:table-cell>
          <table:table-cell table:style-name="ce1" table:formula="of:=[.$S$12]/[.S116]" office:value-type="float" office:value="3.38777690354368">
            <text:p>3.3877769035</text:p>
          </table:table-cell>
          <table:table-cell table:style-name="ce1"/>
          <table:table-cell table:style-name="ce1" table:formula="of:=AVERAGE([.Z111:.Z115])" office:value-type="float" office:value="7662259.8">
            <text:p>7662259.8</text:p>
          </table:table-cell>
          <table:table-cell table:style-name="ce1" table:formula="of:=AVERAGE([.AA111:.AA115])" office:value-type="float" office:value="1702637">
            <text:p>1702637</text:p>
          </table:table-cell>
          <table:table-cell table:style-name="ce1" table:formula="of:=AVERAGE([.AB111:.AB115])" office:value-type="float" office:value="49957">
            <text:p>49957</text:p>
          </table:table-cell>
          <table:table-cell table:style-name="ce1" table:formula="of:=SUM([.Z116:.AB116])" office:value-type="float" office:value="9414853.8">
            <text:p>9414853.8</text:p>
          </table:table-cell>
          <table:table-cell table:style-name="ce1" table:formula="of:=[.$AC$12]/[.AC116]" office:value-type="float" office:value="2.31770759945311">
            <text:p>2.3177075995</text:p>
          </table:table-cell>
          <table:table-cell table:style-name="ce1" table:formula="of:=[.AD116]/[.$A116]" office:value-type="float" office:value="0.0445712999894829">
            <text:p>0.0445713</text:p>
          </table:table-cell>
          <table:table-cell table:style-name="ce1" table:formula="of:=[.$AA$12]/[.AA116]" office:value-type="float" office:value="11.5946486538235">
            <text:p>11.5946486538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56</text:p>
          </table:table-cell>
          <table:table-cell table:number-columns-repeated="7"/>
          <table:table-cell office:value-type="string">
            <text:p>pent_dual_56</text:p>
          </table:table-cell>
          <table:table-cell table:number-columns-repeated="7"/>
          <table:table-cell office:value-type="string">
            <text:p>cojack_common_56</text:p>
          </table:table-cell>
          <table:table-cell table:number-columns-repeated="7"/>
          <table:table-cell office:value-type="string">
            <text:p>cojack_dual_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4644">
            <text:p>794644</text:p>
          </table:table-cell>
          <table:table-cell office:value-type="float" office:value="2399471">
            <text:p>2399471</text:p>
          </table:table-cell>
          <table:table-cell office:value-type="float" office:value="311627">
            <text:p>311627</text:p>
          </table:table-cell>
          <table:table-cell table:number-columns-repeated="5"/>
          <table:table-cell office:value-type="float" office:value="2058343">
            <text:p>2058343</text:p>
          </table:table-cell>
          <table:table-cell office:value-type="float" office:value="809126">
            <text:p>809126</text:p>
          </table:table-cell>
          <table:table-cell office:value-type="float" office:value="77199">
            <text:p>77199</text:p>
          </table:table-cell>
          <table:table-cell table:number-columns-repeated="5"/>
          <table:table-cell office:value-type="float" office:value="2752700">
            <text:p>2752700</text:p>
          </table:table-cell>
          <table:table-cell office:value-type="float" office:value="6481577">
            <text:p>6481577</text:p>
          </table:table-cell>
          <table:table-cell office:value-type="float" office:value="42236">
            <text:p>42236</text:p>
          </table:table-cell>
          <table:table-cell table:number-columns-repeated="5"/>
          <table:table-cell office:value-type="float" office:value="7701203">
            <text:p>7701203</text:p>
          </table:table-cell>
          <table:table-cell office:value-type="float" office:value="2371576">
            <text:p>2371576</text:p>
          </table:table-cell>
          <table:table-cell office:value-type="float" office:value="44794">
            <text:p>44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2549">
            <text:p>792549</text:p>
          </table:table-cell>
          <table:table-cell office:value-type="float" office:value="2049382">
            <text:p>2049382</text:p>
          </table:table-cell>
          <table:table-cell office:value-type="float" office:value="259622">
            <text:p>259622</text:p>
          </table:table-cell>
          <table:table-cell table:number-columns-repeated="5"/>
          <table:table-cell office:value-type="float" office:value="2056336">
            <text:p>2056336</text:p>
          </table:table-cell>
          <table:table-cell office:value-type="float" office:value="419057">
            <text:p>419057</text:p>
          </table:table-cell>
          <table:table-cell office:value-type="float" office:value="43514">
            <text:p>43514</text:p>
          </table:table-cell>
          <table:table-cell table:number-columns-repeated="5"/>
          <table:table-cell office:value-type="float" office:value="2800225">
            <text:p>2800225</text:p>
          </table:table-cell>
          <table:table-cell office:value-type="float" office:value="6206364">
            <text:p>6206364</text:p>
          </table:table-cell>
          <table:table-cell office:value-type="float" office:value="68896">
            <text:p>68896</text:p>
          </table:table-cell>
          <table:table-cell table:number-columns-repeated="5"/>
          <table:table-cell office:value-type="float" office:value="7663736">
            <text:p>7663736</text:p>
          </table:table-cell>
          <table:table-cell office:value-type="float" office:value="2012343">
            <text:p>2012343</text:p>
          </table:table-cell>
          <table:table-cell office:value-type="float" office:value="52172">
            <text:p>52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1833">
            <text:p>791833</text:p>
          </table:table-cell>
          <table:table-cell office:value-type="float" office:value="2130701">
            <text:p>2130701</text:p>
          </table:table-cell>
          <table:table-cell office:value-type="float" office:value="174896">
            <text:p>174896</text:p>
          </table:table-cell>
          <table:table-cell table:number-columns-repeated="5"/>
          <table:table-cell office:value-type="float" office:value="2078507">
            <text:p>2078507</text:p>
          </table:table-cell>
          <table:table-cell office:value-type="float" office:value="885652">
            <text:p>885652</text:p>
          </table:table-cell>
          <table:table-cell office:value-type="float" office:value="74058">
            <text:p>74058</text:p>
          </table:table-cell>
          <table:table-cell table:number-columns-repeated="5"/>
          <table:table-cell office:value-type="float" office:value="2750609">
            <text:p>2750609</text:p>
          </table:table-cell>
          <table:table-cell office:value-type="float" office:value="6486366">
            <text:p>6486366</text:p>
          </table:table-cell>
          <table:table-cell office:value-type="float" office:value="42105">
            <text:p>42105</text:p>
          </table:table-cell>
          <table:table-cell table:number-columns-repeated="5"/>
          <table:table-cell office:value-type="float" office:value="7687382">
            <text:p>7687382</text:p>
          </table:table-cell>
          <table:table-cell office:value-type="float" office:value="1953868">
            <text:p>1953868</text:p>
          </table:table-cell>
          <table:table-cell office:value-type="float" office:value="47789">
            <text:p>47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907">
            <text:p>800907</text:p>
          </table:table-cell>
          <table:table-cell office:value-type="float" office:value="2281255">
            <text:p>2281255</text:p>
          </table:table-cell>
          <table:table-cell office:value-type="float" office:value="337595">
            <text:p>337595</text:p>
          </table:table-cell>
          <table:table-cell table:number-columns-repeated="5"/>
          <table:table-cell office:value-type="float" office:value="2079083">
            <text:p>2079083</text:p>
          </table:table-cell>
          <table:table-cell office:value-type="float" office:value="1998675">
            <text:p>1998675</text:p>
          </table:table-cell>
          <table:table-cell office:value-type="float" office:value="127903">
            <text:p>127903</text:p>
          </table:table-cell>
          <table:table-cell table:number-columns-repeated="5"/>
          <table:table-cell office:value-type="float" office:value="2758151">
            <text:p>2758151</text:p>
          </table:table-cell>
          <table:table-cell office:value-type="float" office:value="6982347">
            <text:p>6982347</text:p>
          </table:table-cell>
          <table:table-cell office:value-type="float" office:value="41676">
            <text:p>41676</text:p>
          </table:table-cell>
          <table:table-cell table:number-columns-repeated="5"/>
          <table:table-cell office:value-type="float" office:value="7663817">
            <text:p>7663817</text:p>
          </table:table-cell>
          <table:table-cell office:value-type="float" office:value="1838691">
            <text:p>1838691</text:p>
          </table:table-cell>
          <table:table-cell office:value-type="float" office:value="45291">
            <text:p>45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7540">
            <text:p>807540</text:p>
          </table:table-cell>
          <table:table-cell office:value-type="float" office:value="2445015">
            <text:p>2445015</text:p>
          </table:table-cell>
          <table:table-cell office:value-type="float" office:value="208093">
            <text:p>208093</text:p>
          </table:table-cell>
          <table:table-cell table:number-columns-repeated="5"/>
          <table:table-cell office:value-type="float" office:value="2060375">
            <text:p>2060375</text:p>
          </table:table-cell>
          <table:table-cell office:value-type="float" office:value="456345">
            <text:p>456345</text:p>
          </table:table-cell>
          <table:table-cell office:value-type="float" office:value="47816">
            <text:p>47816</text:p>
          </table:table-cell>
          <table:table-cell table:number-columns-repeated="5"/>
          <table:table-cell office:value-type="float" office:value="2785386">
            <text:p>2785386</text:p>
          </table:table-cell>
          <table:table-cell office:value-type="float" office:value="5679538">
            <text:p>5679538</text:p>
          </table:table-cell>
          <table:table-cell office:value-type="float" office:value="56397">
            <text:p>56397</text:p>
          </table:table-cell>
          <table:table-cell table:number-columns-repeated="5"/>
          <table:table-cell office:value-type="float" office:value="7675714">
            <text:p>7675714</text:p>
          </table:table-cell>
          <table:table-cell office:value-type="float" office:value="1336418">
            <text:p>1336418</text:p>
          </table:table-cell>
          <table:table-cell office:value-type="float" office:value="38168">
            <text:p>38168</text:p>
          </table:table-cell>
          <table:table-cell table:number-columns-repeated="4"/>
        </table:table-row>
        <table:table-row table:style-name="ro1">
          <table:table-cell table:formula="of:=[.A116]+4" office:value-type="float" office:value="56">
            <text:p>56</text:p>
          </table:table-cell>
          <table:table-cell table:style-name="ce1" table:formula="of:=AVERAGE([.B119:.B123])" office:value-type="float" office:value="797494.6">
            <text:p>797494.6</text:p>
          </table:table-cell>
          <table:table-cell table:style-name="ce1" table:formula="of:=AVERAGE([.C119:.C123])" office:value-type="float" office:value="2261164.8">
            <text:p>2261164.8</text:p>
          </table:table-cell>
          <table:table-cell table:style-name="ce1" table:formula="of:=AVERAGE([.D119:.D123])" office:value-type="float" office:value="258366.6">
            <text:p>258366.6</text:p>
          </table:table-cell>
          <table:table-cell table:style-name="ce1" table:formula="of:=SUM([.B124:.D124])" office:value-type="float" office:value="3317026">
            <text:p>3317026</text:p>
          </table:table-cell>
          <table:table-cell table:style-name="ce1" table:formula="of:=[.$E$12]/[.E124]" office:value-type="float" office:value="1.62150034398283">
            <text:p>1.621500344</text:p>
          </table:table-cell>
          <table:table-cell table:style-name="ce1" table:formula="of:=[.F124]/[.$A124]" office:value-type="float" office:value="0.0289553632854077">
            <text:p>0.0289553633</text:p>
          </table:table-cell>
          <table:table-cell table:style-name="ce1" table:formula="of:=[.$C$12]/[.C124]" office:value-type="float" office:value="2.06405105899402">
            <text:p>2.064051059</text:p>
          </table:table-cell>
          <table:table-cell table:style-name="ce1"/>
          <table:table-cell table:style-name="ce1" table:formula="of:=AVERAGE([.J119:.J123])" office:value-type="float" office:value="2066528.8">
            <text:p>2066528.8</text:p>
          </table:table-cell>
          <table:table-cell table:style-name="ce1" table:formula="of:=AVERAGE([.K119:.K123])" office:value-type="float" office:value="913771">
            <text:p>913771</text:p>
          </table:table-cell>
          <table:table-cell table:style-name="ce1" table:formula="of:=AVERAGE([.L119:.L123])" office:value-type="float" office:value="74098">
            <text:p>74098</text:p>
          </table:table-cell>
          <table:table-cell table:style-name="ce1" table:formula="of:=SUM([.J124:.L124])" office:value-type="float" office:value="3054397.8">
            <text:p>3054397.8</text:p>
          </table:table-cell>
          <table:table-cell table:style-name="ce1" table:formula="of:=[.$M$12]/[.M124]" office:value-type="float" office:value="1.71076242917671">
            <text:p>1.7107624292</text:p>
          </table:table-cell>
          <table:table-cell table:style-name="ce1" table:formula="of:=[.N124]/[.$A124]" office:value-type="float" office:value="0.0305493290924413">
            <text:p>0.0305493291</text:p>
          </table:table-cell>
          <table:table-cell table:style-name="ce1" table:formula="of:=[.$K$12]/[.K124]" office:value-type="float" office:value="4.97213962798119">
            <text:p>4.972139628</text:p>
          </table:table-cell>
          <table:table-cell table:style-name="ce1"/>
          <table:table-cell table:style-name="ce1" table:formula="of:=AVERAGE([.R119:.R123])" office:value-type="float" office:value="2769414.2">
            <text:p>2769414.2</text:p>
          </table:table-cell>
          <table:table-cell table:style-name="ce1" table:formula="of:=AVERAGE([.S119:.S123])" office:value-type="float" office:value="6367238.4">
            <text:p>6367238.4</text:p>
          </table:table-cell>
          <table:table-cell table:style-name="ce1" table:formula="of:=AVERAGE([.T119:.T123])" office:value-type="float" office:value="50262">
            <text:p>50262</text:p>
          </table:table-cell>
          <table:table-cell table:style-name="ce1" table:formula="of:=SUM([.R124:.T124])" office:value-type="float" office:value="9186914.6">
            <text:p>9186914.6</text:p>
          </table:table-cell>
          <table:table-cell table:style-name="ce1" table:formula="of:=[.$U$12]/[.U124]" office:value-type="float" office:value="2.37857565368029">
            <text:p>2.3785756537</text:p>
          </table:table-cell>
          <table:table-cell table:style-name="ce1" table:formula="of:=[.V124]/[.$A124]" office:value-type="float" office:value="0.0424745652442909">
            <text:p>0.0424745652</text:p>
          </table:table-cell>
          <table:table-cell table:style-name="ce1" table:formula="of:=[.$S$12]/[.S124]" office:value-type="float" office:value="3.11227385486304">
            <text:p>3.1122738549</text:p>
          </table:table-cell>
          <table:table-cell table:style-name="ce1"/>
          <table:table-cell table:style-name="ce1" table:formula="of:=AVERAGE([.Z119:.Z123])" office:value-type="float" office:value="7678370.4">
            <text:p>7678370.4</text:p>
          </table:table-cell>
          <table:table-cell table:style-name="ce1" table:formula="of:=AVERAGE([.AA119:.AA123])" office:value-type="float" office:value="1902579.2">
            <text:p>1902579.2</text:p>
          </table:table-cell>
          <table:table-cell table:style-name="ce1" table:formula="of:=AVERAGE([.AB119:.AB123])" office:value-type="float" office:value="45642.8">
            <text:p>45642.8</text:p>
          </table:table-cell>
          <table:table-cell table:style-name="ce1" table:formula="of:=SUM([.Z124:.AB124])" office:value-type="float" office:value="9626592.4">
            <text:p>9626592.4</text:p>
          </table:table-cell>
          <table:table-cell table:style-name="ce1" table:formula="of:=[.$AC$12]/[.AC124]" office:value-type="float" office:value="2.26672921147051">
            <text:p>2.2667292115</text:p>
          </table:table-cell>
          <table:table-cell table:style-name="ce1" table:formula="of:=[.AD124]/[.$A124]" office:value-type="float" office:value="0.0404773073476877">
            <text:p>0.0404773073</text:p>
          </table:table-cell>
          <table:table-cell table:style-name="ce1" table:formula="of:=[.$AA$12]/[.AA124]" office:value-type="float" office:value="10.3761661012588">
            <text:p>10.3761661013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60</text:p>
          </table:table-cell>
          <table:table-cell table:number-columns-repeated="7"/>
          <table:table-cell office:value-type="string">
            <text:p>pent_dual_60</text:p>
          </table:table-cell>
          <table:table-cell table:number-columns-repeated="7"/>
          <table:table-cell office:value-type="string">
            <text:p>cojack_common_60</text:p>
          </table:table-cell>
          <table:table-cell table:number-columns-repeated="7"/>
          <table:table-cell office:value-type="string">
            <text:p>cojack_dual_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1484">
            <text:p>801484</text:p>
          </table:table-cell>
          <table:table-cell office:value-type="float" office:value="2445728">
            <text:p>2445728</text:p>
          </table:table-cell>
          <table:table-cell office:value-type="float" office:value="621603">
            <text:p>621603</text:p>
          </table:table-cell>
          <table:table-cell table:number-columns-repeated="5"/>
          <table:table-cell office:value-type="float" office:value="2067102">
            <text:p>2067102</text:p>
          </table:table-cell>
          <table:table-cell office:value-type="float" office:value="593713">
            <text:p>593713</text:p>
          </table:table-cell>
          <table:table-cell office:value-type="float" office:value="64166">
            <text:p>64166</text:p>
          </table:table-cell>
          <table:table-cell table:number-columns-repeated="5"/>
          <table:table-cell office:value-type="float" office:value="2726712">
            <text:p>2726712</text:p>
          </table:table-cell>
          <table:table-cell office:value-type="float" office:value="6724139">
            <text:p>6724139</text:p>
          </table:table-cell>
          <table:table-cell office:value-type="float" office:value="40035">
            <text:p>40035</text:p>
          </table:table-cell>
          <table:table-cell table:number-columns-repeated="5"/>
          <table:table-cell office:value-type="float" office:value="7696577">
            <text:p>7696577</text:p>
          </table:table-cell>
          <table:table-cell office:value-type="float" office:value="1330559">
            <text:p>1330559</text:p>
          </table:table-cell>
          <table:table-cell office:value-type="float" office:value="44682">
            <text:p>44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3803">
            <text:p>733803</text:p>
          </table:table-cell>
          <table:table-cell office:value-type="float" office:value="2440021">
            <text:p>2440021</text:p>
          </table:table-cell>
          <table:table-cell office:value-type="float" office:value="751982">
            <text:p>751982</text:p>
          </table:table-cell>
          <table:table-cell table:number-columns-repeated="5"/>
          <table:table-cell office:value-type="float" office:value="2087796">
            <text:p>2087796</text:p>
          </table:table-cell>
          <table:table-cell office:value-type="float" office:value="1023099">
            <text:p>1023099</text:p>
          </table:table-cell>
          <table:table-cell office:value-type="float" office:value="124796">
            <text:p>124796</text:p>
          </table:table-cell>
          <table:table-cell table:number-columns-repeated="5"/>
          <table:table-cell office:value-type="float" office:value="2604684">
            <text:p>2604684</text:p>
          </table:table-cell>
          <table:table-cell office:value-type="float" office:value="6490377">
            <text:p>6490377</text:p>
          </table:table-cell>
          <table:table-cell office:value-type="float" office:value="40262">
            <text:p>40262</text:p>
          </table:table-cell>
          <table:table-cell table:number-columns-repeated="5"/>
          <table:table-cell office:value-type="float" office:value="7689012">
            <text:p>7689012</text:p>
          </table:table-cell>
          <table:table-cell office:value-type="float" office:value="1228896">
            <text:p>1228896</text:p>
          </table:table-cell>
          <table:table-cell office:value-type="float" office:value="49630">
            <text:p>49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0204">
            <text:p>730204</text:p>
          </table:table-cell>
          <table:table-cell office:value-type="float" office:value="2664206">
            <text:p>2664206</text:p>
          </table:table-cell>
          <table:table-cell office:value-type="float" office:value="607841">
            <text:p>607841</text:p>
          </table:table-cell>
          <table:table-cell table:number-columns-repeated="5"/>
          <table:table-cell office:value-type="float" office:value="2089552">
            <text:p>2089552</text:p>
          </table:table-cell>
          <table:table-cell office:value-type="float" office:value="1287197">
            <text:p>1287197</text:p>
          </table:table-cell>
          <table:table-cell office:value-type="float" office:value="136982">
            <text:p>136982</text:p>
          </table:table-cell>
          <table:table-cell table:number-columns-repeated="5"/>
          <table:table-cell office:value-type="float" office:value="2616787">
            <text:p>2616787</text:p>
          </table:table-cell>
          <table:table-cell office:value-type="float" office:value="7106284">
            <text:p>7106284</text:p>
          </table:table-cell>
          <table:table-cell office:value-type="float" office:value="39916">
            <text:p>39916</text:p>
          </table:table-cell>
          <table:table-cell table:number-columns-repeated="5"/>
          <table:table-cell office:value-type="float" office:value="7690816">
            <text:p>7690816</text:p>
          </table:table-cell>
          <table:table-cell office:value-type="float" office:value="1756516">
            <text:p>1756516</text:p>
          </table:table-cell>
          <table:table-cell office:value-type="float" office:value="42159">
            <text:p>42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2950">
            <text:p>732950</text:p>
          </table:table-cell>
          <table:table-cell office:value-type="float" office:value="2642383">
            <text:p>2642383</text:p>
          </table:table-cell>
          <table:table-cell office:value-type="float" office:value="815397">
            <text:p>815397</text:p>
          </table:table-cell>
          <table:table-cell table:number-columns-repeated="5"/>
          <table:table-cell office:value-type="float" office:value="2089840">
            <text:p>2089840</text:p>
          </table:table-cell>
          <table:table-cell office:value-type="float" office:value="1915571">
            <text:p>1915571</text:p>
          </table:table-cell>
          <table:table-cell office:value-type="float" office:value="196271">
            <text:p>196271</text:p>
          </table:table-cell>
          <table:table-cell table:number-columns-repeated="5"/>
          <table:table-cell office:value-type="float" office:value="2622414">
            <text:p>2622414</text:p>
          </table:table-cell>
          <table:table-cell office:value-type="float" office:value="6202228">
            <text:p>6202228</text:p>
          </table:table-cell>
          <table:table-cell office:value-type="float" office:value="54192">
            <text:p>54192</text:p>
          </table:table-cell>
          <table:table-cell table:number-columns-repeated="5"/>
          <table:table-cell office:value-type="float" office:value="7694919">
            <text:p>7694919</text:p>
          </table:table-cell>
          <table:table-cell office:value-type="float" office:value="1370254">
            <text:p>1370254</text:p>
          </table:table-cell>
          <table:table-cell office:value-type="float" office:value="42711">
            <text:p>42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3636">
            <text:p>743636</text:p>
          </table:table-cell>
          <table:table-cell office:value-type="float" office:value="2755266">
            <text:p>2755266</text:p>
          </table:table-cell>
          <table:table-cell office:value-type="float" office:value="712357">
            <text:p>712357</text:p>
          </table:table-cell>
          <table:table-cell table:number-columns-repeated="5"/>
          <table:table-cell office:value-type="float" office:value="2081206">
            <text:p>2081206</text:p>
          </table:table-cell>
          <table:table-cell office:value-type="float" office:value="1180532">
            <text:p>1180532</text:p>
          </table:table-cell>
          <table:table-cell office:value-type="float" office:value="100258">
            <text:p>100258</text:p>
          </table:table-cell>
          <table:table-cell table:number-columns-repeated="5"/>
          <table:table-cell office:value-type="float" office:value="2615121">
            <text:p>2615121</text:p>
          </table:table-cell>
          <table:table-cell office:value-type="float" office:value="7142743">
            <text:p>7142743</text:p>
          </table:table-cell>
          <table:table-cell office:value-type="float" office:value="42406">
            <text:p>42406</text:p>
          </table:table-cell>
          <table:table-cell table:number-columns-repeated="5"/>
          <table:table-cell office:value-type="float" office:value="7687383">
            <text:p>7687383</text:p>
          </table:table-cell>
          <table:table-cell office:value-type="float" office:value="1176759">
            <text:p>1176759</text:p>
          </table:table-cell>
          <table:table-cell office:value-type="float" office:value="56864">
            <text:p>56864</text:p>
          </table:table-cell>
          <table:table-cell table:number-columns-repeated="4"/>
        </table:table-row>
        <table:table-row table:style-name="ro1">
          <table:table-cell table:formula="of:=[.A124]+4" office:value-type="float" office:value="60">
            <text:p>60</text:p>
          </table:table-cell>
          <table:table-cell table:style-name="ce1" table:formula="of:=AVERAGE([.B127:.B131])" office:value-type="float" office:value="748415.4">
            <text:p>748415.4</text:p>
          </table:table-cell>
          <table:table-cell table:style-name="ce1" table:formula="of:=AVERAGE([.C127:.C131])" office:value-type="float" office:value="2589520.8">
            <text:p>2589520.8</text:p>
          </table:table-cell>
          <table:table-cell table:style-name="ce1" table:formula="of:=AVERAGE([.D127:.D131])" office:value-type="float" office:value="701836">
            <text:p>701836</text:p>
          </table:table-cell>
          <table:table-cell table:style-name="ce1" table:formula="of:=SUM([.B132:.D132])" office:value-type="float" office:value="4039772.2">
            <text:p>4039772.2</text:p>
          </table:table-cell>
          <table:table-cell table:style-name="ce1" table:formula="of:=[.$E$12]/[.E132]" office:value-type="float" office:value="1.33140150823356">
            <text:p>1.3314015082</text:p>
          </table:table-cell>
          <table:table-cell table:style-name="ce1" table:formula="of:=[.F132]/[.$A132]" office:value-type="float" office:value="0.022190025137226">
            <text:p>0.0221900251</text:p>
          </table:table-cell>
          <table:table-cell table:style-name="ce1" table:formula="of:=[.$C$12]/[.C132]" office:value-type="float" office:value="1.80232558857994">
            <text:p>1.8023255886</text:p>
          </table:table-cell>
          <table:table-cell table:style-name="ce1"/>
          <table:table-cell table:style-name="ce1" table:formula="of:=AVERAGE([.J127:.J131])" office:value-type="float" office:value="2083099.2">
            <text:p>2083099.2</text:p>
          </table:table-cell>
          <table:table-cell table:style-name="ce1" table:formula="of:=AVERAGE([.K127:.K131])" office:value-type="float" office:value="1200022.4">
            <text:p>1200022.4</text:p>
          </table:table-cell>
          <table:table-cell table:style-name="ce1" table:formula="of:=AVERAGE([.L127:.L131])" office:value-type="float" office:value="124494.6">
            <text:p>124494.6</text:p>
          </table:table-cell>
          <table:table-cell table:style-name="ce1" table:formula="of:=SUM([.J132:.L132])" office:value-type="float" office:value="3407616.2">
            <text:p>3407616.2</text:p>
          </table:table-cell>
          <table:table-cell table:style-name="ce1" table:formula="of:=[.$M$12]/[.M132]" office:value-type="float" office:value="1.53343237422102">
            <text:p>1.5334323742</text:p>
          </table:table-cell>
          <table:table-cell table:style-name="ce1" table:formula="of:=[.N132]/[.$A132]" office:value-type="float" office:value="0.025557206237017">
            <text:p>0.0255572062</text:p>
          </table:table-cell>
          <table:table-cell table:style-name="ce1" table:formula="of:=[.$K$12]/[.K132]" office:value-type="float" office:value="3.78609349292147">
            <text:p>3.7860934929</text:p>
          </table:table-cell>
          <table:table-cell table:style-name="ce1"/>
          <table:table-cell table:style-name="ce1" table:formula="of:=AVERAGE([.R127:.R131])" office:value-type="float" office:value="2637143.6">
            <text:p>2637143.6</text:p>
          </table:table-cell>
          <table:table-cell table:style-name="ce1" table:formula="of:=AVERAGE([.S127:.S131])" office:value-type="float" office:value="6733154.2">
            <text:p>6733154.2</text:p>
          </table:table-cell>
          <table:table-cell table:style-name="ce1" table:formula="of:=AVERAGE([.T127:.T131])" office:value-type="float" office:value="43362.2">
            <text:p>43362.2</text:p>
          </table:table-cell>
          <table:table-cell table:style-name="ce1" table:formula="of:=SUM([.R132:.T132])" office:value-type="float" office:value="9413660">
            <text:p>9413660</text:p>
          </table:table-cell>
          <table:table-cell table:style-name="ce1" table:formula="of:=[.$U$12]/[.U132]" office:value-type="float" office:value="2.32128326283295">
            <text:p>2.3212832628</text:p>
          </table:table-cell>
          <table:table-cell table:style-name="ce1" table:formula="of:=[.V132]/[.$A132]" office:value-type="float" office:value="0.0386880543805491">
            <text:p>0.0386880544</text:p>
          </table:table-cell>
          <table:table-cell table:style-name="ce1" table:formula="of:=[.$S$12]/[.S132]" office:value-type="float" office:value="2.94313616046399">
            <text:p>2.9431361605</text:p>
          </table:table-cell>
          <table:table-cell table:style-name="ce1"/>
          <table:table-cell table:style-name="ce1" table:formula="of:=AVERAGE([.Z127:.Z131])" office:value-type="float" office:value="7691741.4">
            <text:p>7691741.4</text:p>
          </table:table-cell>
          <table:table-cell table:style-name="ce1" table:formula="of:=AVERAGE([.AA127:.AA131])" office:value-type="float" office:value="1372596.8">
            <text:p>1372596.8</text:p>
          </table:table-cell>
          <table:table-cell table:style-name="ce1" table:formula="of:=AVERAGE([.AB127:.AB131])" office:value-type="float" office:value="47209.2">
            <text:p>47209.2</text:p>
          </table:table-cell>
          <table:table-cell table:style-name="ce1" table:formula="of:=SUM([.Z132:.AB132])" office:value-type="float" office:value="9111547.4">
            <text:p>9111547.4</text:p>
          </table:table-cell>
          <table:table-cell table:style-name="ce1" table:formula="of:=[.$AC$12]/[.AC132]" office:value-type="float" office:value="2.39485975784969">
            <text:p>2.3948597578</text:p>
          </table:table-cell>
          <table:table-cell table:style-name="ce1" table:formula="of:=[.AD132]/[.$A132]" office:value-type="float" office:value="0.0399143292974949">
            <text:p>0.0399143293</text:p>
          </table:table-cell>
          <table:table-cell table:style-name="ce1" table:formula="of:=[.$AA$12]/[.AA132]" office:value-type="float" office:value="14.3825760048399">
            <text:p>14.3825760048</text:p>
          </table:table-cell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pent_common_64</text:p>
          </table:table-cell>
          <table:table-cell table:number-columns-repeated="7"/>
          <table:table-cell office:value-type="string">
            <text:p>pent_dual_64</text:p>
          </table:table-cell>
          <table:table-cell table:number-columns-repeated="7"/>
          <table:table-cell office:value-type="string">
            <text:p>cojack_common_64</text:p>
          </table:table-cell>
          <table:table-cell table:number-columns-repeated="7"/>
          <table:table-cell office:value-type="string">
            <text:p>cojack_dual_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8558">
            <text:p>728558</text:p>
          </table:table-cell>
          <table:table-cell office:value-type="float" office:value="2689268">
            <text:p>2689268</text:p>
          </table:table-cell>
          <table:table-cell office:value-type="float" office:value="388866">
            <text:p>388866</text:p>
          </table:table-cell>
          <table:table-cell table:number-columns-repeated="5"/>
          <table:table-cell office:value-type="float" office:value="2096445">
            <text:p>2096445</text:p>
          </table:table-cell>
          <table:table-cell office:value-type="float" office:value="1349825">
            <text:p>1349825</text:p>
          </table:table-cell>
          <table:table-cell office:value-type="float" office:value="78544">
            <text:p>78544</text:p>
          </table:table-cell>
          <table:table-cell table:number-columns-repeated="5"/>
          <table:table-cell office:value-type="float" office:value="2477290">
            <text:p>2477290</text:p>
          </table:table-cell>
          <table:table-cell office:value-type="float" office:value="5215629">
            <text:p>5215629</text:p>
          </table:table-cell>
          <table:table-cell office:value-type="float" office:value="40913">
            <text:p>40913</text:p>
          </table:table-cell>
          <table:table-cell table:number-columns-repeated="5"/>
          <table:table-cell office:value-type="float" office:value="7700692">
            <text:p>7700692</text:p>
          </table:table-cell>
          <table:table-cell office:value-type="float" office:value="2330720">
            <text:p>2330720</text:p>
          </table:table-cell>
          <table:table-cell office:value-type="float" office:value="40798">
            <text:p>40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7745">
            <text:p>707745</text:p>
          </table:table-cell>
          <table:table-cell office:value-type="float" office:value="2685712">
            <text:p>2685712</text:p>
          </table:table-cell>
          <table:table-cell office:value-type="float" office:value="507214">
            <text:p>507214</text:p>
          </table:table-cell>
          <table:table-cell table:number-columns-repeated="5"/>
          <table:table-cell office:value-type="float" office:value="2076092">
            <text:p>2076092</text:p>
          </table:table-cell>
          <table:table-cell office:value-type="float" office:value="1508336">
            <text:p>1508336</text:p>
          </table:table-cell>
          <table:table-cell office:value-type="float" office:value="83472">
            <text:p>83472</text:p>
          </table:table-cell>
          <table:table-cell table:number-columns-repeated="5"/>
          <table:table-cell office:value-type="float" office:value="2406287">
            <text:p>2406287</text:p>
          </table:table-cell>
          <table:table-cell office:value-type="float" office:value="6573155">
            <text:p>6573155</text:p>
          </table:table-cell>
          <table:table-cell office:value-type="float" office:value="38341">
            <text:p>38341</text:p>
          </table:table-cell>
          <table:table-cell table:number-columns-repeated="5"/>
          <table:table-cell office:value-type="float" office:value="7726410">
            <text:p>7726410</text:p>
          </table:table-cell>
          <table:table-cell office:value-type="float" office:value="1353451">
            <text:p>1353451</text:p>
          </table:table-cell>
          <table:table-cell office:value-type="float" office:value="42648">
            <text:p>42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4036">
            <text:p>684036</text:p>
          </table:table-cell>
          <table:table-cell office:value-type="float" office:value="3174870">
            <text:p>3174870</text:p>
          </table:table-cell>
          <table:table-cell office:value-type="float" office:value="463411">
            <text:p>463411</text:p>
          </table:table-cell>
          <table:table-cell table:number-columns-repeated="5"/>
          <table:table-cell office:value-type="float" office:value="2077942">
            <text:p>2077942</text:p>
          </table:table-cell>
          <table:table-cell office:value-type="float" office:value="365370">
            <text:p>365370</text:p>
          </table:table-cell>
          <table:table-cell office:value-type="float" office:value="53985">
            <text:p>53985</text:p>
          </table:table-cell>
          <table:table-cell table:number-columns-repeated="5"/>
          <table:table-cell office:value-type="float" office:value="2408372">
            <text:p>2408372</text:p>
          </table:table-cell>
          <table:table-cell office:value-type="float" office:value="6566449">
            <text:p>6566449</text:p>
          </table:table-cell>
          <table:table-cell office:value-type="float" office:value="38527">
            <text:p>38527</text:p>
          </table:table-cell>
          <table:table-cell table:number-columns-repeated="5"/>
          <table:table-cell office:value-type="float" office:value="7721283">
            <text:p>7721283</text:p>
          </table:table-cell>
          <table:table-cell office:value-type="float" office:value="1700465">
            <text:p>1700465</text:p>
          </table:table-cell>
          <table:table-cell office:value-type="float" office:value="41412">
            <text:p>41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2599">
            <text:p>682599</text:p>
          </table:table-cell>
          <table:table-cell office:value-type="float" office:value="3243115">
            <text:p>3243115</text:p>
          </table:table-cell>
          <table:table-cell office:value-type="float" office:value="539623">
            <text:p>539623</text:p>
          </table:table-cell>
          <table:table-cell table:number-columns-repeated="5"/>
          <table:table-cell office:value-type="float" office:value="2083616">
            <text:p>2083616</text:p>
          </table:table-cell>
          <table:table-cell office:value-type="float" office:value="398759">
            <text:p>398759</text:p>
          </table:table-cell>
          <table:table-cell office:value-type="float" office:value="35417">
            <text:p>35417</text:p>
          </table:table-cell>
          <table:table-cell table:number-columns-repeated="5"/>
          <table:table-cell office:value-type="float" office:value="2427615">
            <text:p>2427615</text:p>
          </table:table-cell>
          <table:table-cell office:value-type="float" office:value="5491163">
            <text:p>5491163</text:p>
          </table:table-cell>
          <table:table-cell office:value-type="float" office:value="38596">
            <text:p>38596</text:p>
          </table:table-cell>
          <table:table-cell table:number-columns-repeated="5"/>
          <table:table-cell office:value-type="float" office:value="7710090">
            <text:p>7710090</text:p>
          </table:table-cell>
          <table:table-cell office:value-type="float" office:value="2294417">
            <text:p>2294417</text:p>
          </table:table-cell>
          <table:table-cell office:value-type="float" office:value="44252">
            <text:p>44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4048">
            <text:p>684048</text:p>
          </table:table-cell>
          <table:table-cell office:value-type="float" office:value="3374012">
            <text:p>3374012</text:p>
          </table:table-cell>
          <table:table-cell office:value-type="float" office:value="633663">
            <text:p>633663</text:p>
          </table:table-cell>
          <table:table-cell table:number-columns-repeated="5"/>
          <table:table-cell office:value-type="float" office:value="2082591">
            <text:p>2082591</text:p>
          </table:table-cell>
          <table:table-cell office:value-type="float" office:value="658897">
            <text:p>658897</text:p>
          </table:table-cell>
          <table:table-cell office:value-type="float" office:value="55301">
            <text:p>55301</text:p>
          </table:table-cell>
          <table:table-cell table:number-columns-repeated="5"/>
          <table:table-cell office:value-type="float" office:value="2401952">
            <text:p>2401952</text:p>
          </table:table-cell>
          <table:table-cell office:value-type="float" office:value="6370253">
            <text:p>6370253</text:p>
          </table:table-cell>
          <table:table-cell office:value-type="float" office:value="38443">
            <text:p>38443</text:p>
          </table:table-cell>
          <table:table-cell table:number-columns-repeated="5"/>
          <table:table-cell office:value-type="float" office:value="7697846">
            <text:p>7697846</text:p>
          </table:table-cell>
          <table:table-cell office:value-type="float" office:value="1223498">
            <text:p>1223498</text:p>
          </table:table-cell>
          <table:table-cell office:value-type="float" office:value="41659">
            <text:p>41659</text:p>
          </table:table-cell>
          <table:table-cell table:number-columns-repeated="4"/>
        </table:table-row>
        <table:table-row table:style-name="ro1">
          <table:table-cell table:formula="of:=[.A132]+4" office:value-type="float" office:value="64">
            <text:p>64</text:p>
          </table:table-cell>
          <table:table-cell table:style-name="ce1" table:formula="of:=AVERAGE([.B135:.B139])" office:value-type="float" office:value="697397.2">
            <text:p>697397.2</text:p>
          </table:table-cell>
          <table:table-cell table:style-name="ce1" table:formula="of:=AVERAGE([.C135:.C139])" office:value-type="float" office:value="3033395.4">
            <text:p>3033395.4</text:p>
          </table:table-cell>
          <table:table-cell table:style-name="ce1" table:formula="of:=AVERAGE([.D135:.D139])" office:value-type="float" office:value="506555.4">
            <text:p>506555.4</text:p>
          </table:table-cell>
          <table:table-cell table:style-name="ce1" table:formula="of:=SUM([.B140:.D140])" office:value-type="float" office:value="4237348">
            <text:p>4237348</text:p>
          </table:table-cell>
          <table:table-cell table:style-name="ce1" table:formula="of:=[.$E$12]/[.E140]" office:value-type="float" office:value="1.26932194381958">
            <text:p>1.2693219438</text:p>
          </table:table-cell>
          <table:table-cell table:style-name="ce1" table:formula="of:=[.F140]/[.$A140]" office:value-type="float" office:value="0.0198331553721809">
            <text:p>0.0198331554</text:p>
          </table:table-cell>
          <table:table-cell table:style-name="ce1" table:formula="of:=[.$C$12]/[.C140]" office:value-type="float" office:value="1.53859256198516">
            <text:p>1.538592562</text:p>
          </table:table-cell>
          <table:table-cell table:style-name="ce1"/>
          <table:table-cell table:style-name="ce1" table:formula="of:=AVERAGE([.J135:.J139])" office:value-type="float" office:value="2083337.2">
            <text:p>2083337.2</text:p>
          </table:table-cell>
          <table:table-cell table:style-name="ce1" table:formula="of:=AVERAGE([.K135:.K139])" office:value-type="float" office:value="856237.4">
            <text:p>856237.4</text:p>
          </table:table-cell>
          <table:table-cell table:style-name="ce1" table:formula="of:=AVERAGE([.L135:.L139])" office:value-type="float" office:value="61343.8">
            <text:p>61343.8</text:p>
          </table:table-cell>
          <table:table-cell table:style-name="ce1" table:formula="of:=SUM([.J140:.L140])" office:value-type="float" office:value="3000918.4">
            <text:p>3000918.4</text:p>
          </table:table-cell>
          <table:table-cell table:style-name="ce1" table:formula="of:=[.$M$12]/[.M140]" office:value-type="float" office:value="1.74124994535006">
            <text:p>1.7412499454</text:p>
          </table:table-cell>
          <table:table-cell table:style-name="ce1" table:formula="of:=[.N140]/[.$A140]" office:value-type="float" office:value="0.0272070303960947">
            <text:p>0.0272070304</text:p>
          </table:table-cell>
          <table:table-cell table:style-name="ce1" table:formula="of:=[.$K$12]/[.K140]" office:value-type="float" office:value="5.30623516328532">
            <text:p>5.3062351633</text:p>
          </table:table-cell>
          <table:table-cell table:style-name="ce1"/>
          <table:table-cell table:style-name="ce1" table:formula="of:=AVERAGE([.R135:.R139])" office:value-type="float" office:value="2424303.2">
            <text:p>2424303.2</text:p>
          </table:table-cell>
          <table:table-cell table:style-name="ce1" table:formula="of:=AVERAGE([.S135:.S139])" office:value-type="float" office:value="6043329.8">
            <text:p>6043329.8</text:p>
          </table:table-cell>
          <table:table-cell table:style-name="ce1" table:formula="of:=AVERAGE([.T135:.T139])" office:value-type="float" office:value="38964">
            <text:p>38964</text:p>
          </table:table-cell>
          <table:table-cell table:style-name="ce1" table:formula="of:=SUM([.R140:.T140])" office:value-type="float" office:value="8506597">
            <text:p>8506597</text:p>
          </table:table-cell>
          <table:table-cell table:style-name="ce1" table:formula="of:=[.$U$12]/[.U140]" office:value-type="float" office:value="2.56880294199902">
            <text:p>2.568802942</text:p>
          </table:table-cell>
          <table:table-cell table:style-name="ce1" table:formula="of:=[.V140]/[.$A140]" office:value-type="float" office:value="0.0401375459687346">
            <text:p>0.040137546</text:p>
          </table:table-cell>
          <table:table-cell table:style-name="ce1" table:formula="of:=[.$S$12]/[.S140]" office:value-type="float" office:value="3.27908458677863">
            <text:p>3.2790845868</text:p>
          </table:table-cell>
          <table:table-cell table:style-name="ce1"/>
          <table:table-cell table:style-name="ce1" table:formula="of:=AVERAGE([.Z135:.Z139])" office:value-type="float" office:value="7711264.2">
            <text:p>7711264.2</text:p>
          </table:table-cell>
          <table:table-cell table:style-name="ce1" table:formula="of:=AVERAGE([.AA135:.AA139])" office:value-type="float" office:value="1780510.2">
            <text:p>1780510.2</text:p>
          </table:table-cell>
          <table:table-cell table:style-name="ce1" table:formula="of:=AVERAGE([.AB135:.AB139])" office:value-type="float" office:value="42153.8">
            <text:p>42153.8</text:p>
          </table:table-cell>
          <table:table-cell table:style-name="ce1" table:formula="of:=SUM([.Z140:.AB140])" office:value-type="float" office:value="9533928.2">
            <text:p>9533928.2</text:p>
          </table:table-cell>
          <table:table-cell table:style-name="ce1" table:formula="of:=[.$AC$12]/[.AC140]" office:value-type="float" office:value="2.28876049223866">
            <text:p>2.2887604922</text:p>
          </table:table-cell>
          <table:table-cell table:style-name="ce1" table:formula="of:=[.AD140]/[.$A140]" office:value-type="float" office:value="0.035761882691229">
            <text:p>0.0357618827</text:p>
          </table:table-cell>
          <table:table-cell table:style-name="ce1" table:formula="of:=[.$AA$12]/[.AA140]" office:value-type="float" office:value="11.0875398523412">
            <text:p>11.0875398523</text:p>
          </table:table-cell>
        </table:table-row>
        <table:table-row table:style-name="ro1">
          <table:table-cell/>
          <table:table-cell table:style-name="ce1" table:number-columns-repeated="31"/>
        </table:table-row>
        <table:table-row table:style-name="ro1" table:number-rows-repeated="1048434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eravalli</meta:initial-creator>
    <meta:creation-date>2013-01-27T01:18:16</meta:creation-date>
    <dc:date>2013-01-27T22:03:36</dc:date>
    <dc:creator>Marco Seravalli</dc:creator>
    <meta:editing-duration>PT2H53M27S</meta:editing-duration>
    <meta:editing-cycles>27</meta:editing-cycles>
    <meta:generator>LibreOffice/3.5$Linux_X86_64 LibreOffice_project/350m1$Build-2</meta:generator>
    <meta:document-statistic meta:table-count="1" meta:cell-count="1610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48cm" svg:height="8.54cm" xlink:href=".." xlink:type="simple" chart:class="chart:line" chart:style-name="ch1">
        <chart:legend chart:legend-position="end" svg:x="11.197cm" svg:y="3.971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H4:Profiling.H4 Profiling.H12:Profiling.H12 Profiling.H14:Profiling.H14 Profiling.H20:Profiling.H20 Profiling.H28:Profiling.H28 Profiling.H36:Profiling.H36 Profiling.H44:Profiling.H44 Profiling.H52:Profiling.H52 Profiling.H60:Profiling.H60 Profiling.H68:Profiling.H68 Profiling.H76:Profiling.H76 Profiling.H84:Profiling.H84 Profiling.H92:Profiling.H92 Profiling.H100:Profiling.H100 Profiling.H108:Profiling.H108 Profiling.H116:Profiling.H116 Profiling.H124:Profiling.H124 Profiling.H132:Profiling.H132 Profiling.H140:Profiling.H140" chart:data-source-has-labels="both" svg:x="0.766cm" svg:y="0.815cm" svg:width="9.799cm" svg:height="7.135cm">
          <chartooo:coordinate-region svg:x="1.493cm" svg:y="1.014cm" svg:width="8.885cm" svg:height="6.289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H12:Profiling.H12 Profiling.H14:Profiling.H14 Profiling.H20:Profiling.H20 Profiling.H28:Profiling.H28 Profiling.H36:Profiling.H36 Profiling.H44:Profiling.H44 Profiling.H52:Profiling.H52 Profiling.H60:Profiling.H60 Profiling.H68:Profiling.H68 Profiling.H76:Profiling.H76 Profiling.H84:Profiling.H84 Profiling.H92:Profiling.H92 Profiling.H100:Profiling.H100 Profiling.H108:Profiling.H108 Profiling.H116:Profiling.H116 Profiling.H124:Profiling.H124 Profiling.H132:Profiling.H132 Profiling.H140:Profiling.H140" chart:label-cell-address="Profiling.H4:Profiling.H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 Loop Speedup</text:p>
                <draw:g>
                  <svg:desc>Profiling.H4:Profiling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H12:Profiling.H12 Profiling.H14:Profiling.H14 Profiling.H20:Profiling.H20 Profiling.H28:Profiling.H28 Profiling.H36:Profiling.H36 Profiling.H44:Profiling.H44 Profiling.H52:Profiling.H52 Profiling.H60:Profiling.H60 Profiling.H68:Profiling.H68 Profiling.H76:Profiling.H76 Profiling.H84:Profiling.H84 Profiling.H92:Profiling.H92 Profiling.H100:Profiling.H100 Profiling.H108:Profiling.H108 Profiling.H116:Profiling.H116 Profiling.H124:Profiling.H124 Profiling.H132:Profiling.H132 Profiling.H140:Profiling.H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5175711119544">
                <text:p>1.35175711119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8999879987031">
                <text:p>2.089998799870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3596006415156">
                <text:p>2.535960064151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4519857002418">
                <text:p>2.845198570024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12198245996848">
                <text:p>3.121982459968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16352313461547">
                <text:p>3.163523134615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96539671292536">
                <text:p>2.965396712925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09311652346387">
                <text:p>3.0931165234638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10014198922008">
                <text:p>3.100141989220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4865276762277">
                <text:p>2.4486527676227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12198384655822">
                <text:p>2.121983846558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02740019989213">
                <text:p>2.0274001998921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86450665610509">
                <text:p>1.8645066561050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06405105899402">
                <text:p>2.064051058994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0232558857994">
                <text:p>1.802325588579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53859256198516">
                <text:p>1.5385925619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85cm" svg:height="8.549cm" xlink:href=".." xlink:type="simple" chart:class="chart:line" chart:style-name="ch1">
        <chart:legend chart:legend-position="end" svg:x="11.531cm" svg:y="3.228cm" style:legend-expansion="high" chart:style-name="ch2"/>
        <chart:plot-area chart:style-name="ch3" table:cell-range-address="Profiling.A12:Profiling.E12 Profiling.A14:Profiling.E14 Profiling.A20:Profiling.E20 Profiling.A28:Profiling.E28 Profiling.A36:Profiling.E36 Profiling.A44:Profiling.E44 Profiling.A52:Profiling.E52 Profiling.A60:Profiling.E60 Profiling.A68:Profiling.E68 Profiling.A76:Profiling.E76 Profiling.A84:Profiling.E84 Profiling.A92:Profiling.E92 Profiling.A100:Profiling.E100 Profiling.A108:Profiling.E108 Profiling.A116:Profiling.E116 Profiling.A124:Profiling.E124 Profiling.A132:Profiling.E132 Profiling.A140:Profiling.E140 Profiling.B4:Profiling.E4" chart:data-source-has-labels="both" svg:x="0.765cm" svg:y="0.815cm" svg:width="10.136cm" svg:height="7.144cm">
          <chartooo:coordinate-region svg:x="2.498cm" svg:y="1.014cm" svg:width="8.216cm" svg:height="6.298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B12:Profiling.B12 Profiling.B14:Profiling.B14 Profiling.B20:Profiling.B20 Profiling.B28:Profiling.B28 Profiling.B36:Profiling.B36 Profiling.B44:Profiling.B44 Profiling.B52:Profiling.B52 Profiling.B60:Profiling.B60 Profiling.B68:Profiling.B68 Profiling.B76:Profiling.B76 Profiling.B84:Profiling.B84 Profiling.B92:Profiling.B92 Profiling.B100:Profiling.B100 Profiling.B108:Profiling.B108 Profiling.B116:Profiling.B116 Profiling.B124:Profiling.B124 Profiling.B132:Profiling.B132 Profiling.B140:Profiling.B140" chart:label-cell-address="Profiling.B4:Profiling.B4" chart:class="chart:line">
            <chart:data-point chart:repeated="18"/>
          </chart:series>
          <chart:series chart:style-name="ch7" chart:values-cell-range-address="Profiling.C12:Profiling.C12 Profiling.C14:Profiling.C14 Profiling.C20:Profiling.C20 Profiling.C28:Profiling.C28 Profiling.C36:Profiling.C36 Profiling.C44:Profiling.C44 Profiling.C52:Profiling.C52 Profiling.C60:Profiling.C60 Profiling.C68:Profiling.C68 Profiling.C76:Profiling.C76 Profiling.C84:Profiling.C84 Profiling.C92:Profiling.C92 Profiling.C100:Profiling.C100 Profiling.C108:Profiling.C108 Profiling.C116:Profiling.C116 Profiling.C124:Profiling.C124 Profiling.C132:Profiling.C132 Profiling.C140:Profiling.C140" chart:label-cell-address="Profiling.C4:Profiling.C4" chart:class="chart:line">
            <chart:data-point chart:repeated="18"/>
          </chart:series>
          <chart:series chart:style-name="ch8" chart:values-cell-range-address="Profiling.D12:Profiling.D12 Profiling.D14:Profiling.D14 Profiling.D20:Profiling.D20 Profiling.D28:Profiling.D28 Profiling.D36:Profiling.D36 Profiling.D44:Profiling.D44 Profiling.D52:Profiling.D52 Profiling.D60:Profiling.D60 Profiling.D68:Profiling.D68 Profiling.D76:Profiling.D76 Profiling.D84:Profiling.D84 Profiling.D92:Profiling.D92 Profiling.D100:Profiling.D100 Profiling.D108:Profiling.D108 Profiling.D116:Profiling.D116 Profiling.D124:Profiling.D124 Profiling.D132:Profiling.D132 Profiling.D140:Profiling.D140" chart:label-cell-address="Profiling.D4:Profiling.D4" chart:class="chart:line">
            <chart:data-point chart:repeated="18"/>
          </chart:series>
          <chart:series chart:style-name="ch9" chart:values-cell-range-address="Profiling.E12:Profiling.E12 Profiling.E14:Profiling.E14 Profiling.E20:Profiling.E20 Profiling.E28:Profiling.E28 Profiling.E36:Profiling.E36 Profiling.E44:Profiling.E44 Profiling.E52:Profiling.E52 Profiling.E60:Profiling.E60 Profiling.E68:Profiling.E68 Profiling.E76:Profiling.E76 Profiling.E84:Profiling.E84 Profiling.E92:Profiling.E92 Profiling.E100:Profiling.E100 Profiling.E108:Profiling.E108 Profiling.E116:Profiling.E116 Profiling.E124:Profiling.E124 Profiling.E132:Profiling.E132 Profiling.E140:Profiling.E140" chart:label-cell-address="Profiling.E4:Profiling.E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Profiling.B4:Profiling.B4</svg:desc>
                </draw:g>
              </table:table-cell>
              <table:table-cell office:value-type="string">
                <text:p>Computation</text:p>
                <draw:g>
                  <svg:desc>Profiling.C4:Profiling.C4</svg:desc>
                </draw:g>
              </table:table-cell>
              <table:table-cell office:value-type="string">
                <text:p>Finalization</text:p>
                <draw:g>
                  <svg:desc>Profiling.D4:Profiling.D4</svg:desc>
                </draw:g>
              </table:table-cell>
              <table:table-cell office:value-type="string">
                <text:p>Pent common total</text:p>
                <draw:g>
                  <svg:desc>Profiling.E4:Profiling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60809.8">
                <text:p>160809.8</text:p>
                <draw:g>
                  <svg:desc>Profiling.B12:Profiling.B12 Profiling.B14:Profiling.B14 Profiling.B20:Profiling.B20 Profiling.B28:Profiling.B28 Profiling.B36:Profiling.B36 Profiling.B44:Profiling.B44 Profiling.B52:Profiling.B52 Profiling.B60:Profiling.B60 Profiling.B68:Profiling.B68 Profiling.B76:Profiling.B76 Profiling.B84:Profiling.B84 Profiling.B92:Profiling.B92 Profiling.B100:Profiling.B100 Profiling.B108:Profiling.B108 Profiling.B116:Profiling.B116 Profiling.B124:Profiling.B124 Profiling.B132:Profiling.B132 Profiling.B140:Profiling.B140</svg:desc>
                </draw:g>
              </table:table-cell>
              <table:table-cell office:value-type="float" office:value="4667159.6">
                <text:p>4667159.6</text:p>
                <draw:g>
                  <svg:desc>Profiling.C12:Profiling.C12 Profiling.C14:Profiling.C14 Profiling.C20:Profiling.C20 Profiling.C28:Profiling.C28 Profiling.C36:Profiling.C36 Profiling.C44:Profiling.C44 Profiling.C52:Profiling.C52 Profiling.C60:Profiling.C60 Profiling.C68:Profiling.C68 Profiling.C76:Profiling.C76 Profiling.C84:Profiling.C84 Profiling.C92:Profiling.C92 Profiling.C100:Profiling.C100 Profiling.C108:Profiling.C108 Profiling.C116:Profiling.C116 Profiling.C124:Profiling.C124 Profiling.C132:Profiling.C132 Profiling.C140:Profiling.C140</svg:desc>
                </draw:g>
              </table:table-cell>
              <table:table-cell office:value-type="float" office:value="550589.4">
                <text:p>550589.4</text:p>
                <draw:g>
                  <svg:desc>Profiling.D12:Profiling.D12 Profiling.D14:Profiling.D14 Profiling.D20:Profiling.D20 Profiling.D28:Profiling.D28 Profiling.D36:Profiling.D36 Profiling.D44:Profiling.D44 Profiling.D52:Profiling.D52 Profiling.D60:Profiling.D60 Profiling.D68:Profiling.D68 Profiling.D76:Profiling.D76 Profiling.D84:Profiling.D84 Profiling.D92:Profiling.D92 Profiling.D100:Profiling.D100 Profiling.D108:Profiling.D108 Profiling.D116:Profiling.D116 Profiling.D124:Profiling.D124 Profiling.D132:Profiling.D132 Profiling.D140:Profiling.D140</svg:desc>
                </draw:g>
              </table:table-cell>
              <table:table-cell office:value-type="float" office:value="5378558.8">
                <text:p>5378558.8</text:p>
                <draw:g>
                  <svg:desc>Profiling.E12:Profiling.E12 Profiling.E14:Profiling.E14 Profiling.E20:Profiling.E20 Profiling.E28:Profiling.E28 Profiling.E36:Profiling.E36 Profiling.E44:Profiling.E44 Profiling.E52:Profiling.E52 Profiling.E60:Profiling.E60 Profiling.E68:Profiling.E68 Profiling.E76:Profiling.E76 Profiling.E84:Profiling.E84 Profiling.E92:Profiling.E92 Profiling.E100:Profiling.E100 Profiling.E108:Profiling.E108 Profiling.E116:Profiling.E116 Profiling.E124:Profiling.E124 Profiling.E132:Profiling.E132 Profiling.E140:Profiling.E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18987.6">
                <text:p>14318987.6</text:p>
              </table:table-cell>
              <table:table-cell office:value-type="float" office:value="3452661.4">
                <text:p>3452661.4</text:p>
              </table:table-cell>
              <table:table-cell office:value-type="float" office:value="140146">
                <text:p>140146</text:p>
              </table:table-cell>
              <table:table-cell office:value-type="float" office:value="17911795">
                <text:p>17911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75400">
                <text:p>7275400</text:p>
              </table:table-cell>
              <table:table-cell office:value-type="float" office:value="2233092">
                <text:p>2233092</text:p>
              </table:table-cell>
              <table:table-cell office:value-type="float" office:value="73975.6">
                <text:p>73975.6</text:p>
              </table:table-cell>
              <table:table-cell office:value-type="float" office:value="9582467.6">
                <text:p>9582467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18980.6">
                <text:p>4718980.6</text:p>
              </table:table-cell>
              <table:table-cell office:value-type="float" office:value="1840391.6">
                <text:p>1840391.6</text:p>
              </table:table-cell>
              <table:table-cell office:value-type="float" office:value="50625.6">
                <text:p>50625.6</text:p>
              </table:table-cell>
              <table:table-cell office:value-type="float" office:value="6609997.8">
                <text:p>660999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90211.6">
                <text:p>3390211.6</text:p>
              </table:table-cell>
              <table:table-cell office:value-type="float" office:value="1640363.4">
                <text:p>1640363.4</text:p>
              </table:table-cell>
              <table:table-cell office:value-type="float" office:value="40566">
                <text:p>40566</text:p>
              </table:table-cell>
              <table:table-cell office:value-type="float" office:value="5071141">
                <text:p>50711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18454.2">
                <text:p>2618454.2</text:p>
              </table:table-cell>
              <table:table-cell office:value-type="float" office:value="1494934.6">
                <text:p>1494934.6</text:p>
              </table:table-cell>
              <table:table-cell office:value-type="float" office:value="33977.4">
                <text:p>33977.4</text:p>
              </table:table-cell>
              <table:table-cell office:value-type="float" office:value="4147366.2">
                <text:p>4147366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52750.6">
                <text:p>2152750.6</text:p>
              </table:table-cell>
              <table:table-cell office:value-type="float" office:value="1475304.4">
                <text:p>1475304.4</text:p>
              </table:table-cell>
              <table:table-cell office:value-type="float" office:value="28428.8">
                <text:p>28428.8</text:p>
              </table:table-cell>
              <table:table-cell office:value-type="float" office:value="3656483.8">
                <text:p>3656483.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65186.4">
                <text:p>1765186.4</text:p>
              </table:table-cell>
              <table:table-cell office:value-type="float" office:value="1573873.6">
                <text:p>1573873.6</text:p>
              </table:table-cell>
              <table:table-cell office:value-type="float" office:value="63106.8">
                <text:p>63106.8</text:p>
              </table:table-cell>
              <table:table-cell office:value-type="float" office:value="3402166.8">
                <text:p>3402166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5039.2">
                <text:p>1505039.2</text:p>
              </table:table-cell>
              <table:table-cell office:value-type="float" office:value="1508885.8">
                <text:p>1508885.8</text:p>
              </table:table-cell>
              <table:table-cell office:value-type="float" office:value="79713.4">
                <text:p>79713.4</text:p>
              </table:table-cell>
              <table:table-cell office:value-type="float" office:value="3093638.4">
                <text:p>3093638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38924.2">
                <text:p>1338924.2</text:p>
              </table:table-cell>
              <table:table-cell office:value-type="float" office:value="1505466.4">
                <text:p>1505466.4</text:p>
              </table:table-cell>
              <table:table-cell office:value-type="float" office:value="106484.2">
                <text:p>106484.2</text:p>
              </table:table-cell>
              <table:table-cell office:value-type="float" office:value="2950874.8">
                <text:p>2950874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3688.2">
                <text:p>1163688.2</text:p>
              </table:table-cell>
              <table:table-cell office:value-type="float" office:value="1906011.2">
                <text:p>1906011.2</text:p>
              </table:table-cell>
              <table:table-cell office:value-type="float" office:value="76402.8">
                <text:p>76402.8</text:p>
              </table:table-cell>
              <table:table-cell office:value-type="float" office:value="3146102.2">
                <text:p>3146102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40351.6">
                <text:p>1040351.6</text:p>
              </table:table-cell>
              <table:table-cell office:value-type="float" office:value="2199432.2">
                <text:p>2199432.2</text:p>
              </table:table-cell>
              <table:table-cell office:value-type="float" office:value="99794.6">
                <text:p>99794.6</text:p>
              </table:table-cell>
              <table:table-cell office:value-type="float" office:value="3339578.4">
                <text:p>3339578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68105.4">
                <text:p>968105.4</text:p>
              </table:table-cell>
              <table:table-cell office:value-type="float" office:value="2302041.6">
                <text:p>2302041.6</text:p>
              </table:table-cell>
              <table:table-cell office:value-type="float" office:value="208732.2">
                <text:p>208732.2</text:p>
              </table:table-cell>
              <table:table-cell office:value-type="float" office:value="3478879.2">
                <text:p>347887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72265.2">
                <text:p>872265.2</text:p>
              </table:table-cell>
              <table:table-cell office:value-type="float" office:value="2503160.6">
                <text:p>2503160.6</text:p>
              </table:table-cell>
              <table:table-cell office:value-type="float" office:value="168567.4">
                <text:p>168567.4</text:p>
              </table:table-cell>
              <table:table-cell office:value-type="float" office:value="3543993.2">
                <text:p>3543993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7494.6">
                <text:p>797494.6</text:p>
              </table:table-cell>
              <table:table-cell office:value-type="float" office:value="2261164.8">
                <text:p>2261164.8</text:p>
              </table:table-cell>
              <table:table-cell office:value-type="float" office:value="258366.6">
                <text:p>258366.6</text:p>
              </table:table-cell>
              <table:table-cell office:value-type="float" office:value="3317026">
                <text:p>33170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8415.4">
                <text:p>748415.4</text:p>
              </table:table-cell>
              <table:table-cell office:value-type="float" office:value="2589520.8">
                <text:p>2589520.8</text:p>
              </table:table-cell>
              <table:table-cell office:value-type="float" office:value="701836">
                <text:p>701836</text:p>
              </table:table-cell>
              <table:table-cell office:value-type="float" office:value="4039772.2">
                <text:p>4039772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7397.2">
                <text:p>697397.2</text:p>
              </table:table-cell>
              <table:table-cell office:value-type="float" office:value="3033395.4">
                <text:p>3033395.4</text:p>
              </table:table-cell>
              <table:table-cell office:value-type="float" office:value="506555.4">
                <text:p>506555.4</text:p>
              </table:table-cell>
              <table:table-cell office:value-type="float" office:value="4237348">
                <text:p>42373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37cm" svg:height="8.66cm" xlink:href=".." xlink:type="simple" chart:class="chart:line" chart:style-name="ch1">
        <chart:legend chart:legend-position="end" svg:x="12.17cm" svg:y="3.284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J4:Profiling.M4 Profiling.J12:Profiling.M12 Profiling.J14:Profiling.M14 Profiling.J20:Profiling.M20 Profiling.J28:Profiling.M28 Profiling.J36:Profiling.M36 Profiling.J44:Profiling.M44 Profiling.J52:Profiling.M52 Profiling.J60:Profiling.M60 Profiling.J68:Profiling.M68 Profiling.J76:Profiling.M76 Profiling.J84:Profiling.M84 Profiling.J92:Profiling.M92 Profiling.J100:Profiling.M100 Profiling.J108:Profiling.M108 Profiling.J116:Profiling.M116 Profiling.J124:Profiling.M124 Profiling.J132:Profiling.M132 Profiling.J140:Profiling.M140" chart:data-source-has-labels="both" svg:x="0.764cm" svg:y="0.827cm" svg:width="10.778cm" svg:height="7.24cm">
          <chartooo:coordinate-region svg:x="2.311cm" svg:y="1.027cm" svg:width="9.044cm" svg:height="6.393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J12:Profiling.J12 Profiling.J14:Profiling.J14 Profiling.J20:Profiling.J20 Profiling.J28:Profiling.J28 Profiling.J36:Profiling.J36 Profiling.J44:Profiling.J44 Profiling.J52:Profiling.J52 Profiling.J60:Profiling.J60 Profiling.J68:Profiling.J68 Profiling.J76:Profiling.J76 Profiling.J84:Profiling.J84 Profiling.J92:Profiling.J92 Profiling.J100:Profiling.J100 Profiling.J108:Profiling.J108 Profiling.J116:Profiling.J116 Profiling.J124:Profiling.J124 Profiling.J132:Profiling.J132 Profiling.J140:Profiling.J140" chart:label-cell-address="Profiling.J4:Profiling.J4" chart:class="chart:line">
            <chart:data-point chart:repeated="18"/>
          </chart:series>
          <chart:series chart:style-name="ch7" chart:values-cell-range-address="Profiling.K12:Profiling.K12 Profiling.K14:Profiling.K14 Profiling.K20:Profiling.K20 Profiling.K28:Profiling.K28 Profiling.K36:Profiling.K36 Profiling.K44:Profiling.K44 Profiling.K52:Profiling.K52 Profiling.K60:Profiling.K60 Profiling.K68:Profiling.K68 Profiling.K76:Profiling.K76 Profiling.K84:Profiling.K84 Profiling.K92:Profiling.K92 Profiling.K100:Profiling.K100 Profiling.K108:Profiling.K108 Profiling.K116:Profiling.K116 Profiling.K124:Profiling.K124 Profiling.K132:Profiling.K132 Profiling.K140:Profiling.K140" chart:label-cell-address="Profiling.K4:Profiling.K4" chart:class="chart:line">
            <chart:data-point chart:repeated="18"/>
          </chart:series>
          <chart:series chart:style-name="ch8" chart:values-cell-range-address="Profiling.L12:Profiling.L12 Profiling.L14:Profiling.L14 Profiling.L20:Profiling.L20 Profiling.L28:Profiling.L28 Profiling.L36:Profiling.L36 Profiling.L44:Profiling.L44 Profiling.L52:Profiling.L52 Profiling.L60:Profiling.L60 Profiling.L68:Profiling.L68 Profiling.L76:Profiling.L76 Profiling.L84:Profiling.L84 Profiling.L92:Profiling.L92 Profiling.L100:Profiling.L100 Profiling.L108:Profiling.L108 Profiling.L116:Profiling.L116 Profiling.L124:Profiling.L124 Profiling.L132:Profiling.L132 Profiling.L140:Profiling.L140" chart:label-cell-address="Profiling.L4:Profiling.L4" chart:class="chart:line">
            <chart:data-point chart:repeated="18"/>
          </chart:series>
          <chart:series chart:style-name="ch9" chart:values-cell-range-address="Profiling.M12:Profiling.M12 Profiling.M14:Profiling.M14 Profiling.M20:Profiling.M20 Profiling.M28:Profiling.M28 Profiling.M36:Profiling.M36 Profiling.M44:Profiling.M44 Profiling.M52:Profiling.M52 Profiling.M60:Profiling.M60 Profiling.M68:Profiling.M68 Profiling.M76:Profiling.M76 Profiling.M84:Profiling.M84 Profiling.M92:Profiling.M92 Profiling.M100:Profiling.M100 Profiling.M108:Profiling.M108 Profiling.M116:Profiling.M116 Profiling.M124:Profiling.M124 Profiling.M132:Profiling.M132 Profiling.M140:Profiling.M140" chart:label-cell-address="Profiling.M4:Profiling.M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Profiling.J4:Profiling.J4</svg:desc>
                </draw:g>
              </table:table-cell>
              <table:table-cell office:value-type="string">
                <text:p>Computation</text:p>
                <draw:g>
                  <svg:desc>Profiling.K4:Profiling.K4</svg:desc>
                </draw:g>
              </table:table-cell>
              <table:table-cell office:value-type="string">
                <text:p>Finalization</text:p>
                <draw:g>
                  <svg:desc>Profiling.L4:Profiling.L4</svg:desc>
                </draw:g>
              </table:table-cell>
              <table:table-cell office:value-type="string">
                <text:p>Pent dual total</text:p>
                <draw:g>
                  <svg:desc>Profiling.M4:Profiling.M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26452.4">
                <text:p>126452.4</text:p>
                <draw:g>
                  <svg:desc>Profiling.J12:Profiling.J12 Profiling.J14:Profiling.J14 Profiling.J20:Profiling.J20 Profiling.J28:Profiling.J28 Profiling.J36:Profiling.J36 Profiling.J44:Profiling.J44 Profiling.J52:Profiling.J52 Profiling.J60:Profiling.J60 Profiling.J68:Profiling.J68 Profiling.J76:Profiling.J76 Profiling.J84:Profiling.J84 Profiling.J92:Profiling.J92 Profiling.J100:Profiling.J100 Profiling.J108:Profiling.J108 Profiling.J116:Profiling.J116 Profiling.J124:Profiling.J124 Profiling.J132:Profiling.J132 Profiling.J140:Profiling.J140</svg:desc>
                </draw:g>
              </table:table-cell>
              <table:table-cell office:value-type="float" office:value="4543397">
                <text:p>4543397</text:p>
                <draw:g>
                  <svg:desc>Profiling.K12:Profiling.K12 Profiling.K14:Profiling.K14 Profiling.K20:Profiling.K20 Profiling.K28:Profiling.K28 Profiling.K36:Profiling.K36 Profiling.K44:Profiling.K44 Profiling.K52:Profiling.K52 Profiling.K60:Profiling.K60 Profiling.K68:Profiling.K68 Profiling.K76:Profiling.K76 Profiling.K84:Profiling.K84 Profiling.K92:Profiling.K92 Profiling.K100:Profiling.K100 Profiling.K108:Profiling.K108 Profiling.K116:Profiling.K116 Profiling.K124:Profiling.K124 Profiling.K132:Profiling.K132 Profiling.K140:Profiling.K140</svg:desc>
                </draw:g>
              </table:table-cell>
              <table:table-cell office:value-type="float" office:value="555499.6">
                <text:p>555499.6</text:p>
                <draw:g>
                  <svg:desc>Profiling.L12:Profiling.L12 Profiling.L14:Profiling.L14 Profiling.L20:Profiling.L20 Profiling.L28:Profiling.L28 Profiling.L36:Profiling.L36 Profiling.L44:Profiling.L44 Profiling.L52:Profiling.L52 Profiling.L60:Profiling.L60 Profiling.L68:Profiling.L68 Profiling.L76:Profiling.L76 Profiling.L84:Profiling.L84 Profiling.L92:Profiling.L92 Profiling.L100:Profiling.L100 Profiling.L108:Profiling.L108 Profiling.L116:Profiling.L116 Profiling.L124:Profiling.L124 Profiling.L132:Profiling.L132 Profiling.L140:Profiling.L140</svg:desc>
                </draw:g>
              </table:table-cell>
              <table:table-cell office:value-type="float" office:value="5225349">
                <text:p>5225349</text:p>
                <draw:g>
                  <svg:desc>Profiling.M12:Profiling.M12 Profiling.M14:Profiling.M14 Profiling.M20:Profiling.M20 Profiling.M28:Profiling.M28 Profiling.M36:Profiling.M36 Profiling.M44:Profiling.M44 Profiling.M52:Profiling.M52 Profiling.M60:Profiling.M60 Profiling.M68:Profiling.M68 Profiling.M76:Profiling.M76 Profiling.M84:Profiling.M84 Profiling.M92:Profiling.M92 Profiling.M100:Profiling.M100 Profiling.M108:Profiling.M108 Profiling.M116:Profiling.M116 Profiling.M124:Profiling.M124 Profiling.M132:Profiling.M132 Profiling.M140:Profiling.M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13780.4">
                <text:p>1613780.4</text:p>
              </table:table-cell>
              <table:table-cell office:value-type="float" office:value="1666100.8">
                <text:p>1666100.8</text:p>
              </table:table-cell>
              <table:table-cell office:value-type="float" office:value="146784.4">
                <text:p>146784.4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17213.2">
                <text:p>1717213.2</text:p>
              </table:table-cell>
              <table:table-cell office:value-type="float" office:value="771795.2">
                <text:p>771795.2</text:p>
              </table:table-cell>
              <table:table-cell office:value-type="float" office:value="75400.8">
                <text:p>75400.8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7982.6">
                <text:p>1837982.6</text:p>
              </table:table-cell>
              <table:table-cell office:value-type="float" office:value="461241">
                <text:p>461241</text:p>
              </table:table-cell>
              <table:table-cell office:value-type="float" office:value="56390.2">
                <text:p>56390.2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47777.2">
                <text:p>1847777.2</text:p>
              </table:table-cell>
              <table:table-cell office:value-type="float" office:value="458122.8">
                <text:p>458122.8</text:p>
              </table:table-cell>
              <table:table-cell office:value-type="float" office:value="45597">
                <text:p>45597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680.6">
                <text:p>1904680.6</text:p>
              </table:table-cell>
              <table:table-cell office:value-type="float" office:value="407530.6">
                <text:p>407530.6</text:p>
              </table:table-cell>
              <table:table-cell office:value-type="float" office:value="34052.8">
                <text:p>34052.8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34922.6">
                <text:p>1934922.6</text:p>
              </table:table-cell>
              <table:table-cell office:value-type="float" office:value="458772">
                <text:p>458772</text:p>
              </table:table-cell>
              <table:table-cell office:value-type="float" office:value="31682">
                <text:p>31682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53301.4">
                <text:p>1953301.4</text:p>
              </table:table-cell>
              <table:table-cell office:value-type="float" office:value="637418.6">
                <text:p>637418.6</text:p>
              </table:table-cell>
              <table:table-cell office:value-type="float" office:value="42411.8">
                <text:p>42411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57115">
                <text:p>1957115</text:p>
              </table:table-cell>
              <table:table-cell office:value-type="float" office:value="520036">
                <text:p>520036</text:p>
              </table:table-cell>
              <table:table-cell office:value-type="float" office:value="31285.4">
                <text:p>31285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01344.8">
                <text:p>2001344.8</text:p>
              </table:table-cell>
              <table:table-cell office:value-type="float" office:value="654160.6">
                <text:p>654160.6</text:p>
              </table:table-cell>
              <table:table-cell office:value-type="float" office:value="36792.8">
                <text:p>36792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17129.4">
                <text:p>2017129.4</text:p>
              </table:table-cell>
              <table:table-cell office:value-type="float" office:value="779638">
                <text:p>779638</text:p>
              </table:table-cell>
              <table:table-cell office:value-type="float" office:value="31163.4">
                <text:p>31163.4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39656.4">
                <text:p>2039656.4</text:p>
              </table:table-cell>
              <table:table-cell office:value-type="float" office:value="663236.4">
                <text:p>663236.4</text:p>
              </table:table-cell>
              <table:table-cell office:value-type="float" office:value="52628.2">
                <text:p>52628.2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55100.4">
                <text:p>2055100.4</text:p>
              </table:table-cell>
              <table:table-cell office:value-type="float" office:value="968210.4">
                <text:p>968210.4</text:p>
              </table:table-cell>
              <table:table-cell office:value-type="float" office:value="77064.2">
                <text:p>77064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59381.4">
                <text:p>2059381.4</text:p>
              </table:table-cell>
              <table:table-cell office:value-type="float" office:value="713483.4">
                <text:p>713483.4</text:p>
              </table:table-cell>
              <table:table-cell office:value-type="float" office:value="46679.2">
                <text:p>46679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66528.8">
                <text:p>2066528.8</text:p>
              </table:table-cell>
              <table:table-cell office:value-type="float" office:value="913771">
                <text:p>913771</text:p>
              </table:table-cell>
              <table:table-cell office:value-type="float" office:value="74098">
                <text:p>74098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3099.2">
                <text:p>2083099.2</text:p>
              </table:table-cell>
              <table:table-cell office:value-type="float" office:value="1200022.4">
                <text:p>1200022.4</text:p>
              </table:table-cell>
              <table:table-cell office:value-type="float" office:value="124494.6">
                <text:p>124494.6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3337.2">
                <text:p>2083337.2</text:p>
              </table:table-cell>
              <table:table-cell office:value-type="float" office:value="856237.4">
                <text:p>856237.4</text:p>
              </table:table-cell>
              <table:table-cell office:value-type="float" office:value="61343.8">
                <text:p>61343.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48cm" svg:height="9.411cm" xlink:href=".." xlink:type="simple" chart:class="chart:line" chart:style-name="ch1">
        <chart:legend chart:legend-position="end" svg:x="15.994cm" svg:y="4.157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E4:Profiling.E4 Profiling.E12:Profiling.E12 Profiling.E14:Profiling.E14 Profiling.E20:Profiling.E20 Profiling.E28:Profiling.E28 Profiling.E36:Profiling.E36 Profiling.E44:Profiling.E44 Profiling.E52:Profiling.E52 Profiling.E60:Profiling.E60 Profiling.E68:Profiling.E68 Profiling.E76:Profiling.E76 Profiling.E84:Profiling.E84 Profiling.E92:Profiling.E92 Profiling.E100:Profiling.E100 Profiling.E108:Profiling.E108 Profiling.E116:Profiling.E116 Profiling.E124:Profiling.E124 Profiling.E132:Profiling.E132 Profiling.E140:Profiling.E140 Profiling.M4:Profiling.M4 Profiling.M12:Profiling.M12 Profiling.M14:Profiling.M14 Profiling.M20:Profiling.M20 Profiling.M28:Profiling.M28 Profiling.M36:Profiling.M36 Profiling.M44:Profiling.M44 Profiling.M52:Profiling.M52 Profiling.M60:Profiling.M60 Profiling.M68:Profiling.M68 Profiling.M76:Profiling.M76 Profiling.M84:Profiling.M84 Profiling.M92:Profiling.M92 Profiling.M100:Profiling.M100 Profiling.M108:Profiling.M108 Profiling.M116:Profiling.M116 Profiling.M124:Profiling.M124 Profiling.M132:Profiling.M132 Profiling.M140:Profiling.M140" chart:data-source-has-labels="both" svg:x="0.854cm" svg:y="0.887cm" svg:width="14.332cm" svg:height="7.916cm">
          <chartooo:coordinate-region svg:x="2.587cm" svg:y="1.087cm" svg:width="12.412cm" svg:height="7.069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E12:Profiling.E12 Profiling.E14:Profiling.E14 Profiling.E20:Profiling.E20 Profiling.E28:Profiling.E28 Profiling.E36:Profiling.E36 Profiling.E44:Profiling.E44 Profiling.E52:Profiling.E52 Profiling.E60:Profiling.E60 Profiling.E68:Profiling.E68 Profiling.E76:Profiling.E76 Profiling.E84:Profiling.E84 Profiling.E92:Profiling.E92 Profiling.E100:Profiling.E100 Profiling.E108:Profiling.E108 Profiling.E116:Profiling.E116 Profiling.E124:Profiling.E124 Profiling.E132:Profiling.E132 Profiling.E140:Profiling.E140" chart:label-cell-address="Profiling.E4:Profiling.E4" chart:class="chart:line">
            <chart:data-point chart:repeated="18"/>
          </chart:series>
          <chart:series chart:style-name="ch7" chart:values-cell-range-address="Profiling.M12:Profiling.M12 Profiling.M14:Profiling.M14 Profiling.M20:Profiling.M20 Profiling.M28:Profiling.M28 Profiling.M36:Profiling.M36 Profiling.M44:Profiling.M44 Profiling.M52:Profiling.M52 Profiling.M60:Profiling.M60 Profiling.M68:Profiling.M68 Profiling.M76:Profiling.M76 Profiling.M84:Profiling.M84 Profiling.M92:Profiling.M92 Profiling.M100:Profiling.M100 Profiling.M108:Profiling.M108 Profiling.M116:Profiling.M116 Profiling.M124:Profiling.M124 Profiling.M132:Profiling.M132 Profiling.M140:Profiling.M140" chart:label-cell-address="Profiling.M4:Profiling.M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t common total</text:p>
                <draw:g>
                  <svg:desc>Profiling.E4:Profiling.E4</svg:desc>
                </draw:g>
              </table:table-cell>
              <table:table-cell office:value-type="string">
                <text:p>Pent dual total</text:p>
                <draw:g>
                  <svg:desc>Profiling.M4:Profiling.M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5378558.8">
                <text:p>5378558.8</text:p>
                <draw:g>
                  <svg:desc>Profiling.E12:Profiling.E12 Profiling.E14:Profiling.E14 Profiling.E20:Profiling.E20 Profiling.E28:Profiling.E28 Profiling.E36:Profiling.E36 Profiling.E44:Profiling.E44 Profiling.E52:Profiling.E52 Profiling.E60:Profiling.E60 Profiling.E68:Profiling.E68 Profiling.E76:Profiling.E76 Profiling.E84:Profiling.E84 Profiling.E92:Profiling.E92 Profiling.E100:Profiling.E100 Profiling.E108:Profiling.E108 Profiling.E116:Profiling.E116 Profiling.E124:Profiling.E124 Profiling.E132:Profiling.E132 Profiling.E140:Profiling.E140</svg:desc>
                </draw:g>
              </table:table-cell>
              <table:table-cell office:value-type="float" office:value="5225349">
                <text:p>5225349</text:p>
                <draw:g>
                  <svg:desc>Profiling.M12:Profiling.M12 Profiling.M14:Profiling.M14 Profiling.M20:Profiling.M20 Profiling.M28:Profiling.M28 Profiling.M36:Profiling.M36 Profiling.M44:Profiling.M44 Profiling.M52:Profiling.M52 Profiling.M60:Profiling.M60 Profiling.M68:Profiling.M68 Profiling.M76:Profiling.M76 Profiling.M84:Profiling.M84 Profiling.M92:Profiling.M92 Profiling.M100:Profiling.M100 Profiling.M108:Profiling.M108 Profiling.M116:Profiling.M116 Profiling.M124:Profiling.M124 Profiling.M132:Profiling.M132 Profiling.M140:Profiling.M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1795">
                <text:p>17911795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82467.6">
                <text:p>9582467.6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09997.8">
                <text:p>6609997.8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71141">
                <text:p>5071141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47366.2">
                <text:p>4147366.2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656483.8">
                <text:p>3656483.8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02166.8">
                <text:p>3402166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93638.4">
                <text:p>3093638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50874.8">
                <text:p>2950874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46102.2">
                <text:p>3146102.2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39578.4">
                <text:p>3339578.4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78879.2">
                <text:p>3478879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543993.2">
                <text:p>3543993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17026">
                <text:p>3317026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39772.2">
                <text:p>4039772.2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37348">
                <text:p>423734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75cm" svg:height="8.6cm" xlink:href=".." xlink:type="simple" chart:class="chart:line" chart:style-name="ch1">
        <chart:legend chart:legend-position="end" svg:x="11.077cm" svg:y="3.254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R4:Profiling.U4 Profiling.R12:Profiling.U12 Profiling.R14:Profiling.U14 Profiling.R20:Profiling.U20 Profiling.R28:Profiling.U28 Profiling.R36:Profiling.U36 Profiling.R44:Profiling.U44 Profiling.R52:Profiling.U52 Profiling.R60:Profiling.U60 Profiling.R68:Profiling.U68 Profiling.R76:Profiling.U76 Profiling.R84:Profiling.U84 Profiling.R92:Profiling.U92 Profiling.R100:Profiling.U100 Profiling.R108:Profiling.U108 Profiling.R116:Profiling.U116 Profiling.R124:Profiling.U124 Profiling.R132:Profiling.U132 Profiling.R140:Profiling.U140" chart:data-source-has-labels="both" svg:x="0.763cm" svg:y="0.823cm" svg:width="9.688cm" svg:height="7.185cm">
          <chartooo:coordinate-region svg:x="2.496cm" svg:y="1.022cm" svg:width="7.768cm" svg:height="6.339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R12:Profiling.R12 Profiling.R14:Profiling.R14 Profiling.R20:Profiling.R20 Profiling.R28:Profiling.R28 Profiling.R36:Profiling.R36 Profiling.R44:Profiling.R44 Profiling.R52:Profiling.R52 Profiling.R60:Profiling.R60 Profiling.R68:Profiling.R68 Profiling.R76:Profiling.R76 Profiling.R84:Profiling.R84 Profiling.R92:Profiling.R92 Profiling.R100:Profiling.R100 Profiling.R108:Profiling.R108 Profiling.R116:Profiling.R116 Profiling.R124:Profiling.R124 Profiling.R132:Profiling.R132 Profiling.R140:Profiling.R140" chart:label-cell-address="Profiling.R4:Profiling.R4" chart:class="chart:line">
            <chart:data-point chart:repeated="18"/>
          </chart:series>
          <chart:series chart:style-name="ch7" chart:values-cell-range-address="Profiling.S12:Profiling.S12 Profiling.S14:Profiling.S14 Profiling.S20:Profiling.S20 Profiling.S28:Profiling.S28 Profiling.S36:Profiling.S36 Profiling.S44:Profiling.S44 Profiling.S52:Profiling.S52 Profiling.S60:Profiling.S60 Profiling.S68:Profiling.S68 Profiling.S76:Profiling.S76 Profiling.S84:Profiling.S84 Profiling.S92:Profiling.S92 Profiling.S100:Profiling.S100 Profiling.S108:Profiling.S108 Profiling.S116:Profiling.S116 Profiling.S124:Profiling.S124 Profiling.S132:Profiling.S132 Profiling.S140:Profiling.S140" chart:label-cell-address="Profiling.S4:Profiling.S4" chart:class="chart:line">
            <chart:data-point chart:repeated="18"/>
          </chart:series>
          <chart:series chart:style-name="ch8" chart:values-cell-range-address="Profiling.T12:Profiling.T12 Profiling.T14:Profiling.T14 Profiling.T20:Profiling.T20 Profiling.T28:Profiling.T28 Profiling.T36:Profiling.T36 Profiling.T44:Profiling.T44 Profiling.T52:Profiling.T52 Profiling.T60:Profiling.T60 Profiling.T68:Profiling.T68 Profiling.T76:Profiling.T76 Profiling.T84:Profiling.T84 Profiling.T92:Profiling.T92 Profiling.T100:Profiling.T100 Profiling.T108:Profiling.T108 Profiling.T116:Profiling.T116 Profiling.T124:Profiling.T124 Profiling.T132:Profiling.T132 Profiling.T140:Profiling.T140" chart:label-cell-address="Profiling.T4:Profiling.T4" chart:class="chart:line">
            <chart:data-point chart:repeated="18"/>
          </chart:series>
          <chart:series chart:style-name="ch9" chart:values-cell-range-address="Profiling.U12:Profiling.U12 Profiling.U14:Profiling.U14 Profiling.U20:Profiling.U20 Profiling.U28:Profiling.U28 Profiling.U36:Profiling.U36 Profiling.U44:Profiling.U44 Profiling.U52:Profiling.U52 Profiling.U60:Profiling.U60 Profiling.U68:Profiling.U68 Profiling.U76:Profiling.U76 Profiling.U84:Profiling.U84 Profiling.U92:Profiling.U92 Profiling.U100:Profiling.U100 Profiling.U108:Profiling.U108 Profiling.U116:Profiling.U116 Profiling.U124:Profiling.U124 Profiling.U132:Profiling.U132 Profiling.U140:Profiling.U140" chart:label-cell-address="Profiling.U4:Profiling.U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Profiling.R4:Profiling.R4</svg:desc>
                </draw:g>
              </table:table-cell>
              <table:table-cell office:value-type="string">
                <text:p>Computation</text:p>
                <draw:g>
                  <svg:desc>Profiling.S4:Profiling.S4</svg:desc>
                </draw:g>
              </table:table-cell>
              <table:table-cell office:value-type="string">
                <text:p>Finalization</text:p>
                <draw:g>
                  <svg:desc>Profiling.T4:Profiling.T4</svg:desc>
                </draw:g>
              </table:table-cell>
              <table:table-cell office:value-type="string">
                <text:p>Cojack common total</text:p>
                <draw:g>
                  <svg:desc>Profiling.U4:Profiling.U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372116.8">
                <text:p>372116.8</text:p>
                <draw:g>
                  <svg:desc>Profiling.R12:Profiling.R12 Profiling.R14:Profiling.R14 Profiling.R20:Profiling.R20 Profiling.R28:Profiling.R28 Profiling.R36:Profiling.R36 Profiling.R44:Profiling.R44 Profiling.R52:Profiling.R52 Profiling.R60:Profiling.R60 Profiling.R68:Profiling.R68 Profiling.R76:Profiling.R76 Profiling.R84:Profiling.R84 Profiling.R92:Profiling.R92 Profiling.R100:Profiling.R100 Profiling.R108:Profiling.R108 Profiling.R116:Profiling.R116 Profiling.R124:Profiling.R124 Profiling.R132:Profiling.R132 Profiling.R140:Profiling.R140</svg:desc>
                </draw:g>
              </table:table-cell>
              <table:table-cell office:value-type="float" office:value="19816589.6">
                <text:p>19816589.6</text:p>
                <draw:g>
                  <svg:desc>Profiling.S12:Profiling.S12 Profiling.S14:Profiling.S14 Profiling.S20:Profiling.S20 Profiling.S28:Profiling.S28 Profiling.S36:Profiling.S36 Profiling.S44:Profiling.S44 Profiling.S52:Profiling.S52 Profiling.S60:Profiling.S60 Profiling.S68:Profiling.S68 Profiling.S76:Profiling.S76 Profiling.S84:Profiling.S84 Profiling.S92:Profiling.S92 Profiling.S100:Profiling.S100 Profiling.S108:Profiling.S108 Profiling.S116:Profiling.S116 Profiling.S124:Profiling.S124 Profiling.S132:Profiling.S132 Profiling.S140:Profiling.S140</svg:desc>
                </draw:g>
              </table:table-cell>
              <table:table-cell office:value-type="float" office:value="1663065">
                <text:p>1663065</text:p>
                <draw:g>
                  <svg:desc>Profiling.T12:Profiling.T12 Profiling.T14:Profiling.T14 Profiling.T20:Profiling.T20 Profiling.T28:Profiling.T28 Profiling.T36:Profiling.T36 Profiling.T44:Profiling.T44 Profiling.T52:Profiling.T52 Profiling.T60:Profiling.T60 Profiling.T68:Profiling.T68 Profiling.T76:Profiling.T76 Profiling.T84:Profiling.T84 Profiling.T92:Profiling.T92 Profiling.T100:Profiling.T100 Profiling.T108:Profiling.T108 Profiling.T116:Profiling.T116 Profiling.T124:Profiling.T124 Profiling.T132:Profiling.T132 Profiling.T140:Profiling.T140</svg:desc>
                </draw:g>
              </table:table-cell>
              <table:table-cell office:value-type="float" office:value="21851771.4">
                <text:p>21851771.4</text:p>
                <draw:g>
                  <svg:desc>Profiling.U12:Profiling.U12 Profiling.U14:Profiling.U14 Profiling.U20:Profiling.U20 Profiling.U28:Profiling.U28 Profiling.U36:Profiling.U36 Profiling.U44:Profiling.U44 Profiling.U52:Profiling.U52 Profiling.U60:Profiling.U60 Profiling.U68:Profiling.U68 Profiling.U76:Profiling.U76 Profiling.U84:Profiling.U84 Profiling.U92:Profiling.U92 Profiling.U100:Profiling.U100 Profiling.U108:Profiling.U108 Profiling.U116:Profiling.U116 Profiling.U124:Profiling.U124 Profiling.U132:Profiling.U132 Profiling.U140:Profiling.U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397496.4">
                <text:p>47397496.4</text:p>
              </table:table-cell>
              <table:table-cell office:value-type="float" office:value="14875886">
                <text:p>14875886</text:p>
              </table:table-cell>
              <table:table-cell office:value-type="float" office:value="449702.4">
                <text:p>449702.4</text:p>
              </table:table-cell>
              <table:table-cell office:value-type="float" office:value="62723084.8">
                <text:p>62723084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287942.8">
                <text:p>24287942.8</text:p>
              </table:table-cell>
              <table:table-cell office:value-type="float" office:value="8517742.4">
                <text:p>8517742.4</text:p>
              </table:table-cell>
              <table:table-cell office:value-type="float" office:value="224806.2">
                <text:p>224806.2</text:p>
              </table:table-cell>
              <table:table-cell office:value-type="float" office:value="33030491.4">
                <text:p>33030491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660210.6">
                <text:p>15660210.6</text:p>
              </table:table-cell>
              <table:table-cell office:value-type="float" office:value="6167625.4">
                <text:p>6167625.4</text:p>
              </table:table-cell>
              <table:table-cell office:value-type="float" office:value="155211.2">
                <text:p>155211.2</text:p>
              </table:table-cell>
              <table:table-cell office:value-type="float" office:value="21983047.2">
                <text:p>21983047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23463">
                <text:p>11723463</text:p>
              </table:table-cell>
              <table:table-cell office:value-type="float" office:value="5207327.8">
                <text:p>5207327.8</text:p>
              </table:table-cell>
              <table:table-cell office:value-type="float" office:value="158819.8">
                <text:p>158819.8</text:p>
              </table:table-cell>
              <table:table-cell office:value-type="float" office:value="17089610.6">
                <text:p>1708961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87698.4">
                <text:p>8887698.4</text:p>
              </table:table-cell>
              <table:table-cell office:value-type="float" office:value="4837933.2">
                <text:p>4837933.2</text:p>
              </table:table-cell>
              <table:table-cell office:value-type="float" office:value="99107.6">
                <text:p>99107.6</text:p>
              </table:table-cell>
              <table:table-cell office:value-type="float" office:value="13824739.2">
                <text:p>13824739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257622.4">
                <text:p>7257622.4</text:p>
              </table:table-cell>
              <table:table-cell office:value-type="float" office:value="4372044.8">
                <text:p>4372044.8</text:p>
              </table:table-cell>
              <table:table-cell office:value-type="float" office:value="88989.8">
                <text:p>88989.8</text:p>
              </table:table-cell>
              <table:table-cell office:value-type="float" office:value="11718657">
                <text:p>117186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037257.6">
                <text:p>6037257.6</text:p>
              </table:table-cell>
              <table:table-cell office:value-type="float" office:value="4474163">
                <text:p>4474163</text:p>
              </table:table-cell>
              <table:table-cell office:value-type="float" office:value="87357.4">
                <text:p>87357.4</text:p>
              </table:table-cell>
              <table:table-cell office:value-type="float" office:value="10598778">
                <text:p>10598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425333.6">
                <text:p>5425333.6</text:p>
              </table:table-cell>
              <table:table-cell office:value-type="float" office:value="4361699.8">
                <text:p>4361699.8</text:p>
              </table:table-cell>
              <table:table-cell office:value-type="float" office:value="72603.2">
                <text:p>72603.2</text:p>
              </table:table-cell>
              <table:table-cell office:value-type="float" office:value="9859636.6">
                <text:p>9859636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506316.6">
                <text:p>4506316.6</text:p>
              </table:table-cell>
              <table:table-cell office:value-type="float" office:value="4097600">
                <text:p>4097600</text:p>
              </table:table-cell>
              <table:table-cell office:value-type="float" office:value="66742.6">
                <text:p>66742.6</text:p>
              </table:table-cell>
              <table:table-cell office:value-type="float" office:value="8670659.2">
                <text:p>867065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14350.4">
                <text:p>4014350.4</text:p>
              </table:table-cell>
              <table:table-cell office:value-type="float" office:value="4739655">
                <text:p>4739655</text:p>
              </table:table-cell>
              <table:table-cell office:value-type="float" office:value="56723.8">
                <text:p>56723.8</text:p>
              </table:table-cell>
              <table:table-cell office:value-type="float" office:value="8810729.2">
                <text:p>8810729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58076.2">
                <text:p>3658076.2</text:p>
              </table:table-cell>
              <table:table-cell office:value-type="float" office:value="4902450">
                <text:p>4902450</text:p>
              </table:table-cell>
              <table:table-cell office:value-type="float" office:value="155278.6">
                <text:p>155278.6</text:p>
              </table:table-cell>
              <table:table-cell office:value-type="float" office:value="8715804.8">
                <text:p>8715804.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96043.4">
                <text:p>3296043.4</text:p>
              </table:table-cell>
              <table:table-cell office:value-type="float" office:value="5897215">
                <text:p>5897215</text:p>
              </table:table-cell>
              <table:table-cell office:value-type="float" office:value="57915.8">
                <text:p>57915.8</text:p>
              </table:table-cell>
              <table:table-cell office:value-type="float" office:value="9251174.2">
                <text:p>9251174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992158">
                <text:p>2992158</text:p>
              </table:table-cell>
              <table:table-cell office:value-type="float" office:value="5849437.6">
                <text:p>5849437.6</text:p>
              </table:table-cell>
              <table:table-cell office:value-type="float" office:value="46314.6">
                <text:p>46314.6</text:p>
              </table:table-cell>
              <table:table-cell office:value-type="float" office:value="8887910.2">
                <text:p>8887910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69414.2">
                <text:p>2769414.2</text:p>
              </table:table-cell>
              <table:table-cell office:value-type="float" office:value="6367238.4">
                <text:p>6367238.4</text:p>
              </table:table-cell>
              <table:table-cell office:value-type="float" office:value="50262">
                <text:p>50262</text:p>
              </table:table-cell>
              <table:table-cell office:value-type="float" office:value="9186914.6">
                <text:p>9186914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37143.6">
                <text:p>2637143.6</text:p>
              </table:table-cell>
              <table:table-cell office:value-type="float" office:value="6733154.2">
                <text:p>6733154.2</text:p>
              </table:table-cell>
              <table:table-cell office:value-type="float" office:value="43362.2">
                <text:p>43362.2</text:p>
              </table:table-cell>
              <table:table-cell office:value-type="float" office:value="9413660">
                <text:p>941366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24303.2">
                <text:p>2424303.2</text:p>
              </table:table-cell>
              <table:table-cell office:value-type="float" office:value="6043329.8">
                <text:p>6043329.8</text:p>
              </table:table-cell>
              <table:table-cell office:value-type="float" office:value="38964">
                <text:p>38964</text:p>
              </table:table-cell>
              <table:table-cell office:value-type="float" office:value="8506597">
                <text:p>850659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52cm" svg:height="8.73cm" xlink:href=".." xlink:type="simple" chart:class="chart:line" chart:style-name="ch1">
        <chart:legend chart:legend-position="end" svg:x="11.842cm" svg:y="3.319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Z4:Profiling.AC4 Profiling.Z12:Profiling.AC12 Profiling.Z14:Profiling.AC14 Profiling.Z20:Profiling.AC20 Profiling.Z28:Profiling.AC28 Profiling.Z36:Profiling.AC36 Profiling.Z44:Profiling.AC44 Profiling.Z52:Profiling.AC52 Profiling.Z60:Profiling.AC60 Profiling.Z68:Profiling.AC68 Profiling.Z76:Profiling.AC76 Profiling.Z84:Profiling.AC84 Profiling.Z92:Profiling.AC92 Profiling.Z100:Profiling.AC100 Profiling.Z108:Profiling.AC108 Profiling.Z116:Profiling.AC116 Profiling.Z124:Profiling.AC124 Profiling.Z132:Profiling.AC132 Profiling.Z140:Profiling.AC140" chart:data-source-has-labels="both" svg:x="0.765cm" svg:y="0.831cm" svg:width="10.447cm" svg:height="7.305cm">
          <chartooo:coordinate-region svg:x="2.498cm" svg:y="1.03cm" svg:width="8.527cm" svg:height="6.459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Z12:Profiling.Z12 Profiling.Z14:Profiling.Z14 Profiling.Z20:Profiling.Z20 Profiling.Z28:Profiling.Z28 Profiling.Z36:Profiling.Z36 Profiling.Z44:Profiling.Z44 Profiling.Z52:Profiling.Z52 Profiling.Z60:Profiling.Z60 Profiling.Z68:Profiling.Z68 Profiling.Z76:Profiling.Z76 Profiling.Z84:Profiling.Z84 Profiling.Z92:Profiling.Z92 Profiling.Z100:Profiling.Z100 Profiling.Z108:Profiling.Z108 Profiling.Z116:Profiling.Z116 Profiling.Z124:Profiling.Z124 Profiling.Z132:Profiling.Z132 Profiling.Z140:Profiling.Z140" chart:label-cell-address="Profiling.Z4:Profiling.Z4" chart:class="chart:line">
            <chart:data-point chart:repeated="18"/>
          </chart:series>
          <chart:series chart:style-name="ch7" chart:values-cell-range-address="Profiling.AA12:Profiling.AA12 Profiling.AA14:Profiling.AA14 Profiling.AA20:Profiling.AA20 Profiling.AA28:Profiling.AA28 Profiling.AA36:Profiling.AA36 Profiling.AA44:Profiling.AA44 Profiling.AA52:Profiling.AA52 Profiling.AA60:Profiling.AA60 Profiling.AA68:Profiling.AA68 Profiling.AA76:Profiling.AA76 Profiling.AA84:Profiling.AA84 Profiling.AA92:Profiling.AA92 Profiling.AA100:Profiling.AA100 Profiling.AA108:Profiling.AA108 Profiling.AA116:Profiling.AA116 Profiling.AA124:Profiling.AA124 Profiling.AA132:Profiling.AA132 Profiling.AA140:Profiling.AA140" chart:label-cell-address="Profiling.AA4:Profiling.AA4" chart:class="chart:line">
            <chart:data-point chart:repeated="18"/>
          </chart:series>
          <chart:series chart:style-name="ch8" chart:values-cell-range-address="Profiling.AB12:Profiling.AB12 Profiling.AB14:Profiling.AB14 Profiling.AB20:Profiling.AB20 Profiling.AB28:Profiling.AB28 Profiling.AB36:Profiling.AB36 Profiling.AB44:Profiling.AB44 Profiling.AB52:Profiling.AB52 Profiling.AB60:Profiling.AB60 Profiling.AB68:Profiling.AB68 Profiling.AB76:Profiling.AB76 Profiling.AB84:Profiling.AB84 Profiling.AB92:Profiling.AB92 Profiling.AB100:Profiling.AB100 Profiling.AB108:Profiling.AB108 Profiling.AB116:Profiling.AB116 Profiling.AB124:Profiling.AB124 Profiling.AB132:Profiling.AB132 Profiling.AB140:Profiling.AB140" chart:label-cell-address="Profiling.AB4:Profiling.AB4" chart:class="chart:line">
            <chart:data-point chart:repeated="18"/>
          </chart:series>
          <chart:series chart:style-name="ch9" chart:values-cell-range-address="Profiling.AC12:Profiling.AC12 Profiling.AC14:Profiling.AC14 Profiling.AC20:Profiling.AC20 Profiling.AC28:Profiling.AC28 Profiling.AC36:Profiling.AC36 Profiling.AC44:Profiling.AC44 Profiling.AC52:Profiling.AC52 Profiling.AC60:Profiling.AC60 Profiling.AC68:Profiling.AC68 Profiling.AC76:Profiling.AC76 Profiling.AC84:Profiling.AC84 Profiling.AC92:Profiling.AC92 Profiling.AC100:Profiling.AC100 Profiling.AC108:Profiling.AC108 Profiling.AC116:Profiling.AC116 Profiling.AC124:Profiling.AC124 Profiling.AC132:Profiling.AC132 Profiling.AC140:Profiling.AC140" chart:label-cell-address="Profiling.AC4:Profiling.AC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Profiling.Z4:Profiling.Z4</svg:desc>
                </draw:g>
              </table:table-cell>
              <table:table-cell office:value-type="string">
                <text:p>Computation</text:p>
                <draw:g>
                  <svg:desc>Profiling.AA4:Profiling.AA4</svg:desc>
                </draw:g>
              </table:table-cell>
              <table:table-cell office:value-type="string">
                <text:p>Finalization</text:p>
                <draw:g>
                  <svg:desc>Profiling.AB4:Profiling.AB4</svg:desc>
                </draw:g>
              </table:table-cell>
              <table:table-cell office:value-type="string">
                <text:p>Cojack dual total</text:p>
                <draw:g>
                  <svg:desc>Profiling.AC4:Profiling.A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379075.8">
                <text:p>379075.8</text:p>
                <draw:g>
                  <svg:desc>Profiling.Z12:Profiling.Z12 Profiling.Z14:Profiling.Z14 Profiling.Z20:Profiling.Z20 Profiling.Z28:Profiling.Z28 Profiling.Z36:Profiling.Z36 Profiling.Z44:Profiling.Z44 Profiling.Z52:Profiling.Z52 Profiling.Z60:Profiling.Z60 Profiling.Z68:Profiling.Z68 Profiling.Z76:Profiling.Z76 Profiling.Z84:Profiling.Z84 Profiling.Z92:Profiling.Z92 Profiling.Z100:Profiling.Z100 Profiling.Z108:Profiling.Z108 Profiling.Z116:Profiling.Z116 Profiling.Z124:Profiling.Z124 Profiling.Z132:Profiling.Z132 Profiling.Z140:Profiling.Z140</svg:desc>
                </draw:g>
              </table:table-cell>
              <table:table-cell office:value-type="float" office:value="19741477.8">
                <text:p>19741477.8</text:p>
                <draw:g>
                  <svg:desc>Profiling.AA12:Profiling.AA12 Profiling.AA14:Profiling.AA14 Profiling.AA20:Profiling.AA20 Profiling.AA28:Profiling.AA28 Profiling.AA36:Profiling.AA36 Profiling.AA44:Profiling.AA44 Profiling.AA52:Profiling.AA52 Profiling.AA60:Profiling.AA60 Profiling.AA68:Profiling.AA68 Profiling.AA76:Profiling.AA76 Profiling.AA84:Profiling.AA84 Profiling.AA92:Profiling.AA92 Profiling.AA100:Profiling.AA100 Profiling.AA108:Profiling.AA108 Profiling.AA116:Profiling.AA116 Profiling.AA124:Profiling.AA124 Profiling.AA132:Profiling.AA132 Profiling.AA140:Profiling.AA140</svg:desc>
                </draw:g>
              </table:table-cell>
              <table:table-cell office:value-type="float" office:value="1700324.6">
                <text:p>1700324.6</text:p>
                <draw:g>
                  <svg:desc>Profiling.AB12:Profiling.AB12 Profiling.AB14:Profiling.AB14 Profiling.AB20:Profiling.AB20 Profiling.AB28:Profiling.AB28 Profiling.AB36:Profiling.AB36 Profiling.AB44:Profiling.AB44 Profiling.AB52:Profiling.AB52 Profiling.AB60:Profiling.AB60 Profiling.AB68:Profiling.AB68 Profiling.AB76:Profiling.AB76 Profiling.AB84:Profiling.AB84 Profiling.AB92:Profiling.AB92 Profiling.AB100:Profiling.AB100 Profiling.AB108:Profiling.AB108 Profiling.AB116:Profiling.AB116 Profiling.AB124:Profiling.AB124 Profiling.AB132:Profiling.AB132 Profiling.AB140:Profiling.AB140</svg:desc>
                </draw:g>
              </table:table-cell>
              <table:table-cell office:value-type="float" office:value="21820878.2">
                <text:p>21820878.2</text:p>
                <draw:g>
                  <svg:desc>Profiling.AC12:Profiling.AC12 Profiling.AC14:Profiling.AC14 Profiling.AC20:Profiling.AC20 Profiling.AC28:Profiling.AC28 Profiling.AC36:Profiling.AC36 Profiling.AC44:Profiling.AC44 Profiling.AC52:Profiling.AC52 Profiling.AC60:Profiling.AC60 Profiling.AC68:Profiling.AC68 Profiling.AC76:Profiling.AC76 Profiling.AC84:Profiling.AC84 Profiling.AC92:Profiling.AC92 Profiling.AC100:Profiling.AC100 Profiling.AC108:Profiling.AC108 Profiling.AC116:Profiling.AC116 Profiling.AC124:Profiling.AC124 Profiling.AC132:Profiling.AC132 Profiling.AC140:Profiling.AC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61833.8">
                <text:p>6161833.8</text:p>
              </table:table-cell>
              <table:table-cell office:value-type="float" office:value="6602235.6">
                <text:p>6602235.6</text:p>
              </table:table-cell>
              <table:table-cell office:value-type="float" office:value="437996.2">
                <text:p>437996.2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42067.2">
                <text:p>6242067.2</text:p>
              </table:table-cell>
              <table:table-cell office:value-type="float" office:value="3195113.2">
                <text:p>3195113.2</text:p>
              </table:table-cell>
              <table:table-cell office:value-type="float" office:value="228797.6">
                <text:p>228797.6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62538.6">
                <text:p>6662538.6</text:p>
              </table:table-cell>
              <table:table-cell office:value-type="float" office:value="2215146">
                <text:p>2215146</text:p>
              </table:table-cell>
              <table:table-cell office:value-type="float" office:value="160233.2">
                <text:p>160233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11228.4">
                <text:p>6811228.4</text:p>
              </table:table-cell>
              <table:table-cell office:value-type="float" office:value="1974543.4">
                <text:p>1974543.4</text:p>
              </table:table-cell>
              <table:table-cell office:value-type="float" office:value="127978.4">
                <text:p>127978.4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4665.8">
                <text:p>7024665.8</text:p>
              </table:table-cell>
              <table:table-cell office:value-type="float" office:value="1477407.4">
                <text:p>1477407.4</text:p>
              </table:table-cell>
              <table:table-cell office:value-type="float" office:value="107112.2">
                <text:p>107112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65696">
                <text:p>7165696</text:p>
              </table:table-cell>
              <table:table-cell office:value-type="float" office:value="1662860.8">
                <text:p>1662860.8</text:p>
              </table:table-cell>
              <table:table-cell office:value-type="float" office:value="96915.2">
                <text:p>96915.2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225326">
                <text:p>7225326</text:p>
              </table:table-cell>
              <table:table-cell office:value-type="float" office:value="1412497.6">
                <text:p>1412497.6</text:p>
              </table:table-cell>
              <table:table-cell office:value-type="float" office:value="78782.2">
                <text:p>78782.2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270046.6">
                <text:p>7270046.6</text:p>
              </table:table-cell>
              <table:table-cell office:value-type="float" office:value="1223306.4">
                <text:p>1223306.4</text:p>
              </table:table-cell>
              <table:table-cell office:value-type="float" office:value="75821">
                <text:p>75821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379836">
                <text:p>7379836</text:p>
              </table:table-cell>
              <table:table-cell office:value-type="float" office:value="1271722">
                <text:p>1271722</text:p>
              </table:table-cell>
              <table:table-cell office:value-type="float" office:value="66123.4">
                <text:p>66123.4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60305.4">
                <text:p>7460305.4</text:p>
              </table:table-cell>
              <table:table-cell office:value-type="float" office:value="1304456.4">
                <text:p>1304456.4</text:p>
              </table:table-cell>
              <table:table-cell office:value-type="float" office:value="62778.2">
                <text:p>62778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540500.6">
                <text:p>7540500.6</text:p>
              </table:table-cell>
              <table:table-cell office:value-type="float" office:value="1180378.6">
                <text:p>1180378.6</text:p>
              </table:table-cell>
              <table:table-cell office:value-type="float" office:value="53574.8">
                <text:p>5357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643132">
                <text:p>7643132</text:p>
              </table:table-cell>
              <table:table-cell office:value-type="float" office:value="1255855.2">
                <text:p>1255855.2</text:p>
              </table:table-cell>
              <table:table-cell office:value-type="float" office:value="53242.8">
                <text:p>53242.8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662259.8">
                <text:p>7662259.8</text:p>
              </table:table-cell>
              <table:table-cell office:value-type="float" office:value="1702637">
                <text:p>1702637</text:p>
              </table:table-cell>
              <table:table-cell office:value-type="float" office:value="49957">
                <text:p>49957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78370.4">
                <text:p>7678370.4</text:p>
              </table:table-cell>
              <table:table-cell office:value-type="float" office:value="1902579.2">
                <text:p>1902579.2</text:p>
              </table:table-cell>
              <table:table-cell office:value-type="float" office:value="45642.8">
                <text:p>45642.8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91741.4">
                <text:p>7691741.4</text:p>
              </table:table-cell>
              <table:table-cell office:value-type="float" office:value="1372596.8">
                <text:p>1372596.8</text:p>
              </table:table-cell>
              <table:table-cell office:value-type="float" office:value="47209.2">
                <text:p>47209.2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711264.2">
                <text:p>7711264.2</text:p>
              </table:table-cell>
              <table:table-cell office:value-type="float" office:value="1780510.2">
                <text:p>1780510.2</text:p>
              </table:table-cell>
              <table:table-cell office:value-type="float" office:value="42153.8">
                <text:p>42153.8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94cm" svg:height="8.567cm" xlink:href=".." xlink:type="simple" chart:class="chart:line" chart:style-name="ch1">
        <chart:legend chart:legend-position="end" svg:x="11.043cm" svg:y="3.984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P4:Profiling.P4 Profiling.P12:Profiling.P12 Profiling.P14:Profiling.P14 Profiling.P20:Profiling.P20 Profiling.P28:Profiling.P28 Profiling.P36:Profiling.P36 Profiling.P44:Profiling.P44 Profiling.P52:Profiling.P52 Profiling.P60:Profiling.P60 Profiling.P68:Profiling.P68 Profiling.P76:Profiling.P76 Profiling.P84:Profiling.P84 Profiling.P92:Profiling.P92 Profiling.P100:Profiling.P100 Profiling.P108:Profiling.P108 Profiling.P116:Profiling.P116 Profiling.P124:Profiling.P124 Profiling.P132:Profiling.P132 Profiling.P140:Profiling.P140" chart:data-source-has-labels="both" svg:x="0.763cm" svg:y="0.819cm" svg:width="9.654cm" svg:height="7.157cm">
          <chartooo:coordinate-region svg:x="1.384cm" svg:y="1.019cm" svg:width="8.846cm" svg:height="6.31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P12:Profiling.P12 Profiling.P14:Profiling.P14 Profiling.P20:Profiling.P20 Profiling.P28:Profiling.P28 Profiling.P36:Profiling.P36 Profiling.P44:Profiling.P44 Profiling.P52:Profiling.P52 Profiling.P60:Profiling.P60 Profiling.P68:Profiling.P68 Profiling.P76:Profiling.P76 Profiling.P84:Profiling.P84 Profiling.P92:Profiling.P92 Profiling.P100:Profiling.P100 Profiling.P108:Profiling.P108 Profiling.P116:Profiling.P116 Profiling.P124:Profiling.P124 Profiling.P132:Profiling.P132 Profiling.P140:Profiling.P140" chart:label-cell-address="Profiling.P4:Profiling.P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 Loop Speedup</text:p>
                <draw:g>
                  <svg:desc>Profiling.P4:Profiling.P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P12:Profiling.P12 Profiling.P14:Profiling.P14 Profiling.P20:Profiling.P20 Profiling.P28:Profiling.P28 Profiling.P36:Profiling.P36 Profiling.P44:Profiling.P44 Profiling.P52:Profiling.P52 Profiling.P60:Profiling.P60 Profiling.P68:Profiling.P68 Profiling.P76:Profiling.P76 Profiling.P84:Profiling.P84 Profiling.P92:Profiling.P92 Profiling.P100:Profiling.P100 Profiling.P108:Profiling.P108 Profiling.P116:Profiling.P116 Profiling.P124:Profiling.P124 Profiling.P132:Profiling.P132 Profiling.P140:Profiling.P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2696405883726">
                <text:p>2.726964058837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88679095179654">
                <text:p>5.8867909517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85037540027881">
                <text:p>9.850375400278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91742170439891">
                <text:p>9.917421704398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1486033196035">
                <text:p>11.1486033196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.90338773944356">
                <text:p>9.903387739443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.12780737807149">
                <text:p>7.127807378071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7366970748179">
                <text:p>8.736697074817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.94538466547817">
                <text:p>6.945384665478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82757254007629">
                <text:p>5.827572540076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.8503432561904">
                <text:p>6.85034325619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69257198641948">
                <text:p>4.692571986419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.36790848953178">
                <text:p>6.367908489531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.97213962798119">
                <text:p>4.972139627981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78609349292147">
                <text:p>3.7860934929214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30623516328532">
                <text:p>5.30623516328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66cm" svg:height="9.474cm" xlink:href=".." xlink:type="simple" chart:class="chart:line" chart:style-name="ch1">
        <chart:legend chart:legend-position="end" svg:x="15.668cm" svg:y="4.189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U4:Profiling.U4 Profiling.U12:Profiling.U12 Profiling.U14:Profiling.U14 Profiling.U20:Profiling.U20 Profiling.U28:Profiling.U28 Profiling.U36:Profiling.U36 Profiling.U44:Profiling.U44 Profiling.U52:Profiling.U52 Profiling.U60:Profiling.U60 Profiling.U68:Profiling.U68 Profiling.U76:Profiling.U76 Profiling.U84:Profiling.U84 Profiling.U92:Profiling.U92 Profiling.U100:Profiling.U100 Profiling.U108:Profiling.U108 Profiling.U116:Profiling.U116 Profiling.U124:Profiling.U124 Profiling.U132:Profiling.U132 Profiling.U140:Profiling.U140 Profiling.AC4:Profiling.AC4 Profiling.AC12:Profiling.AC12 Profiling.AC14:Profiling.AC14 Profiling.AC20:Profiling.AC20 Profiling.AC28:Profiling.AC28 Profiling.AC36:Profiling.AC36 Profiling.AC44:Profiling.AC44 Profiling.AC52:Profiling.AC52 Profiling.AC60:Profiling.AC60 Profiling.AC68:Profiling.AC68 Profiling.AC76:Profiling.AC76 Profiling.AC84:Profiling.AC84 Profiling.AC92:Profiling.AC92 Profiling.AC100:Profiling.AC100 Profiling.AC108:Profiling.AC108 Profiling.AC116:Profiling.AC116 Profiling.AC124:Profiling.AC124 Profiling.AC132:Profiling.AC132 Profiling.AC140:Profiling.AC140" chart:data-source-has-labels="both" svg:x="0.855cm" svg:y="0.891cm" svg:width="14.003cm" svg:height="7.974cm">
          <chartooo:coordinate-region svg:x="2.588cm" svg:y="1.091cm" svg:width="12.083cm" svg:height="7.127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U12:Profiling.U12 Profiling.U14:Profiling.U14 Profiling.U20:Profiling.U20 Profiling.U28:Profiling.U28 Profiling.U36:Profiling.U36 Profiling.U44:Profiling.U44 Profiling.U52:Profiling.U52 Profiling.U60:Profiling.U60 Profiling.U68:Profiling.U68 Profiling.U76:Profiling.U76 Profiling.U84:Profiling.U84 Profiling.U92:Profiling.U92 Profiling.U100:Profiling.U100 Profiling.U108:Profiling.U108 Profiling.U116:Profiling.U116 Profiling.U124:Profiling.U124 Profiling.U132:Profiling.U132 Profiling.U140:Profiling.U140" chart:label-cell-address="Profiling.U4:Profiling.U4" chart:class="chart:line">
            <chart:data-point chart:repeated="18"/>
          </chart:series>
          <chart:series chart:style-name="ch7" chart:values-cell-range-address="Profiling.AC12:Profiling.AC12 Profiling.AC14:Profiling.AC14 Profiling.AC20:Profiling.AC20 Profiling.AC28:Profiling.AC28 Profiling.AC36:Profiling.AC36 Profiling.AC44:Profiling.AC44 Profiling.AC52:Profiling.AC52 Profiling.AC60:Profiling.AC60 Profiling.AC68:Profiling.AC68 Profiling.AC76:Profiling.AC76 Profiling.AC84:Profiling.AC84 Profiling.AC92:Profiling.AC92 Profiling.AC100:Profiling.AC100 Profiling.AC108:Profiling.AC108 Profiling.AC116:Profiling.AC116 Profiling.AC124:Profiling.AC124 Profiling.AC132:Profiling.AC132 Profiling.AC140:Profiling.AC140" chart:label-cell-address="Profiling.AC4:Profiling.AC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jack common total</text:p>
                <draw:g>
                  <svg:desc>Profiling.U4:Profiling.U4</svg:desc>
                </draw:g>
              </table:table-cell>
              <table:table-cell office:value-type="string">
                <text:p>Cojack dual total</text:p>
                <draw:g>
                  <svg:desc>Profiling.AC4:Profiling.A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21851771.4">
                <text:p>21851771.4</text:p>
                <draw:g>
                  <svg:desc>Profiling.U12:Profiling.U12 Profiling.U14:Profiling.U14 Profiling.U20:Profiling.U20 Profiling.U28:Profiling.U28 Profiling.U36:Profiling.U36 Profiling.U44:Profiling.U44 Profiling.U52:Profiling.U52 Profiling.U60:Profiling.U60 Profiling.U68:Profiling.U68 Profiling.U76:Profiling.U76 Profiling.U84:Profiling.U84 Profiling.U92:Profiling.U92 Profiling.U100:Profiling.U100 Profiling.U108:Profiling.U108 Profiling.U116:Profiling.U116 Profiling.U124:Profiling.U124 Profiling.U132:Profiling.U132 Profiling.U140:Profiling.U140</svg:desc>
                </draw:g>
              </table:table-cell>
              <table:table-cell office:value-type="float" office:value="21820878.2">
                <text:p>21820878.2</text:p>
                <draw:g>
                  <svg:desc>Profiling.AC12:Profiling.AC12 Profiling.AC14:Profiling.AC14 Profiling.AC20:Profiling.AC20 Profiling.AC28:Profiling.AC28 Profiling.AC36:Profiling.AC36 Profiling.AC44:Profiling.AC44 Profiling.AC52:Profiling.AC52 Profiling.AC60:Profiling.AC60 Profiling.AC68:Profiling.AC68 Profiling.AC76:Profiling.AC76 Profiling.AC84:Profiling.AC84 Profiling.AC92:Profiling.AC92 Profiling.AC100:Profiling.AC100 Profiling.AC108:Profiling.AC108 Profiling.AC116:Profiling.AC116 Profiling.AC124:Profiling.AC124 Profiling.AC132:Profiling.AC132 Profiling.AC140:Profiling.AC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723084.8">
                <text:p>62723084.8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030491.4">
                <text:p>33030491.4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983047.2">
                <text:p>21983047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089610.6">
                <text:p>17089610.6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24739.2">
                <text:p>13824739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718657">
                <text:p>11718657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598778">
                <text:p>10598778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59636.6">
                <text:p>9859636.6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670659.2">
                <text:p>8670659.2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10729.2">
                <text:p>8810729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715804.8">
                <text:p>871580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251174.2">
                <text:p>9251174.2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887910.2">
                <text:p>8887910.2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186914.6">
                <text:p>9186914.6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413660">
                <text:p>9413660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06597">
                <text:p>8506597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86cm" svg:height="9.044cm" xlink:href=".." xlink:type="simple" chart:class="chart:line" chart:style-name="ch1">
        <chart:legend chart:legend-position="end" svg:x="13.093cm" svg:y="4.223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F4:Profiling.F4 Profiling.F12:Profiling.F12 Profiling.F14:Profiling.F14 Profiling.F20:Profiling.F20 Profiling.F28:Profiling.F28 Profiling.F36:Profiling.F36 Profiling.F44:Profiling.F44 Profiling.F52:Profiling.F52 Profiling.F60:Profiling.F60 Profiling.F68:Profiling.F68 Profiling.F76:Profiling.F76 Profiling.F84:Profiling.F84 Profiling.F92:Profiling.F92 Profiling.F100:Profiling.F100 Profiling.F108:Profiling.F108 Profiling.F116:Profiling.F116 Profiling.F124:Profiling.F124 Profiling.F132:Profiling.F132 Profiling.F140:Profiling.F140" chart:data-source-has-labels="both" svg:x="0.765cm" svg:y="0.855cm" svg:width="11.698cm" svg:height="7.589cm">
          <chartooo:coordinate-region svg:x="1.492cm" svg:y="1.054cm" svg:width="10.784cm" svg:height="6.743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F12:Profiling.F12 Profiling.F14:Profiling.F14 Profiling.F20:Profiling.F20 Profiling.F28:Profiling.F28 Profiling.F36:Profiling.F36 Profiling.F44:Profiling.F44 Profiling.F52:Profiling.F52 Profiling.F60:Profiling.F60 Profiling.F68:Profiling.F68 Profiling.F76:Profiling.F76 Profiling.F84:Profiling.F84 Profiling.F92:Profiling.F92 Profiling.F100:Profiling.F100 Profiling.F108:Profiling.F108 Profiling.F116:Profiling.F116 Profiling.F124:Profiling.F124 Profiling.F132:Profiling.F132 Profiling.F140:Profiling.F140" chart:label-cell-address="Profiling.F4:Profiling.F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rofiling.F4:Profiling.F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F12:Profiling.F12 Profiling.F14:Profiling.F14 Profiling.F20:Profiling.F20 Profiling.F28:Profiling.F28 Profiling.F36:Profiling.F36 Profiling.F44:Profiling.F44 Profiling.F52:Profiling.F52 Profiling.F60:Profiling.F60 Profiling.F68:Profiling.F68 Profiling.F76:Profiling.F76 Profiling.F84:Profiling.F84 Profiling.F92:Profiling.F92 Profiling.F100:Profiling.F100 Profiling.F108:Profiling.F108 Profiling.F116:Profiling.F116 Profiling.F124:Profiling.F124 Profiling.F132:Profiling.F132 Profiling.F140:Profiling.F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00280279000513">
                <text:p>0.300280279000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61291623881932">
                <text:p>0.5612916238819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13700543137851">
                <text:p>0.8137005431378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6062103183485">
                <text:p>1.060621031834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9686131887751">
                <text:p>1.296861318877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47096475581267">
                <text:p>1.470964755812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58092154682128">
                <text:p>1.580921546821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3858677213213">
                <text:p>1.738586772132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82269976347353">
                <text:p>1.82269976347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0959443084843">
                <text:p>1.7095944308484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61055024191078">
                <text:p>1.6105502419107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54606081176949">
                <text:p>1.546060811769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51765494358172">
                <text:p>1.5176549435817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62150034398283">
                <text:p>1.62150034398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33140150823356">
                <text:p>1.3314015082335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26932194381958">
                <text:p>1.2693219438195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29cm" svg:height="9.031cm" xlink:href=".." xlink:type="simple" chart:class="chart:line" chart:style-name="ch1">
        <chart:legend chart:legend-position="end" svg:x="12.936cm" svg:y="4.216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N4:Profiling.N4 Profiling.N12:Profiling.N12 Profiling.N14:Profiling.N14 Profiling.N20:Profiling.N20 Profiling.N28:Profiling.N28 Profiling.N36:Profiling.N36 Profiling.N44:Profiling.N44 Profiling.N52:Profiling.N52 Profiling.N60:Profiling.N60 Profiling.N68:Profiling.N68 Profiling.N76:Profiling.N76 Profiling.N84:Profiling.N84 Profiling.N92:Profiling.N92 Profiling.N100:Profiling.N100 Profiling.N108:Profiling.N108 Profiling.N116:Profiling.N116 Profiling.N124:Profiling.N124 Profiling.N132:Profiling.N132 Profiling.N140:Profiling.N140" chart:data-source-has-labels="both" svg:x="0.762cm" svg:y="0.855cm" svg:width="11.55cm" svg:height="7.576cm">
          <chartooo:coordinate-region svg:x="1.489cm" svg:y="1.054cm" svg:width="10.636cm" svg:height="6.73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N12:Profiling.N12 Profiling.N14:Profiling.N14 Profiling.N20:Profiling.N20 Profiling.N28:Profiling.N28 Profiling.N36:Profiling.N36 Profiling.N44:Profiling.N44 Profiling.N52:Profiling.N52 Profiling.N60:Profiling.N60 Profiling.N68:Profiling.N68 Profiling.N76:Profiling.N76 Profiling.N84:Profiling.N84 Profiling.N92:Profiling.N92 Profiling.N100:Profiling.N100 Profiling.N108:Profiling.N108 Profiling.N116:Profiling.N116 Profiling.N124:Profiling.N124 Profiling.N132:Profiling.N132 Profiling.N140:Profiling.N140" chart:label-cell-address="Profiling.N4:Profiling.N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rofiling.N4:Profiling.N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N12:Profiling.N12 Profiling.N14:Profiling.N14 Profiling.N20:Profiling.N20 Profiling.N28:Profiling.N28 Profiling.N36:Profiling.N36 Profiling.N44:Profiling.N44 Profiling.N52:Profiling.N52 Profiling.N60:Profiling.N60 Profiling.N68:Profiling.N68 Profiling.N76:Profiling.N76 Profiling.N84:Profiling.N84 Profiling.N92:Profiling.N92 Profiling.N100:Profiling.N100 Profiling.N108:Profiling.N108 Profiling.N116:Profiling.N116 Profiling.N124:Profiling.N124 Profiling.N132:Profiling.N132 Profiling.N140:Profiling.N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2490777039931">
                <text:p>1.524907770399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764243241679">
                <text:p>2.037642432416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21825368827437">
                <text:p>2.218253688274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2213721727053">
                <text:p>2.22213721727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2709337056699">
                <text:p>2.227093370566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5444850915111">
                <text:p>2.154448509151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98446162094886">
                <text:p>1.984461620948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08311002025007">
                <text:p>2.083110020250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4085075717096">
                <text:p>1.940850757170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4776409663207">
                <text:p>1.8477640966320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9631978852638">
                <text:p>1.896319788526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8539257347901">
                <text:p>1.6853925734790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85326031443382">
                <text:p>1.853260314433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1076242917671">
                <text:p>1.71076242917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3343237422102">
                <text:p>1.533432374221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4124994535006">
                <text:p>1.741249945350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85cm" svg:height="9.001cm" xlink:href=".." xlink:type="simple" chart:class="chart:line" chart:style-name="ch1">
        <chart:legend chart:legend-position="end" svg:x="12.992cm" svg:y="4.201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V4:Profiling.V4 Profiling.V12:Profiling.V12 Profiling.V14:Profiling.V14 Profiling.V20:Profiling.V20 Profiling.V28:Profiling.V28 Profiling.V36:Profiling.V36 Profiling.V44:Profiling.V44 Profiling.V52:Profiling.V52 Profiling.V60:Profiling.V60 Profiling.V68:Profiling.V68 Profiling.V76:Profiling.V76 Profiling.V84:Profiling.V84 Profiling.V92:Profiling.V92 Profiling.V100:Profiling.V100 Profiling.V108:Profiling.V108 Profiling.V116:Profiling.V116 Profiling.V124:Profiling.V124 Profiling.V132:Profiling.V132 Profiling.V140:Profiling.V140" chart:data-source-has-labels="both" svg:x="0.763cm" svg:y="0.855cm" svg:width="11.603cm" svg:height="7.546cm">
          <chartooo:coordinate-region svg:x="1.49cm" svg:y="1.054cm" svg:width="10.689cm" svg:height="6.7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V12:Profiling.V12 Profiling.V14:Profiling.V14 Profiling.V20:Profiling.V20 Profiling.V28:Profiling.V28 Profiling.V36:Profiling.V36 Profiling.V44:Profiling.V44 Profiling.V52:Profiling.V52 Profiling.V60:Profiling.V60 Profiling.V68:Profiling.V68 Profiling.V76:Profiling.V76 Profiling.V84:Profiling.V84 Profiling.V92:Profiling.V92 Profiling.V100:Profiling.V100 Profiling.V108:Profiling.V108 Profiling.V116:Profiling.V116 Profiling.V124:Profiling.V124 Profiling.V132:Profiling.V132 Profiling.V140:Profiling.V140" chart:label-cell-address="Profiling.V4:Profiling.V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rofiling.V4:Profiling.V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V12:Profiling.V12 Profiling.V14:Profiling.V14 Profiling.V20:Profiling.V20 Profiling.V28:Profiling.V28 Profiling.V36:Profiling.V36 Profiling.V44:Profiling.V44 Profiling.V52:Profiling.V52 Profiling.V60:Profiling.V60 Profiling.V68:Profiling.V68 Profiling.V76:Profiling.V76 Profiling.V84:Profiling.V84 Profiling.V92:Profiling.V92 Profiling.V100:Profiling.V100 Profiling.V108:Profiling.V108 Profiling.V116:Profiling.V116 Profiling.V124:Profiling.V124 Profiling.V132:Profiling.V132 Profiling.V140:Profiling.V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838483262864">
                <text:p>0.348384832628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1563618154346">
                <text:p>0.6615636181543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94028316511098">
                <text:p>0.9940283165110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7865823929306">
                <text:p>1.278658239293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8062811051076">
                <text:p>1.58062811051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86469929105357">
                <text:p>1.864699291053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6172554986999">
                <text:p>2.061725549869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1628567933224">
                <text:p>2.2162856793322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2019724175066">
                <text:p>2.520197241750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8013199633919">
                <text:p>2.480131996339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50714327608622">
                <text:p>2.507143276086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620538244756">
                <text:p>2.362053824475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45859497995378">
                <text:p>2.458594979953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37857565368029">
                <text:p>2.378575653680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2128326283295">
                <text:p>2.321283262832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56880294199902">
                <text:p>2.5688029419990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83cm" svg:height="9.136cm" xlink:href=".." xlink:type="simple" chart:class="chart:line" chart:style-name="ch1">
        <chart:legend chart:legend-position="end" svg:x="13.09cm" svg:y="4.269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AD4:Profiling.AD4 Profiling.AD12:Profiling.AD12 Profiling.AD14:Profiling.AD14 Profiling.AD20:Profiling.AD20 Profiling.AD28:Profiling.AD28 Profiling.AD36:Profiling.AD36 Profiling.AD44:Profiling.AD44 Profiling.AD52:Profiling.AD52 Profiling.AD60:Profiling.AD60 Profiling.AD68:Profiling.AD68 Profiling.AD76:Profiling.AD76 Profiling.AD84:Profiling.AD84 Profiling.AD92:Profiling.AD92 Profiling.AD100:Profiling.AD100 Profiling.AD108:Profiling.AD108 Profiling.AD116:Profiling.AD116 Profiling.AD124:Profiling.AD124 Profiling.AD132:Profiling.AD132 Profiling.AD140:Profiling.AD140" chart:data-source-has-labels="both" svg:x="0.765cm" svg:y="0.863cm" svg:width="11.695cm" svg:height="7.671cm">
          <chartooo:coordinate-region svg:x="1.492cm" svg:y="1.062cm" svg:width="10.781cm" svg:height="6.825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AD12:Profiling.AD12 Profiling.AD14:Profiling.AD14 Profiling.AD20:Profiling.AD20 Profiling.AD28:Profiling.AD28 Profiling.AD36:Profiling.AD36 Profiling.AD44:Profiling.AD44 Profiling.AD52:Profiling.AD52 Profiling.AD60:Profiling.AD60 Profiling.AD68:Profiling.AD68 Profiling.AD76:Profiling.AD76 Profiling.AD84:Profiling.AD84 Profiling.AD92:Profiling.AD92 Profiling.AD100:Profiling.AD100 Profiling.AD108:Profiling.AD108 Profiling.AD116:Profiling.AD116 Profiling.AD124:Profiling.AD124 Profiling.AD132:Profiling.AD132 Profiling.AD140:Profiling.AD140" chart:label-cell-address="Profiling.AD4:Profiling.AD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rofiling.AD4:Profiling.A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AD12:Profiling.AD12 Profiling.AD14:Profiling.AD14 Profiling.AD20:Profiling.AD20 Profiling.AD28:Profiling.AD28 Profiling.AD36:Profiling.AD36 Profiling.AD44:Profiling.AD44 Profiling.AD52:Profiling.AD52 Profiling.AD60:Profiling.AD60 Profiling.AD68:Profiling.AD68 Profiling.AD76:Profiling.AD76 Profiling.AD84:Profiling.AD84 Profiling.AD92:Profiling.AD92 Profiling.AD100:Profiling.AD100 Profiling.AD108:Profiling.AD108 Profiling.AD116:Profiling.AD116 Profiling.AD124:Profiling.AD124 Profiling.AD132:Profiling.AD132 Profiling.AD140:Profiling.AD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5283818919973">
                <text:p>1.652838189199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5749305450519">
                <text:p>2.257493054505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143700665213">
                <text:p>2.41437006652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44800198686295">
                <text:p>2.448001986862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3460428439606">
                <text:p>2.534604284396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44478703199114">
                <text:p>2.444787031991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50336870803541">
                <text:p>2.503368708035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54643892165103">
                <text:p>2.5464389216510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0305983882366">
                <text:p>2.503059838823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7190929749398">
                <text:p>2.471909297493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48686450461761">
                <text:p>2.4868645046176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43747962239576">
                <text:p>2.4374796223957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31770759945311">
                <text:p>2.317707599453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26672921147051">
                <text:p>2.26672921147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9485975784969">
                <text:p>2.394859757849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8876049223866">
                <text:p>2.288760492238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49cm" svg:height="8.54cm" xlink:href=".." xlink:type="simple" chart:class="chart:line" chart:style-name="ch1">
        <chart:legend chart:legend-position="end" svg:x="12.97cm" svg:y="3.971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G4:Profiling.G4 Profiling.G12:Profiling.G12 Profiling.G14:Profiling.G14 Profiling.G20:Profiling.G20 Profiling.G28:Profiling.G28 Profiling.G36:Profiling.G36 Profiling.G44:Profiling.G44 Profiling.G52:Profiling.G52 Profiling.G60:Profiling.G60 Profiling.G68:Profiling.G68 Profiling.G76:Profiling.G76 Profiling.G84:Profiling.G84 Profiling.G92:Profiling.G92 Profiling.G100:Profiling.G100 Profiling.G108:Profiling.G108 Profiling.G116:Profiling.G116 Profiling.G124:Profiling.G124 Profiling.G132:Profiling.G132 Profiling.G140:Profiling.G140" chart:data-source-has-labels="both" svg:x="0.766cm" svg:y="0.815cm" svg:width="11.572cm" svg:height="7.135cm">
          <chartooo:coordinate-region svg:x="1.493cm" svg:y="1.014cm" svg:width="10.658cm" svg:height="6.289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G12:Profiling.G12 Profiling.G14:Profiling.G14 Profiling.G20:Profiling.G20 Profiling.G28:Profiling.G28 Profiling.G36:Profiling.G36 Profiling.G44:Profiling.G44 Profiling.G52:Profiling.G52 Profiling.G60:Profiling.G60 Profiling.G68:Profiling.G68 Profiling.G76:Profiling.G76 Profiling.G84:Profiling.G84 Profiling.G92:Profiling.G92 Profiling.G100:Profiling.G100 Profiling.G108:Profiling.G108 Profiling.G116:Profiling.G116 Profiling.G124:Profiling.G124 Profiling.G132:Profiling.G132 Profiling.G140:Profiling.G140" chart:label-cell-address="Profiling.G4:Profiling.G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Profiling.G4:Profiling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G12:Profiling.G12 Profiling.G14:Profiling.G14 Profiling.G20:Profiling.G20 Profiling.G28:Profiling.G28 Profiling.G36:Profiling.G36 Profiling.G44:Profiling.G44 Profiling.G52:Profiling.G52 Profiling.G60:Profiling.G60 Profiling.G68:Profiling.G68 Profiling.G76:Profiling.G76 Profiling.G84:Profiling.G84 Profiling.G92:Profiling.G92 Profiling.G100:Profiling.G100 Profiling.G108:Profiling.G108 Profiling.G116:Profiling.G116 Profiling.G124:Profiling.G124 Profiling.G132:Profiling.G132 Profiling.G140:Profiling.G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50700697501283">
                <text:p>0.07507006975012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01614529852415">
                <text:p>0.07016145298524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78083785948209">
                <text:p>0.06780837859482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66288814489678">
                <text:p>0.0662888144896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48430659438754">
                <text:p>0.06484306594387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12901981588614">
                <text:p>0.06129019815886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564614838150457">
                <text:p>0.05646148381504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54330836629129">
                <text:p>0.05433083662912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506305489853758">
                <text:p>0.05063054898537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27398607712108">
                <text:p>0.042739860771210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366034145888813">
                <text:p>0.03660341458888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22096002451977">
                <text:p>0.03220960024519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91856719919562">
                <text:p>0.029185671991956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89553632854077">
                <text:p>0.02895536328540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2190025137226">
                <text:p>0.0221900251372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98331553721809">
                <text:p>0.019833155372180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94cm" svg:height="8.567cm" xlink:href=".." xlink:type="simple" chart:class="chart:line" chart:style-name="ch1">
        <chart:legend chart:legend-position="end" svg:x="12.815cm" svg:y="3.984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O4:Profiling.O4 Profiling.O12:Profiling.O12 Profiling.O14:Profiling.O14 Profiling.O20:Profiling.O20 Profiling.O28:Profiling.O28 Profiling.O36:Profiling.O36 Profiling.O44:Profiling.O44 Profiling.O52:Profiling.O52 Profiling.O60:Profiling.O60 Profiling.O68:Profiling.O68 Profiling.O76:Profiling.O76 Profiling.O84:Profiling.O84 Profiling.O92:Profiling.O92 Profiling.O100:Profiling.O100 Profiling.O108:Profiling.O108 Profiling.O116:Profiling.O116 Profiling.O124:Profiling.O124 Profiling.O132:Profiling.O132 Profiling.O140:Profiling.O140" chart:data-source-has-labels="both" svg:x="0.763cm" svg:y="0.819cm" svg:width="11.426cm" svg:height="7.157cm">
          <chartooo:coordinate-region svg:x="1.49cm" svg:y="1.019cm" svg:width="10.513cm" svg:height="6.31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O12:Profiling.O12 Profiling.O14:Profiling.O14 Profiling.O20:Profiling.O20 Profiling.O28:Profiling.O28 Profiling.O36:Profiling.O36 Profiling.O44:Profiling.O44 Profiling.O52:Profiling.O52 Profiling.O60:Profiling.O60 Profiling.O68:Profiling.O68 Profiling.O76:Profiling.O76 Profiling.O84:Profiling.O84 Profiling.O92:Profiling.O92 Profiling.O100:Profiling.O100 Profiling.O108:Profiling.O108 Profiling.O116:Profiling.O116 Profiling.O124:Profiling.O124 Profiling.O132:Profiling.O132 Profiling.O140:Profiling.O140" chart:label-cell-address="Profiling.O4:Profiling.O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Profiling.O4:Profiling.O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O12:Profiling.O12 Profiling.O14:Profiling.O14 Profiling.O20:Profiling.O20 Profiling.O28:Profiling.O28 Profiling.O36:Profiling.O36 Profiling.O44:Profiling.O44 Profiling.O52:Profiling.O52 Profiling.O60:Profiling.O60 Profiling.O68:Profiling.O68 Profiling.O76:Profiling.O76 Profiling.O84:Profiling.O84 Profiling.O92:Profiling.O92 Profiling.O100:Profiling.O100 Profiling.O108:Profiling.O108 Profiling.O116:Profiling.O116 Profiling.O124:Profiling.O124 Profiling.O132:Profiling.O132 Profiling.O140:Profiling.O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1226942599827">
                <text:p>0.3812269425998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54705304052099">
                <text:p>0.2547053040520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84854474022864">
                <text:p>0.1848544740228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8883576079408">
                <text:p>0.1388835760794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135466852835">
                <text:p>0.111354668528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897686878812965">
                <text:p>0.08976868788129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708736293196023">
                <text:p>0.07087362931960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50971881328145">
                <text:p>0.06509718813281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539125210325265">
                <text:p>0.05391252103252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61941024158017">
                <text:p>0.04619410241580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430981770119632">
                <text:p>0.043098177011963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51123452808128">
                <text:p>0.03511234528081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56396214314197">
                <text:p>0.035639621431419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05493290924413">
                <text:p>0.03054932909244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5557206237017">
                <text:p>0.0255572062370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72070303960947">
                <text:p>0.02720703039609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88cm" svg:height="8.621cm" xlink:href=".." xlink:type="simple" chart:class="chart:line" chart:style-name="ch1">
        <chart:legend chart:legend-position="end" svg:x="12.709cm" svg:y="4.011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W4:Profiling.W4 Profiling.W12:Profiling.W12 Profiling.W14:Profiling.W14 Profiling.W20:Profiling.W20 Profiling.W28:Profiling.W28 Profiling.W36:Profiling.W36 Profiling.W44:Profiling.W44 Profiling.W52:Profiling.W52 Profiling.W60:Profiling.W60 Profiling.W68:Profiling.W68 Profiling.W76:Profiling.W76 Profiling.W84:Profiling.W84 Profiling.W92:Profiling.W92 Profiling.W100:Profiling.W100 Profiling.W108:Profiling.W108 Profiling.W116:Profiling.W116 Profiling.W124:Profiling.W124 Profiling.W132:Profiling.W132 Profiling.W140:Profiling.W140" chart:data-source-has-labels="both" svg:x="0.761cm" svg:y="0.823cm" svg:width="11.326cm" svg:height="7.206cm">
          <chartooo:coordinate-region svg:x="1.488cm" svg:y="1.023cm" svg:width="10.413cm" svg:height="6.359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W12:Profiling.W12 Profiling.W14:Profiling.W14 Profiling.W20:Profiling.W20 Profiling.W28:Profiling.W28 Profiling.W36:Profiling.W36 Profiling.W44:Profiling.W44 Profiling.W52:Profiling.W52 Profiling.W60:Profiling.W60 Profiling.W68:Profiling.W68 Profiling.W76:Profiling.W76 Profiling.W84:Profiling.W84 Profiling.W92:Profiling.W92 Profiling.W100:Profiling.W100 Profiling.W108:Profiling.W108 Profiling.W116:Profiling.W116 Profiling.W124:Profiling.W124 Profiling.W132:Profiling.W132 Profiling.W140:Profiling.W140" chart:label-cell-address="Profiling.W4:Profiling.W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Profiling.W4:Profiling.W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W12:Profiling.W12 Profiling.W14:Profiling.W14 Profiling.W20:Profiling.W20 Profiling.W28:Profiling.W28 Profiling.W36:Profiling.W36 Profiling.W44:Profiling.W44 Profiling.W52:Profiling.W52 Profiling.W60:Profiling.W60 Profiling.W68:Profiling.W68 Profiling.W76:Profiling.W76 Profiling.W84:Profiling.W84 Profiling.W92:Profiling.W92 Profiling.W100:Profiling.W100 Profiling.W108:Profiling.W108 Profiling.W116:Profiling.W116 Profiling.W124:Profiling.W124 Profiling.W132:Profiling.W132 Profiling.W140:Profiling.W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709620815716">
                <text:p>0.087096208157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26954522692932">
                <text:p>0.08269545226929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28356930425915">
                <text:p>0.08283569304259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799161399558162">
                <text:p>0.07991613995581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90314055255379">
                <text:p>0.07903140552553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776958037938989">
                <text:p>0.077695803793898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736330553524998">
                <text:p>0.07363305535249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92589274791325">
                <text:p>0.069258927479132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700054789375184">
                <text:p>0.07000547893751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20032999084798">
                <text:p>0.06200329990847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569805290019595">
                <text:p>0.05698052900195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49209454676575">
                <text:p>0.0492094546765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72806726914189">
                <text:p>0.047280672691418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424745652442909">
                <text:p>0.0424745652442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86880543805491">
                <text:p>0.03868805438054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401375459687346">
                <text:p>0.040137545968734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54cm" svg:height="8.594cm" xlink:href=".." xlink:type="simple" chart:class="chart:line" chart:style-name="ch1">
        <chart:legend chart:legend-position="end" svg:x="12.775cm" svg:y="3.998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AE4:Profiling.AE4 Profiling.AE12:Profiling.AE12 Profiling.AE14:Profiling.AE14 Profiling.AE20:Profiling.AE20 Profiling.AE28:Profiling.AE28 Profiling.AE36:Profiling.AE36 Profiling.AE44:Profiling.AE44 Profiling.AE52:Profiling.AE52 Profiling.AE60:Profiling.AE60 Profiling.AE68:Profiling.AE68 Profiling.AE76:Profiling.AE76 Profiling.AE84:Profiling.AE84 Profiling.AE92:Profiling.AE92 Profiling.AE100:Profiling.AE100 Profiling.AE108:Profiling.AE108 Profiling.AE116:Profiling.AE116 Profiling.AE124:Profiling.AE124 Profiling.AE132:Profiling.AE132 Profiling.AE140:Profiling.AE140" chart:data-source-has-labels="both" svg:x="0.763cm" svg:y="0.819cm" svg:width="11.386cm" svg:height="7.184cm">
          <chartooo:coordinate-region svg:x="1.49cm" svg:y="1.019cm" svg:width="10.472cm" svg:height="6.337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AE12:Profiling.AE12 Profiling.AE14:Profiling.AE14 Profiling.AE20:Profiling.AE20 Profiling.AE28:Profiling.AE28 Profiling.AE36:Profiling.AE36 Profiling.AE44:Profiling.AE44 Profiling.AE52:Profiling.AE52 Profiling.AE60:Profiling.AE60 Profiling.AE68:Profiling.AE68 Profiling.AE76:Profiling.AE76 Profiling.AE84:Profiling.AE84 Profiling.AE92:Profiling.AE92 Profiling.AE100:Profiling.AE100 Profiling.AE108:Profiling.AE108 Profiling.AE116:Profiling.AE116 Profiling.AE124:Profiling.AE124 Profiling.AE132:Profiling.AE132 Profiling.AE140:Profiling.AE140" chart:label-cell-address="Profiling.AE4:Profiling.AE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Profiling.AE4:Profiling.A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AE12:Profiling.AE12 Profiling.AE14:Profiling.AE14 Profiling.AE20:Profiling.AE20 Profiling.AE28:Profiling.AE28 Profiling.AE36:Profiling.AE36 Profiling.AE44:Profiling.AE44 Profiling.AE52:Profiling.AE52 Profiling.AE60:Profiling.AE60 Profiling.AE68:Profiling.AE68 Profiling.AE76:Profiling.AE76 Profiling.AE84:Profiling.AE84 Profiling.AE92:Profiling.AE92 Profiling.AE100:Profiling.AE100 Profiling.AE108:Profiling.AE108 Profiling.AE116:Profiling.AE116 Profiling.AE124:Profiling.AE124 Profiling.AE132:Profiling.AE132 Profiling.AE140:Profiling.AE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13209547299932">
                <text:p>0.4132095472999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82186631813149">
                <text:p>0.28218663181314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01197505543441">
                <text:p>0.2011975055434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3000124178934">
                <text:p>0.1530001241789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6730214219803">
                <text:p>0.1267302142198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01866126332964">
                <text:p>0.1018661263329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894060252869791">
                <text:p>0.08940602528697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795762163015946">
                <text:p>0.07957621630159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695294399673238">
                <text:p>0.06952943996732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17977324373495">
                <text:p>0.061797732437349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565196478322184">
                <text:p>0.05651964783221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507808254665784">
                <text:p>0.05078082546657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45712999894829">
                <text:p>0.04457129998948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404773073476877">
                <text:p>0.0404773073476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99143292974949">
                <text:p>0.03991432929749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5761882691229">
                <text:p>0.03576188269122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88cm" svg:height="8.621cm" xlink:href=".." xlink:type="simple" chart:class="chart:line" chart:style-name="ch1">
        <chart:legend chart:legend-position="end" svg:x="10.937cm" svg:y="4.011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X4:Profiling.X4 Profiling.X12:Profiling.X12 Profiling.X14:Profiling.X14 Profiling.X20:Profiling.X20 Profiling.X28:Profiling.X28 Profiling.X36:Profiling.X36 Profiling.X44:Profiling.X44 Profiling.X52:Profiling.X52 Profiling.X60:Profiling.X60 Profiling.X68:Profiling.X68 Profiling.X76:Profiling.X76 Profiling.X84:Profiling.X84 Profiling.X92:Profiling.X92 Profiling.X100:Profiling.X100 Profiling.X108:Profiling.X108 Profiling.X116:Profiling.X116 Profiling.X124:Profiling.X124 Profiling.X132:Profiling.X132 Profiling.X140:Profiling.X140" chart:data-source-has-labels="both" svg:x="0.761cm" svg:y="0.823cm" svg:width="9.554cm" svg:height="7.206cm">
          <chartooo:coordinate-region svg:x="1.197cm" svg:y="1.022cm" svg:width="8.931cm" svg:height="6.36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X12:Profiling.X12 Profiling.X14:Profiling.X14 Profiling.X20:Profiling.X20 Profiling.X28:Profiling.X28 Profiling.X36:Profiling.X36 Profiling.X44:Profiling.X44 Profiling.X52:Profiling.X52 Profiling.X60:Profiling.X60 Profiling.X68:Profiling.X68 Profiling.X76:Profiling.X76 Profiling.X84:Profiling.X84 Profiling.X92:Profiling.X92 Profiling.X100:Profiling.X100 Profiling.X108:Profiling.X108 Profiling.X116:Profiling.X116 Profiling.X124:Profiling.X124 Profiling.X132:Profiling.X132 Profiling.X140:Profiling.X140" chart:label-cell-address="Profiling.X4:Profiling.X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 Loop Speedup</text:p>
                <draw:g>
                  <svg:desc>Profiling.X4:Profiling.X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X12:Profiling.X12 Profiling.X14:Profiling.X14 Profiling.X20:Profiling.X20 Profiling.X28:Profiling.X28 Profiling.X36:Profiling.X36 Profiling.X44:Profiling.X44 Profiling.X52:Profiling.X52 Profiling.X60:Profiling.X60 Profiling.X68:Profiling.X68 Profiling.X76:Profiling.X76 Profiling.X84:Profiling.X84 Profiling.X92:Profiling.X92 Profiling.X100:Profiling.X100 Profiling.X108:Profiling.X108 Profiling.X116:Profiling.X116 Profiling.X124:Profiling.X124 Profiling.X132:Profiling.X132 Profiling.X140:Profiling.X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3212835860667">
                <text:p>1.33212835860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2650726793522">
                <text:p>2.326507267935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21300149000619">
                <text:p>3.213001490006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055199060063">
                <text:p>3.80551990600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09608582441775">
                <text:p>4.096085824417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53256782730131">
                <text:p>4.5325678273013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42911659678023">
                <text:p>4.429116596780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54331808897073">
                <text:p>4.543318088970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83614545099571">
                <text:p>4.836145450995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18101942018987">
                <text:p>4.1810194201898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0421808687493">
                <text:p>4.04218086874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36033018975906">
                <text:p>3.3603301897590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.38777690354368">
                <text:p>3.3877769035436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11227385486304">
                <text:p>3.112273854863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94313616046399">
                <text:p>2.943136160463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27908458677863">
                <text:p>3.27908458677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54cm" svg:height="8.594cm" xlink:href=".." xlink:type="simple" chart:class="chart:line" chart:style-name="ch1">
        <chart:legend chart:legend-position="end" svg:x="11.003cm" svg:y="3.998cm" style:legend-expansion="high" chart:style-name="ch2"/>
        <chart:plot-area chart:style-name="ch3"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 Profiling.AF4:Profiling.AF4 Profiling.AF12:Profiling.AF12 Profiling.AF14:Profiling.AF14 Profiling.AF20:Profiling.AF20 Profiling.AF28:Profiling.AF28 Profiling.AF36:Profiling.AF36 Profiling.AF44:Profiling.AF44 Profiling.AF52:Profiling.AF52 Profiling.AF60:Profiling.AF60 Profiling.AF68:Profiling.AF68 Profiling.AF76:Profiling.AF76 Profiling.AF84:Profiling.AF84 Profiling.AF92:Profiling.AF92 Profiling.AF100:Profiling.AF100 Profiling.AF108:Profiling.AF108 Profiling.AF116:Profiling.AF116 Profiling.AF124:Profiling.AF124 Profiling.AF132:Profiling.AF132 Profiling.AF140:Profiling.AF140" chart:data-source-has-labels="both" svg:x="0.763cm" svg:y="0.819cm" svg:width="9.614cm" svg:height="7.184cm">
          <chartooo:coordinate-region svg:x="1.384cm" svg:y="1.018cm" svg:width="8.806cm" svg:height="6.338cm"/>
          <chart:axis chart:dimension="x" chart:name="primary-x" chart:style-name="ch4" chartooo:axis-type="auto">
            <chartooo:date-scale/>
            <chart:categories table:cell-range-address="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iling.AF12:Profiling.AF12 Profiling.AF14:Profiling.AF14 Profiling.AF20:Profiling.AF20 Profiling.AF28:Profiling.AF28 Profiling.AF36:Profiling.AF36 Profiling.AF44:Profiling.AF44 Profiling.AF52:Profiling.AF52 Profiling.AF60:Profiling.AF60 Profiling.AF68:Profiling.AF68 Profiling.AF76:Profiling.AF76 Profiling.AF84:Profiling.AF84 Profiling.AF92:Profiling.AF92 Profiling.AF100:Profiling.AF100 Profiling.AF108:Profiling.AF108 Profiling.AF116:Profiling.AF116 Profiling.AF124:Profiling.AF124 Profiling.AF132:Profiling.AF132 Profiling.AF140:Profiling.AF140" chart:label-cell-address="Profiling.AF4:Profiling.AF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 Loop Speedup</text:p>
                <draw:g>
                  <svg:desc>Profiling.AF4:Profiling.AF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rofiling.A12:Profiling.A12 Profiling.A14:Profiling.A14 Profiling.A20:Profiling.A20 Profiling.A28:Profiling.A28 Profiling.A36:Profiling.A36 Profiling.A44:Profiling.A44 Profiling.A52:Profiling.A52 Profiling.A60:Profiling.A60 Profiling.A68:Profiling.A68 Profiling.A76:Profiling.A76 Profiling.A84:Profiling.A84 Profiling.A92:Profiling.A92 Profiling.A100:Profiling.A100 Profiling.A108:Profiling.A108 Profiling.A116:Profiling.A116 Profiling.A124:Profiling.A124 Profiling.A132:Profiling.A132 Profiling.A140:Profiling.A140</svg:desc>
                </draw:g>
              </table:table-cell>
              <table:table-cell office:value-type="float" office:value="1">
                <text:p>1</text:p>
                <draw:g>
                  <svg:desc>Profiling.AF12:Profiling.AF12 Profiling.AF14:Profiling.AF14 Profiling.AF20:Profiling.AF20 Profiling.AF28:Profiling.AF28 Profiling.AF36:Profiling.AF36 Profiling.AF44:Profiling.AF44 Profiling.AF52:Profiling.AF52 Profiling.AF60:Profiling.AF60 Profiling.AF68:Profiling.AF68 Profiling.AF76:Profiling.AF76 Profiling.AF84:Profiling.AF84 Profiling.AF92:Profiling.AF92 Profiling.AF100:Profiling.AF100 Profiling.AF108:Profiling.AF108 Profiling.AF116:Profiling.AF116 Profiling.AF124:Profiling.AF124 Profiling.AF132:Profiling.AF132 Profiling.AF140:Profiling.AF1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9012016475147">
                <text:p>2.990120164751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17864737937923">
                <text:p>6.178647379379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91204363053271">
                <text:p>8.912043630532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9979963975469">
                <text:p>9.99799639754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3622437521296">
                <text:p>13.36224375212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8719966217256">
                <text:p>11.87199662172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.9762912163532">
                <text:p>13.97629121635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.1378030884168">
                <text:p>16.13780308841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5.5234224146472">
                <text:p>15.52342241464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1338732363918">
                <text:p>15.13387323639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.7246998547754">
                <text:p>16.72469985477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.7195493556901">
                <text:p>15.719549355690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.5946486538235">
                <text:p>11.59464865382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0.3761661012588">
                <text:p>10.3761661012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.3825760048399">
                <text:p>14.38257600483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.0875398523412">
                <text:p>11.0875398523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